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39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41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soli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44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47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/>
    </style:style>
    <style:style style:name="ce48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51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62" style:family="table-cell" style:parent-style-name="Default" style:data-style-name="N3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/>
    </style:style>
    <style:style style:name="ce66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/>
    </style:style>
    <style:style style:name="ce7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79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88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5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106" style:family="table-cell" style:parent-style-name="Default" style:data-style-name="N3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09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0" style:family="table-cell" style:parent-style-name="Default" style:data-style-name="N3">
      <style:table-cell-properties fo:border-bottom="0.06pt solid #000000" fo:background-color="#ff663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06pt dotte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3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124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28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130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32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3" style:family="table-cell" style:parent-style-name="Default" style:data-style-name="N3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137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pthread-solo" table:style-name="ta1">
        <table:table-column table:style-name="co1" table:default-cell-style-name="Default"/>
        <table:table-column table:style-name="co2" table:default-cell-style-name="ce77"/>
        <table:table-column table:style-name="co2" table:number-columns-repeated="10" table:default-cell-style-name="ce83"/>
        <table:table-column table:style-name="co3" table:default-cell-style-name="ce93"/>
        <table:table-column table:style-name="co2" table:number-columns-repeated="11" table:default-cell-style-name="ce93"/>
        <table:table-column table:style-name="co3" table:default-cell-style-name="ce93"/>
        <table:table-column table:style-name="co2" table:number-columns-repeated="988" table:default-cell-style-name="ce93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48"/>
          <table:table-cell table:number-columns-repeated="11"/>
          <table:table-cell table:style-name="Default" table:number-columns-repeated="12"/>
          <table:table-cell table:style-name="ce116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92"/>
          <table:table-cell table:style-name="ce117" office:value-type="string" calcext:value-type="string">
            <text:p>MANUAL</text:p>
          </table:table-cell>
          <table:table-cell table:style-name="ce118" table:number-columns-repeated="9"/>
          <table:table-cell table:style-name="ce125"/>
          <table:table-cell table:style-name="ce92"/>
          <table:table-cell table:style-name="ce111" office:value-type="string" calcext:value-type="string">
            <text:p>pThreads</text:p>
          </table:table-cell>
          <table:table-cell table:style-name="ce128" table:number-columns-repeated="9"/>
          <table:table-cell table:style-name="ce130"/>
          <table:table-cell table:style-name="ce116"/>
          <table:table-cell table:number-columns-repeated="11"/>
          <table:table-cell table:style-name="ce116" table:number-columns-repeated="953"/>
          <table:table-cell table:number-columns-repeated="11"/>
        </table:table-row>
        <table:table-row table:style-name="ro2">
          <table:table-cell/>
          <table:table-cell table:style-name="ce72" office:value-type="string" calcext:value-type="string">
            <text:p>Source matrix initialized to value of row for each column</text:p>
          </table:table-cell>
          <table:table-cell table:style-name="ce78" table:number-columns-repeated="9"/>
          <table:table-cell table:style-name="ce87"/>
          <table:table-cell table:style-name="ce92"/>
          <table:table-cell table:style-name="ce94" office:value-type="string" calcext:value-type="string">
            <text:p>Program – calculate results using dot product </text:p>
          </table:table-cell>
          <table:table-cell table:style-name="ce99" table:number-columns-repeated="9"/>
          <table:table-cell table:style-name="ce112"/>
          <table:table-cell table:style-name="ce92"/>
          <table:table-cell table:style-name="ce117" office:value-type="string" calcext:value-type="string">
            <text:p>Program – calculate results using for loops</text:p>
          </table:table-cell>
          <table:table-cell table:style-name="ce118" table:number-columns-repeated="9"/>
          <table:table-cell table:style-name="ce125"/>
          <table:table-cell table:style-name="ce76"/>
          <table:table-cell table:style-name="ce111" office:value-type="string" calcext:value-type="string">
            <text:p>Program – calculate results</text:p>
          </table:table-cell>
          <table:table-cell table:style-name="ce128" table:number-columns-repeated="9"/>
          <table:table-cell table:style-name="ce130"/>
          <table:table-cell table:number-columns-repeated="12"/>
          <table:table-cell table:style-name="ce116" table:number-columns-repeated="953"/>
          <table:table-cell table:number-columns-repeated="11"/>
        </table:table-row>
        <table:table-row table:style-name="ro2">
          <table:table-cell/>
          <table:table-cell table:style-name="ce73" office:value-type="string" calcext:value-type="string">
            <text:p>A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[.C4]+1" office:value-type="float" office:value="1" calcext:value-type="float">
            <text:p>1</text:p>
          </table:table-cell>
          <table:table-cell table:style-name="ce79" table:formula="of:=[.D4]+1" office:value-type="float" office:value="2" calcext:value-type="float">
            <text:p>2</text:p>
          </table:table-cell>
          <table:table-cell table:style-name="ce79" table:formula="of:=[.E4]+1" office:value-type="float" office:value="3" calcext:value-type="float">
            <text:p>3</text:p>
          </table:table-cell>
          <table:table-cell table:style-name="ce79" table:formula="of:=[.F4]+1" office:value-type="float" office:value="4" calcext:value-type="float">
            <text:p>4</text:p>
          </table:table-cell>
          <table:table-cell table:style-name="ce79" table:formula="of:=[.G4]+1" office:value-type="float" office:value="5" calcext:value-type="float">
            <text:p>5</text:p>
          </table:table-cell>
          <table:table-cell table:style-name="ce79" table:formula="of:=[.H4]+1" office:value-type="float" office:value="6" calcext:value-type="float">
            <text:p>6</text:p>
          </table:table-cell>
          <table:table-cell table:style-name="ce79" table:formula="of:=[.I4]+1" office:value-type="float" office:value="7" calcext:value-type="float">
            <text:p>7</text:p>
          </table:table-cell>
          <table:table-cell table:style-name="ce79" table:formula="of:=[.J4]+1" office:value-type="float" office:value="8" calcext:value-type="float">
            <text:p>8</text:p>
          </table:table-cell>
          <table:table-cell table:style-name="ce88" table:formula="of:=[.K4]+1" office:value-type="float" office:value="9" calcext:value-type="float">
            <text:p>9</text:p>
          </table:table-cell>
          <table:table-cell table:style-name="ce92"/>
          <table:table-cell table:style-name="ce95" office:value-type="string" calcext:value-type="string">
            <text:p>C<text:span text:style-name="T1">ijk</text:span></text:p>
          </table:table-cell>
          <table:table-cell table:style-name="ce100" office:value-type="float" office:value="0" calcext:value-type="float">
            <text:p>0</text:p>
          </table:table-cell>
          <table:table-cell table:style-name="ce107" table:formula="of:=[.O4]+1" office:value-type="float" office:value="1" calcext:value-type="float">
            <text:p>1</text:p>
          </table:table-cell>
          <table:table-cell table:style-name="ce107" table:formula="of:=[.P4]+1" office:value-type="float" office:value="2" calcext:value-type="float">
            <text:p>2</text:p>
          </table:table-cell>
          <table:table-cell table:style-name="ce107" table:formula="of:=[.Q4]+1" office:value-type="float" office:value="3" calcext:value-type="float">
            <text:p>3</text:p>
          </table:table-cell>
          <table:table-cell table:style-name="ce107" table:formula="of:=[.R4]+1" office:value-type="float" office:value="4" calcext:value-type="float">
            <text:p>4</text:p>
          </table:table-cell>
          <table:table-cell table:style-name="ce107" table:formula="of:=[.S4]+1" office:value-type="float" office:value="5" calcext:value-type="float">
            <text:p>5</text:p>
          </table:table-cell>
          <table:table-cell table:style-name="ce107" table:formula="of:=[.T4]+1" office:value-type="float" office:value="6" calcext:value-type="float">
            <text:p>6</text:p>
          </table:table-cell>
          <table:table-cell table:style-name="ce107" table:formula="of:=[.U4]+1" office:value-type="float" office:value="7" calcext:value-type="float">
            <text:p>7</text:p>
          </table:table-cell>
          <table:table-cell table:style-name="ce107" table:formula="of:=[.V4]+1" office:value-type="float" office:value="8" calcext:value-type="float">
            <text:p>8</text:p>
          </table:table-cell>
          <table:table-cell table:style-name="ce113" table:formula="of:=[.W4]+1" office:value-type="float" office:value="9" calcext:value-type="float">
            <text:p>9</text:p>
          </table:table-cell>
          <table:table-cell table:style-name="ce76"/>
          <table:table-cell table:style-name="ce95" office:value-type="string" calcext:value-type="string">
            <text:p>C<text:span text:style-name="T1">ijk</text:span></text:p>
          </table:table-cell>
          <table:table-cell table:style-name="ce100" office:value-type="float" office:value="0" calcext:value-type="float">
            <text:p>0</text:p>
          </table:table-cell>
          <table:table-cell table:style-name="ce107" table:formula="of:=[.AA4]+1" office:value-type="float" office:value="1" calcext:value-type="float">
            <text:p>1</text:p>
          </table:table-cell>
          <table:table-cell table:style-name="ce107" table:formula="of:=[.AB4]+1" office:value-type="float" office:value="2" calcext:value-type="float">
            <text:p>2</text:p>
          </table:table-cell>
          <table:table-cell table:style-name="ce107" table:formula="of:=[.AC4]+1" office:value-type="float" office:value="3" calcext:value-type="float">
            <text:p>3</text:p>
          </table:table-cell>
          <table:table-cell table:style-name="ce107" table:formula="of:=[.AD4]+1" office:value-type="float" office:value="4" calcext:value-type="float">
            <text:p>4</text:p>
          </table:table-cell>
          <table:table-cell table:style-name="ce107" table:formula="of:=[.AE4]+1" office:value-type="float" office:value="5" calcext:value-type="float">
            <text:p>5</text:p>
          </table:table-cell>
          <table:table-cell table:style-name="ce107" table:formula="of:=[.AF4]+1" office:value-type="float" office:value="6" calcext:value-type="float">
            <text:p>6</text:p>
          </table:table-cell>
          <table:table-cell table:style-name="ce107" table:formula="of:=[.AG4]+1" office:value-type="float" office:value="7" calcext:value-type="float">
            <text:p>7</text:p>
          </table:table-cell>
          <table:table-cell table:style-name="ce107" table:formula="of:=[.AH4]+1" office:value-type="float" office:value="8" calcext:value-type="float">
            <text:p>8</text:p>
          </table:table-cell>
          <table:table-cell table:style-name="ce113" table:formula="of:=[.AI4]+1" office:value-type="float" office:value="9" calcext:value-type="float">
            <text:p>9</text:p>
          </table:table-cell>
          <table:table-cell table:style-name="ce76"/>
          <table:table-cell table:style-name="ce95" office:value-type="string" calcext:value-type="string">
            <text:p>C<text:span text:style-name="T1">ijk</text:span></text:p>
          </table:table-cell>
          <table:table-cell table:style-name="ce100" office:value-type="float" office:value="0" calcext:value-type="float">
            <text:p>0</text:p>
          </table:table-cell>
          <table:table-cell table:style-name="ce107" table:formula="of:=[.AM4]+1" office:value-type="float" office:value="1" calcext:value-type="float">
            <text:p>1</text:p>
          </table:table-cell>
          <table:table-cell table:style-name="ce107" table:formula="of:=[.AN4]+1" office:value-type="float" office:value="2" calcext:value-type="float">
            <text:p>2</text:p>
          </table:table-cell>
          <table:table-cell table:style-name="ce107" table:formula="of:=[.AO4]+1" office:value-type="float" office:value="3" calcext:value-type="float">
            <text:p>3</text:p>
          </table:table-cell>
          <table:table-cell table:style-name="ce107" table:formula="of:=[.AP4]+1" office:value-type="float" office:value="4" calcext:value-type="float">
            <text:p>4</text:p>
          </table:table-cell>
          <table:table-cell table:style-name="ce107" table:formula="of:=[.AQ4]+1" office:value-type="float" office:value="5" calcext:value-type="float">
            <text:p>5</text:p>
          </table:table-cell>
          <table:table-cell table:style-name="ce107" table:formula="of:=[.AR4]+1" office:value-type="float" office:value="6" calcext:value-type="float">
            <text:p>6</text:p>
          </table:table-cell>
          <table:table-cell table:style-name="ce107" table:formula="of:=[.AS4]+1" office:value-type="float" office:value="7" calcext:value-type="float">
            <text:p>7</text:p>
          </table:table-cell>
          <table:table-cell table:style-name="ce107" table:formula="of:=[.AT4]+1" office:value-type="float" office:value="8" calcext:value-type="float">
            <text:p>8</text:p>
          </table:table-cell>
          <table:table-cell table:style-name="ce113" table:formula="of:=[.AU4]+1" office:value-type="float" office:value="9" calcext:value-type="float">
            <text:p>9</text:p>
          </table:table-cell>
          <table:table-cell table:number-columns-repeated="976"/>
        </table:table-row>
        <table:table-row table:style-name="ro2">
          <table:table-cell/>
          <table:table-cell table:style-name="ce74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101" table:formula="of:=([.$C$5]*[.C18])+([.$D$5]*[.C19])+([.$E$5]*[.C20])+([.$F$5]*[.C21])+([.$G$5]*[.C22])+([.$H$5]*[.C23])+([.$I$5]*[.C24])+([.$J$5]*[.C25])+([.$K$5]*[.C26])+([.$L$5]*[.C27])" office:value-type="float" office:value="55" calcext:value-type="float">
            <text:p>55</text:p>
          </table:table-cell>
          <table:table-cell table:style-name="ce101" table:formula="of:=([.$C$5]*[.D18])+([.$D$5]*[.D19])+([.$E$5]*[.D20])+([.$F$5]*[.D21])+([.$G$5]*[.D22])+([.$H$5]*[.D23])+([.$I$5]*[.D24])+([.$J$5]*[.D25])+([.$K$5]*[.D26])+([.$L$5]*[.D27])" office:value-type="float" office:value="110" calcext:value-type="float">
            <text:p>110</text:p>
          </table:table-cell>
          <table:table-cell table:style-name="ce101" table:formula="of:=([.$C$5]*[.E18])+([.$D$5]*[.E19])+([.$E$5]*[.E20])+([.$F$5]*[.E21])+([.$G$5]*[.E22])+([.$H$5]*[.E23])+([.$I$5]*[.E24])+([.$J$5]*[.E25])+([.$K$5]*[.E26])+([.$L$5]*[.E27])" office:value-type="float" office:value="165" calcext:value-type="float">
            <text:p>165</text:p>
          </table:table-cell>
          <table:table-cell table:style-name="ce101" table:formula="of:=([.$C$5]*[.F18])+([.$D$5]*[.F19])+([.$E$5]*[.F20])+([.$F$5]*[.F21])+([.$G$5]*[.F22])+([.$H$5]*[.F23])+([.$I$5]*[.F24])+([.$J$5]*[.F25])+([.$K$5]*[.F26])+([.$L$5]*[.F27])" office:value-type="float" office:value="220" calcext:value-type="float">
            <text:p>220</text:p>
          </table:table-cell>
          <table:table-cell table:style-name="ce101" table:formula="of:=([.$C$5]*[.G18])+([.$D$5]*[.G19])+([.$E$5]*[.G20])+([.$F$5]*[.G21])+([.$G$5]*[.G22])+([.$H$5]*[.G23])+([.$I$5]*[.G24])+([.$J$5]*[.G25])+([.$K$5]*[.G26])+([.$L$5]*[.G27])" office:value-type="float" office:value="275" calcext:value-type="float">
            <text:p>275</text:p>
          </table:table-cell>
          <table:table-cell table:style-name="ce101" table:formula="of:=([.$C$5]*[.H18])+([.$D$5]*[.H19])+([.$E$5]*[.H20])+([.$F$5]*[.H21])+([.$G$5]*[.H22])+([.$H$5]*[.H23])+([.$I$5]*[.H24])+([.$J$5]*[.H25])+([.$K$5]*[.H26])+([.$L$5]*[.H27])" office:value-type="float" office:value="330" calcext:value-type="float">
            <text:p>330</text:p>
          </table:table-cell>
          <table:table-cell table:style-name="ce101" table:formula="of:=([.$C$5]*[.I18])+([.$D$5]*[.I19])+([.$E$5]*[.I20])+([.$F$5]*[.I21])+([.$G$5]*[.I22])+([.$H$5]*[.I23])+([.$I$5]*[.I24])+([.$J$5]*[.I25])+([.$K$5]*[.I26])+([.$L$5]*[.I27])" office:value-type="float" office:value="385" calcext:value-type="float">
            <text:p>385</text:p>
          </table:table-cell>
          <table:table-cell table:style-name="ce101" table:formula="of:=([.$C$5]*[.J18])+([.$D$5]*[.J19])+([.$E$5]*[.J20])+([.$F$5]*[.J21])+([.$G$5]*[.J22])+([.$H$5]*[.J23])+([.$I$5]*[.J24])+([.$J$5]*[.J25])+([.$K$5]*[.J26])+([.$L$5]*[.J27])" office:value-type="float" office:value="440" calcext:value-type="float">
            <text:p>440</text:p>
          </table:table-cell>
          <table:table-cell table:style-name="ce101" table:formula="of:=([.$C$5]*[.K18])+([.$D$5]*[.K19])+([.$E$5]*[.K20])+([.$F$5]*[.K21])+([.$G$5]*[.K22])+([.$H$5]*[.K23])+([.$I$5]*[.K24])+([.$J$5]*[.K25])+([.$K$5]*[.K26])+([.$L$5]*[.K27])" office:value-type="float" office:value="495" calcext:value-type="float">
            <text:p>495</text:p>
          </table:table-cell>
          <table:table-cell table:style-name="ce114" table:formula="of:=([.$C$5]*[.L18])+([.$D$5]*[.L19])+([.$E$5]*[.L20])+([.$F$5]*[.L21])+([.$G$5]*[.L22])+([.$H$5]*[.L23])+([.$I$5]*[.L24])+([.$J$5]*[.L25])+([.$K$5]*[.L26])+([.$L$5]*[.L27])" office:value-type="float" office:value="550" calcext:value-type="float">
            <text:p>550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119" office:value-type="float" office:value="55" calcext:value-type="float">
            <text:p>55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float" office:value="165" calcext:value-type="float">
            <text:p>165</text:p>
          </table:table-cell>
          <table:table-cell table:style-name="ce124" office:value-type="float" office:value="220" calcext:value-type="float">
            <text:p>220</text:p>
          </table:table-cell>
          <table:table-cell table:style-name="ce124" office:value-type="float" office:value="275" calcext:value-type="float">
            <text:p>275</text:p>
          </table:table-cell>
          <table:table-cell table:style-name="ce124" office:value-type="float" office:value="330" calcext:value-type="float">
            <text:p>330</text:p>
          </table:table-cell>
          <table:table-cell table:style-name="ce124" office:value-type="float" office:value="385" calcext:value-type="float">
            <text:p>385</text:p>
          </table:table-cell>
          <table:table-cell table:style-name="ce124" office:value-type="float" office:value="440" calcext:value-type="float">
            <text:p>440</text:p>
          </table:table-cell>
          <table:table-cell table:style-name="ce124" office:value-type="float" office:value="495" calcext:value-type="float">
            <text:p>495</text:p>
          </table:table-cell>
          <table:table-cell table:style-name="ce126" office:value-type="float" office:value="550" calcext:value-type="float">
            <text:p>550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119" office:value-type="float" office:value="55" calcext:value-type="float">
            <text:p>55</text:p>
          </table:table-cell>
          <table:table-cell table:style-name="ce124" office:value-type="float" office:value="110" calcext:value-type="float">
            <text:p>110</text:p>
          </table:table-cell>
          <table:table-cell table:style-name="ce124" office:value-type="float" office:value="165" calcext:value-type="float">
            <text:p>165</text:p>
          </table:table-cell>
          <table:table-cell table:style-name="ce124" office:value-type="float" office:value="220" calcext:value-type="float">
            <text:p>220</text:p>
          </table:table-cell>
          <table:table-cell table:style-name="ce124" office:value-type="float" office:value="275" calcext:value-type="float">
            <text:p>275</text:p>
          </table:table-cell>
          <table:table-cell table:style-name="ce124" office:value-type="float" office:value="330" calcext:value-type="float">
            <text:p>330</text:p>
          </table:table-cell>
          <table:table-cell table:style-name="ce124" office:value-type="float" office:value="385" calcext:value-type="float">
            <text:p>385</text:p>
          </table:table-cell>
          <table:table-cell table:style-name="ce124" office:value-type="float" office:value="440" calcext:value-type="float">
            <text:p>440</text:p>
          </table:table-cell>
          <table:table-cell table:style-name="ce124" office:value-type="float" office:value="495" calcext:value-type="float">
            <text:p>495</text:p>
          </table:table-cell>
          <table:table-cell table:style-name="ce126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5]+1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5]+1" office:value-type="float" office:value="1" calcext:value-type="float">
            <text:p>1</text:p>
          </table:table-cell>
          <table:table-cell table:style-name="ce101" table:formula="of:=([.$C$6]*[.C18])+([.$D$6]*[.C19])+([.$E$6]*[.C20])+([.$F$6]*[.C21])+([.$G$6]*[.C22])+([.$H$6]*[.C23])+([.$I$6]*[.C24])+([.$J$6]*[.C25])+([.$K$6]*[.C26])+([.$L$6]*[.C27])" office:value-type="float" office:value="55" calcext:value-type="float">
            <text:p>55</text:p>
          </table:table-cell>
          <table:table-cell table:style-name="ce101" table:formula="of:=([.$C$6]*[.D18])+([.$D$6]*[.D19])+([.$E$6]*[.D20])+([.$F$6]*[.D21])+([.$G$6]*[.D22])+([.$H$6]*[.D23])+([.$I$6]*[.D24])+([.$J$6]*[.D25])+([.$K$6]*[.D26])+([.$L$6]*[.D27])" office:value-type="float" office:value="110" calcext:value-type="float">
            <text:p>110</text:p>
          </table:table-cell>
          <table:table-cell table:style-name="ce101" table:formula="of:=([.$C$6]*[.E18])+([.$D$6]*[.E19])+([.$E$6]*[.E20])+([.$F$6]*[.E21])+([.$G$6]*[.E22])+([.$H$6]*[.E23])+([.$I$6]*[.E24])+([.$J$6]*[.E25])+([.$K$6]*[.E26])+([.$L$6]*[.E27])" office:value-type="float" office:value="165" calcext:value-type="float">
            <text:p>165</text:p>
          </table:table-cell>
          <table:table-cell table:style-name="ce101" table:formula="of:=([.$C$6]*[.F18])+([.$D$6]*[.F19])+([.$E$6]*[.F20])+([.$F$6]*[.F21])+([.$G$6]*[.F22])+([.$H$6]*[.F23])+([.$I$6]*[.F24])+([.$J$6]*[.F25])+([.$K$6]*[.F26])+([.$L$6]*[.F27])" office:value-type="float" office:value="220" calcext:value-type="float">
            <text:p>220</text:p>
          </table:table-cell>
          <table:table-cell table:style-name="ce101" table:formula="of:=([.$C$6]*[.G18])+([.$D$6]*[.G19])+([.$E$6]*[.G20])+([.$F$6]*[.G21])+([.$G$6]*[.G22])+([.$H$6]*[.G23])+([.$I$6]*[.G24])+([.$J$6]*[.G25])+([.$K$6]*[.G26])+([.$L$6]*[.G27])" office:value-type="float" office:value="275" calcext:value-type="float">
            <text:p>275</text:p>
          </table:table-cell>
          <table:table-cell table:style-name="ce101" table:formula="of:=([.$C$6]*[.H18])+([.$D$6]*[.H19])+([.$E$6]*[.H20])+([.$F$6]*[.H21])+([.$G$6]*[.H22])+([.$H$6]*[.H23])+([.$I$6]*[.H24])+([.$J$6]*[.H25])+([.$K$6]*[.H26])+([.$L$6]*[.H27])" office:value-type="float" office:value="330" calcext:value-type="float">
            <text:p>330</text:p>
          </table:table-cell>
          <table:table-cell table:style-name="ce101" table:formula="of:=([.$C$6]*[.I18])+([.$D$6]*[.I19])+([.$E$6]*[.I20])+([.$F$6]*[.I21])+([.$G$6]*[.I22])+([.$H$6]*[.I23])+([.$I$6]*[.I24])+([.$J$6]*[.I25])+([.$K$6]*[.I26])+([.$L$6]*[.I27])" office:value-type="float" office:value="385" calcext:value-type="float">
            <text:p>385</text:p>
          </table:table-cell>
          <table:table-cell table:style-name="ce101" table:formula="of:=([.$C$6]*[.J18])+([.$D$6]*[.J19])+([.$E$6]*[.J20])+([.$F$6]*[.J21])+([.$G$6]*[.J22])+([.$H$6]*[.J23])+([.$I$6]*[.J24])+([.$J$6]*[.J25])+([.$K$6]*[.J26])+([.$L$6]*[.J27])" office:value-type="float" office:value="440" calcext:value-type="float">
            <text:p>440</text:p>
          </table:table-cell>
          <table:table-cell table:style-name="ce101" table:formula="of:=([.$C$6]*[.K18])+([.$D$6]*[.K19])+([.$E$6]*[.K20])+([.$F$6]*[.K21])+([.$G$6]*[.K22])+([.$H$6]*[.K23])+([.$I$6]*[.K24])+([.$J$6]*[.K25])+([.$K$6]*[.K26])+([.$L$6]*[.K27])" office:value-type="float" office:value="495" calcext:value-type="float">
            <text:p>495</text:p>
          </table:table-cell>
          <table:table-cell table:style-name="ce114" table:formula="of:=([.$C$6]*[.L18])+([.$D$6]*[.L19])+([.$E$6]*[.L20])+([.$F$6]*[.L21])+([.$G$6]*[.L22])+([.$H$6]*[.L23])+([.$I$6]*[.L24])+([.$J$6]*[.L25])+([.$K$6]*[.L26])+([.$L$6]*[.L27])" office:value-type="float" office:value="550" calcext:value-type="float">
            <text:p>550</text:p>
          </table:table-cell>
          <table:table-cell table:style-name="ce76"/>
          <table:table-cell table:style-name="ce97" table:formula="of:=[.Z5]+1" office:value-type="float" office:value="1" calcext:value-type="float">
            <text:p>1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5]+1" office:value-type="float" office:value="1" calcext:value-type="float">
            <text:p>1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6]+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6]+1" office:value-type="float" office:value="2" calcext:value-type="float">
            <text:p>2</text:p>
          </table:table-cell>
          <table:table-cell table:style-name="ce101" table:formula="of:=([.$C$7]*[.C18])+([.$D$7]*[.C19])+([.$E$7]*[.C20])+([.$F$7]*[.C21])+([.$G$7]*[.C22])+([.$H$7]*[.C23])+([.$I$7]*[.C24])+([.$J$7]*[.C25])+([.$K$7]*[.C26])+([.$L$7]*[.C27])" office:value-type="float" office:value="55" calcext:value-type="float">
            <text:p>55</text:p>
          </table:table-cell>
          <table:table-cell table:style-name="ce101" table:formula="of:=([.$C$7]*[.D18])+([.$D$7]*[.D19])+([.$E$7]*[.D20])+([.$F$7]*[.D21])+([.$G$7]*[.D22])+([.$H$7]*[.D23])+([.$I$7]*[.D24])+([.$J$7]*[.D25])+([.$K$7]*[.D26])+([.$L$7]*[.D27])" office:value-type="float" office:value="110" calcext:value-type="float">
            <text:p>110</text:p>
          </table:table-cell>
          <table:table-cell table:style-name="ce101" table:formula="of:=([.$C$7]*[.E18])+([.$D$7]*[.E19])+([.$E$7]*[.E20])+([.$F$7]*[.E21])+([.$G$7]*[.E22])+([.$H$7]*[.E23])+([.$I$7]*[.E24])+([.$J$7]*[.E25])+([.$K$7]*[.E26])+([.$L$7]*[.E27])" office:value-type="float" office:value="165" calcext:value-type="float">
            <text:p>165</text:p>
          </table:table-cell>
          <table:table-cell table:style-name="ce101" table:formula="of:=([.$C$7]*[.F18])+([.$D$7]*[.F19])+([.$E$7]*[.F20])+([.$F$7]*[.F21])+([.$G$7]*[.F22])+([.$H$7]*[.F23])+([.$I$7]*[.F24])+([.$J$7]*[.F25])+([.$K$7]*[.F26])+([.$L$7]*[.F27])" office:value-type="float" office:value="220" calcext:value-type="float">
            <text:p>220</text:p>
          </table:table-cell>
          <table:table-cell table:style-name="ce101" table:formula="of:=([.$C$7]*[.G18])+([.$D$7]*[.G19])+([.$E$7]*[.G20])+([.$F$7]*[.G21])+([.$G$7]*[.G22])+([.$H$7]*[.G23])+([.$I$7]*[.G24])+([.$J$7]*[.G25])+([.$K$7]*[.G26])+([.$L$7]*[.G27])" office:value-type="float" office:value="275" calcext:value-type="float">
            <text:p>275</text:p>
          </table:table-cell>
          <table:table-cell table:style-name="ce101" table:formula="of:=([.$C$7]*[.H18])+([.$D$7]*[.H19])+([.$E$7]*[.H20])+([.$F$7]*[.H21])+([.$G$7]*[.H22])+([.$H$7]*[.H23])+([.$I$7]*[.H24])+([.$J$7]*[.H25])+([.$K$7]*[.H26])+([.$L$7]*[.H27])" office:value-type="float" office:value="330" calcext:value-type="float">
            <text:p>330</text:p>
          </table:table-cell>
          <table:table-cell table:style-name="ce101" table:formula="of:=([.$C$7]*[.I18])+([.$D$7]*[.I19])+([.$E$7]*[.I20])+([.$F$7]*[.I21])+([.$G$7]*[.I22])+([.$H$7]*[.I23])+([.$I$7]*[.I24])+([.$J$7]*[.I25])+([.$K$7]*[.I26])+([.$L$7]*[.I27])" office:value-type="float" office:value="385" calcext:value-type="float">
            <text:p>385</text:p>
          </table:table-cell>
          <table:table-cell table:style-name="ce101" table:formula="of:=([.$C$7]*[.J18])+([.$D$7]*[.J19])+([.$E$7]*[.J20])+([.$F$7]*[.J21])+([.$G$7]*[.J22])+([.$H$7]*[.J23])+([.$I$7]*[.J24])+([.$J$7]*[.J25])+([.$K$7]*[.J26])+([.$L$7]*[.J27])" office:value-type="float" office:value="440" calcext:value-type="float">
            <text:p>440</text:p>
          </table:table-cell>
          <table:table-cell table:style-name="ce101" table:formula="of:=([.$C$7]*[.K18])+([.$D$7]*[.K19])+([.$E$7]*[.K20])+([.$F$7]*[.K21])+([.$G$7]*[.K22])+([.$H$7]*[.K23])+([.$I$7]*[.K24])+([.$J$7]*[.K25])+([.$K$7]*[.K26])+([.$L$7]*[.K27])" office:value-type="float" office:value="495" calcext:value-type="float">
            <text:p>495</text:p>
          </table:table-cell>
          <table:table-cell table:style-name="ce114" table:formula="of:=([.$C$7]*[.L18])+([.$D$7]*[.L19])+([.$E$7]*[.L20])+([.$F$7]*[.L21])+([.$G$7]*[.L22])+([.$H$7]*[.L23])+([.$I$7]*[.L24])+([.$J$7]*[.L25])+([.$K$7]*[.L26])+([.$L$7]*[.L27])" office:value-type="float" office:value="550" calcext:value-type="float">
            <text:p>550</text:p>
          </table:table-cell>
          <table:table-cell table:style-name="ce76"/>
          <table:table-cell table:style-name="ce97" table:formula="of:=[.Z6]+1" office:value-type="float" office:value="2" calcext:value-type="float">
            <text:p>2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6]+1" office:value-type="float" office:value="2" calcext:value-type="float">
            <text:p>2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7]+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7]+1" office:value-type="float" office:value="3" calcext:value-type="float">
            <text:p>3</text:p>
          </table:table-cell>
          <table:table-cell table:style-name="ce101" table:formula="of:=([.$C$8]*[.C18])+([.$D$8]*[.C19])+([.$E$8]*[.C20])+([.$F$8]*[.C21])+([.$G$8]*[.C22])+([.$H$8]*[.C23])+([.$I$8]*[.C24])+([.$J$8]*[.C25])+([.$K$8]*[.C26])+([.$L$8]*[.C27])" office:value-type="float" office:value="55" calcext:value-type="float">
            <text:p>55</text:p>
          </table:table-cell>
          <table:table-cell table:style-name="ce101" table:formula="of:=([.$C$8]*[.D18])+([.$D$8]*[.D19])+([.$E$8]*[.D20])+([.$F$8]*[.D21])+([.$G$8]*[.D22])+([.$H$8]*[.D23])+([.$I$8]*[.D24])+([.$J$8]*[.D25])+([.$K$8]*[.D26])+([.$L$8]*[.D27])" office:value-type="float" office:value="110" calcext:value-type="float">
            <text:p>110</text:p>
          </table:table-cell>
          <table:table-cell table:style-name="ce101" table:formula="of:=([.$C$8]*[.E18])+([.$D$8]*[.E19])+([.$E$8]*[.E20])+([.$F$8]*[.E21])+([.$G$8]*[.E22])+([.$H$8]*[.E23])+([.$I$8]*[.E24])+([.$J$8]*[.E25])+([.$K$8]*[.E26])+([.$L$8]*[.E27])" office:value-type="float" office:value="165" calcext:value-type="float">
            <text:p>165</text:p>
          </table:table-cell>
          <table:table-cell table:style-name="ce101" table:formula="of:=([.$C$8]*[.F18])+([.$D$8]*[.F19])+([.$E$8]*[.F20])+([.$F$8]*[.F21])+([.$G$8]*[.F22])+([.$H$8]*[.F23])+([.$I$8]*[.F24])+([.$J$8]*[.F25])+([.$K$8]*[.F26])+([.$L$8]*[.F27])" office:value-type="float" office:value="220" calcext:value-type="float">
            <text:p>220</text:p>
          </table:table-cell>
          <table:table-cell table:style-name="ce101" table:formula="of:=([.$C$8]*[.G18])+([.$D$8]*[.G19])+([.$E$8]*[.G20])+([.$F$8]*[.G21])+([.$G$8]*[.G22])+([.$H$8]*[.G23])+([.$I$8]*[.G24])+([.$J$8]*[.G25])+([.$K$8]*[.G26])+([.$L$8]*[.G27])" office:value-type="float" office:value="275" calcext:value-type="float">
            <text:p>275</text:p>
          </table:table-cell>
          <table:table-cell table:style-name="ce101" table:formula="of:=([.$C$8]*[.H18])+([.$D$8]*[.H19])+([.$E$8]*[.H20])+([.$F$8]*[.H21])+([.$G$8]*[.H22])+([.$H$8]*[.H23])+([.$I$8]*[.H24])+([.$J$8]*[.H25])+([.$K$8]*[.H26])+([.$L$8]*[.H27])" office:value-type="float" office:value="330" calcext:value-type="float">
            <text:p>330</text:p>
          </table:table-cell>
          <table:table-cell table:style-name="ce101" table:formula="of:=([.$C$8]*[.I18])+([.$D$8]*[.I19])+([.$E$8]*[.I20])+([.$F$8]*[.I21])+([.$G$8]*[.I22])+([.$H$8]*[.I23])+([.$I$8]*[.I24])+([.$J$8]*[.I25])+([.$K$8]*[.I26])+([.$L$8]*[.I27])" office:value-type="float" office:value="385" calcext:value-type="float">
            <text:p>385</text:p>
          </table:table-cell>
          <table:table-cell table:style-name="ce101" table:formula="of:=([.$C$8]*[.J18])+([.$D$8]*[.J19])+([.$E$8]*[.J20])+([.$F$8]*[.J21])+([.$G$8]*[.J22])+([.$H$8]*[.J23])+([.$I$8]*[.J24])+([.$J$8]*[.J25])+([.$K$8]*[.J26])+([.$L$8]*[.J27])" office:value-type="float" office:value="440" calcext:value-type="float">
            <text:p>440</text:p>
          </table:table-cell>
          <table:table-cell table:style-name="ce101" table:formula="of:=([.$C$8]*[.K18])+([.$D$8]*[.K19])+([.$E$8]*[.K20])+([.$F$8]*[.K21])+([.$G$8]*[.K22])+([.$H$8]*[.K23])+([.$I$8]*[.K24])+([.$J$8]*[.K25])+([.$K$8]*[.K26])+([.$L$8]*[.K27])" office:value-type="float" office:value="495" calcext:value-type="float">
            <text:p>495</text:p>
          </table:table-cell>
          <table:table-cell table:style-name="ce114" table:formula="of:=([.$C$8]*[.L18])+([.$D$8]*[.L19])+([.$E$8]*[.L20])+([.$F$8]*[.L21])+([.$G$8]*[.L22])+([.$H$8]*[.L23])+([.$I$8]*[.L24])+([.$J$8]*[.L25])+([.$K$8]*[.L26])+([.$L$8]*[.L27])" office:value-type="float" office:value="550" calcext:value-type="float">
            <text:p>550</text:p>
          </table:table-cell>
          <table:table-cell table:style-name="ce76"/>
          <table:table-cell table:style-name="ce97" table:formula="of:=[.Z7]+1" office:value-type="float" office:value="3" calcext:value-type="float">
            <text:p>3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7]+1" office:value-type="float" office:value="3" calcext:value-type="float">
            <text:p>3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8]+1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8]+1" office:value-type="float" office:value="4" calcext:value-type="float">
            <text:p>4</text:p>
          </table:table-cell>
          <table:table-cell table:style-name="ce101" table:formula="of:=([.$C$9]*[.C18])+([.$D$9]*[.C19])+([.$E$9]*[.C20])+([.$F$9]*[.C21])+([.$G$9]*[.C22])+([.$H$9]*[.C23])+([.$I$9]*[.C24])+([.$J$9]*[.C25])+([.$K$9]*[.C26])+([.$L$9]*[.C27])" office:value-type="float" office:value="55" calcext:value-type="float">
            <text:p>55</text:p>
          </table:table-cell>
          <table:table-cell table:style-name="ce101" table:formula="of:=([.$C$9]*[.D18])+([.$D$9]*[.D19])+([.$E$9]*[.D20])+([.$F$9]*[.D21])+([.$G$9]*[.D22])+([.$H$9]*[.D23])+([.$I$9]*[.D24])+([.$J$9]*[.D25])+([.$K$9]*[.D26])+([.$L$9]*[.D27])" office:value-type="float" office:value="110" calcext:value-type="float">
            <text:p>110</text:p>
          </table:table-cell>
          <table:table-cell table:style-name="ce101" table:formula="of:=([.$C$9]*[.E18])+([.$D$9]*[.E19])+([.$E$9]*[.E20])+([.$F$9]*[.E21])+([.$G$9]*[.E22])+([.$H$9]*[.E23])+([.$I$9]*[.E24])+([.$J$9]*[.E25])+([.$K$9]*[.E26])+([.$L$9]*[.E27])" office:value-type="float" office:value="165" calcext:value-type="float">
            <text:p>165</text:p>
          </table:table-cell>
          <table:table-cell table:style-name="ce101" table:formula="of:=([.$C$9]*[.F18])+([.$D$9]*[.F19])+([.$E$9]*[.F20])+([.$F$9]*[.F21])+([.$G$9]*[.F22])+([.$H$9]*[.F23])+([.$I$9]*[.F24])+([.$J$9]*[.F25])+([.$K$9]*[.F26])+([.$L$9]*[.F27])" office:value-type="float" office:value="220" calcext:value-type="float">
            <text:p>220</text:p>
          </table:table-cell>
          <table:table-cell table:style-name="ce101" table:formula="of:=([.$C$9]*[.G18])+([.$D$9]*[.G19])+([.$E$9]*[.G20])+([.$F$9]*[.G21])+([.$G$9]*[.G22])+([.$H$9]*[.G23])+([.$I$9]*[.G24])+([.$J$9]*[.G25])+([.$K$9]*[.G26])+([.$L$9]*[.G27])" office:value-type="float" office:value="275" calcext:value-type="float">
            <text:p>275</text:p>
          </table:table-cell>
          <table:table-cell table:style-name="ce101" table:formula="of:=([.$C$9]*[.H18])+([.$D$9]*[.H19])+([.$E$9]*[.H20])+([.$F$9]*[.H21])+([.$G$9]*[.H22])+([.$H$9]*[.H23])+([.$I$9]*[.H24])+([.$J$9]*[.H25])+([.$K$9]*[.H26])+([.$L$9]*[.H27])" office:value-type="float" office:value="330" calcext:value-type="float">
            <text:p>330</text:p>
          </table:table-cell>
          <table:table-cell table:style-name="ce101" table:formula="of:=([.$C$9]*[.I18])+([.$D$9]*[.I19])+([.$E$9]*[.I20])+([.$F$9]*[.I21])+([.$G$9]*[.I22])+([.$H$9]*[.I23])+([.$I$9]*[.I24])+([.$J$9]*[.I25])+([.$K$9]*[.I26])+([.$L$9]*[.I27])" office:value-type="float" office:value="385" calcext:value-type="float">
            <text:p>385</text:p>
          </table:table-cell>
          <table:table-cell table:style-name="ce101" table:formula="of:=([.$C$9]*[.J18])+([.$D$9]*[.J19])+([.$E$9]*[.J20])+([.$F$9]*[.J21])+([.$G$9]*[.J22])+([.$H$9]*[.J23])+([.$I$9]*[.J24])+([.$J$9]*[.J25])+([.$K$9]*[.J26])+([.$L$9]*[.J27])" office:value-type="float" office:value="440" calcext:value-type="float">
            <text:p>440</text:p>
          </table:table-cell>
          <table:table-cell table:style-name="ce101" table:formula="of:=([.$C$9]*[.K18])+([.$D$9]*[.K19])+([.$E$9]*[.K20])+([.$F$9]*[.K21])+([.$G$9]*[.K22])+([.$H$9]*[.K23])+([.$I$9]*[.K24])+([.$J$9]*[.K25])+([.$K$9]*[.K26])+([.$L$9]*[.K27])" office:value-type="float" office:value="495" calcext:value-type="float">
            <text:p>495</text:p>
          </table:table-cell>
          <table:table-cell table:style-name="ce114" table:formula="of:=([.$C$9]*[.L18])+([.$D$9]*[.L19])+([.$E$9]*[.L20])+([.$F$9]*[.L21])+([.$G$9]*[.L22])+([.$H$9]*[.L23])+([.$I$9]*[.L24])+([.$J$9]*[.L25])+([.$K$9]*[.L26])+([.$L$9]*[.L27])" office:value-type="float" office:value="550" calcext:value-type="float">
            <text:p>550</text:p>
          </table:table-cell>
          <table:table-cell table:style-name="ce76"/>
          <table:table-cell table:style-name="ce97" table:formula="of:=[.Z8]+1" office:value-type="float" office:value="4" calcext:value-type="float">
            <text:p>4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8]+1" office:value-type="float" office:value="4" calcext:value-type="float">
            <text:p>4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9]+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9]+1" office:value-type="float" office:value="5" calcext:value-type="float">
            <text:p>5</text:p>
          </table:table-cell>
          <table:table-cell table:style-name="ce101" table:formula="of:=([.$C$10]*[.C18])+([.$D$10]*[.C19])+([.$E$10]*[.C20])+([.$F$10]*[.C21])+([.$G$10]*[.C22])+([.$H$10]*[.C23])+([.$I$10]*[.C24])+([.$J$10]*[.C25])+([.$K$10]*[.C26])+([.$L$10]*[.C27])" office:value-type="float" office:value="55" calcext:value-type="float">
            <text:p>55</text:p>
          </table:table-cell>
          <table:table-cell table:style-name="ce101" table:formula="of:=([.$C$10]*[.D18])+([.$D$10]*[.D19])+([.$E$10]*[.D20])+([.$F$10]*[.D21])+([.$G$10]*[.D22])+([.$H$10]*[.D23])+([.$I$10]*[.D24])+([.$J$10]*[.D25])+([.$K$10]*[.D26])+([.$L$10]*[.D27])" office:value-type="float" office:value="110" calcext:value-type="float">
            <text:p>110</text:p>
          </table:table-cell>
          <table:table-cell table:style-name="ce101" table:formula="of:=([.$C$10]*[.E18])+([.$D$10]*[.E19])+([.$E$10]*[.E20])+([.$F$10]*[.E21])+([.$G$10]*[.E22])+([.$H$10]*[.E23])+([.$I$10]*[.E24])+([.$J$10]*[.E25])+([.$K$10]*[.E26])+([.$L$10]*[.E27])" office:value-type="float" office:value="165" calcext:value-type="float">
            <text:p>165</text:p>
          </table:table-cell>
          <table:table-cell table:style-name="ce101" table:formula="of:=([.$C$10]*[.F18])+([.$D$10]*[.F19])+([.$E$10]*[.F20])+([.$F$10]*[.F21])+([.$G$10]*[.F22])+([.$H$10]*[.F23])+([.$I$10]*[.F24])+([.$J$10]*[.F25])+([.$K$10]*[.F26])+([.$L$10]*[.F27])" office:value-type="float" office:value="220" calcext:value-type="float">
            <text:p>220</text:p>
          </table:table-cell>
          <table:table-cell table:style-name="ce101" table:formula="of:=([.$C$10]*[.G18])+([.$D$10]*[.G19])+([.$E$10]*[.G20])+([.$F$10]*[.G21])+([.$G$10]*[.G22])+([.$H$10]*[.G23])+([.$I$10]*[.G24])+([.$J$10]*[.G25])+([.$K$10]*[.G26])+([.$L$10]*[.G27])" office:value-type="float" office:value="275" calcext:value-type="float">
            <text:p>275</text:p>
          </table:table-cell>
          <table:table-cell table:style-name="ce101" table:formula="of:=([.$C$10]*[.H18])+([.$D$10]*[.H19])+([.$E$10]*[.H20])+([.$F$10]*[.H21])+([.$G$10]*[.H22])+([.$H$10]*[.H23])+([.$I$10]*[.H24])+([.$J$10]*[.H25])+([.$K$10]*[.H26])+([.$L$10]*[.H27])" office:value-type="float" office:value="330" calcext:value-type="float">
            <text:p>330</text:p>
          </table:table-cell>
          <table:table-cell table:style-name="ce101" table:formula="of:=([.$C$10]*[.I18])+([.$D$10]*[.I19])+([.$E$10]*[.I20])+([.$F$10]*[.I21])+([.$G$10]*[.I22])+([.$H$10]*[.I23])+([.$I$10]*[.I24])+([.$J$10]*[.I25])+([.$K$10]*[.I26])+([.$L$10]*[.I27])" office:value-type="float" office:value="385" calcext:value-type="float">
            <text:p>385</text:p>
          </table:table-cell>
          <table:table-cell table:style-name="ce101" table:formula="of:=([.$C$10]*[.J18])+([.$D$10]*[.J19])+([.$E$10]*[.J20])+([.$F$10]*[.J21])+([.$G$10]*[.J22])+([.$H$10]*[.J23])+([.$I$10]*[.J24])+([.$J$10]*[.J25])+([.$K$10]*[.J26])+([.$L$10]*[.J27])" office:value-type="float" office:value="440" calcext:value-type="float">
            <text:p>440</text:p>
          </table:table-cell>
          <table:table-cell table:style-name="ce101" table:formula="of:=([.$C$10]*[.K18])+([.$D$10]*[.K19])+([.$E$10]*[.K20])+([.$F$10]*[.K21])+([.$G$10]*[.K22])+([.$H$10]*[.K23])+([.$I$10]*[.K24])+([.$J$10]*[.K25])+([.$K$10]*[.K26])+([.$L$10]*[.K27])" office:value-type="float" office:value="495" calcext:value-type="float">
            <text:p>495</text:p>
          </table:table-cell>
          <table:table-cell table:style-name="ce114" table:formula="of:=([.$C$10]*[.L18])+([.$D$10]*[.L19])+([.$E$10]*[.L20])+([.$F$10]*[.L21])+([.$G$10]*[.L22])+([.$H$10]*[.L23])+([.$I$10]*[.L24])+([.$J$10]*[.L25])+([.$K$10]*[.L26])+([.$L$10]*[.L27])" office:value-type="float" office:value="550" calcext:value-type="float">
            <text:p>550</text:p>
          </table:table-cell>
          <table:table-cell table:style-name="ce76"/>
          <table:table-cell table:style-name="ce97" table:formula="of:=[.Z9]+1" office:value-type="float" office:value="5" calcext:value-type="float">
            <text:p>5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9]+1" office:value-type="float" office:value="5" calcext:value-type="float">
            <text:p>5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10]+1" office:value-type="float" office:value="6" calcext:value-type="float">
            <text:p>6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10]+1" office:value-type="float" office:value="6" calcext:value-type="float">
            <text:p>6</text:p>
          </table:table-cell>
          <table:table-cell table:style-name="ce101" table:formula="of:=([.$C$11]*[.C18])+([.$D$11]*[.C19])+([.$E$11]*[.C20])+([.$F$11]*[.C21])+([.$G$11]*[.C22])+([.$H$11]*[.C23])+([.$I$11]*[.C24])+([.$J$11]*[.C25])+([.$K$11]*[.C26])+([.$L$11]*[.C27])" office:value-type="float" office:value="55" calcext:value-type="float">
            <text:p>55</text:p>
          </table:table-cell>
          <table:table-cell table:style-name="ce101" table:formula="of:=([.$C$11]*[.D18])+([.$D$11]*[.D19])+([.$E$11]*[.D20])+([.$F$11]*[.D21])+([.$G$11]*[.D22])+([.$H$11]*[.D23])+([.$I$11]*[.D24])+([.$J$11]*[.D25])+([.$K$11]*[.D26])+([.$L$11]*[.D27])" office:value-type="float" office:value="110" calcext:value-type="float">
            <text:p>110</text:p>
          </table:table-cell>
          <table:table-cell table:style-name="ce101" table:formula="of:=([.$C$11]*[.E18])+([.$D$11]*[.E19])+([.$E$11]*[.E20])+([.$F$11]*[.E21])+([.$G$11]*[.E22])+([.$H$11]*[.E23])+([.$I$11]*[.E24])+([.$J$11]*[.E25])+([.$K$11]*[.E26])+([.$L$11]*[.E27])" office:value-type="float" office:value="165" calcext:value-type="float">
            <text:p>165</text:p>
          </table:table-cell>
          <table:table-cell table:style-name="ce101" table:formula="of:=([.$C$11]*[.F18])+([.$D$11]*[.F19])+([.$E$11]*[.F20])+([.$F$11]*[.F21])+([.$G$11]*[.F22])+([.$H$11]*[.F23])+([.$I$11]*[.F24])+([.$J$11]*[.F25])+([.$K$11]*[.F26])+([.$L$11]*[.F27])" office:value-type="float" office:value="220" calcext:value-type="float">
            <text:p>220</text:p>
          </table:table-cell>
          <table:table-cell table:style-name="ce101" table:formula="of:=([.$C$11]*[.G18])+([.$D$11]*[.G19])+([.$E$11]*[.G20])+([.$F$11]*[.G21])+([.$G$11]*[.G22])+([.$H$11]*[.G23])+([.$I$11]*[.G24])+([.$J$11]*[.G25])+([.$K$11]*[.G26])+([.$L$11]*[.G27])" office:value-type="float" office:value="275" calcext:value-type="float">
            <text:p>275</text:p>
          </table:table-cell>
          <table:table-cell table:style-name="ce101" table:formula="of:=([.$C$11]*[.H18])+([.$D$11]*[.H19])+([.$E$11]*[.H20])+([.$F$11]*[.H21])+([.$G$11]*[.H22])+([.$H$11]*[.H23])+([.$I$11]*[.H24])+([.$J$11]*[.H25])+([.$K$11]*[.H26])+([.$L$11]*[.H27])" office:value-type="float" office:value="330" calcext:value-type="float">
            <text:p>330</text:p>
          </table:table-cell>
          <table:table-cell table:style-name="ce101" table:formula="of:=([.$C$11]*[.I18])+([.$D$11]*[.I19])+([.$E$11]*[.I20])+([.$F$11]*[.I21])+([.$G$11]*[.I22])+([.$H$11]*[.I23])+([.$I$11]*[.I24])+([.$J$11]*[.I25])+([.$K$11]*[.I26])+([.$L$11]*[.I27])" office:value-type="float" office:value="385" calcext:value-type="float">
            <text:p>385</text:p>
          </table:table-cell>
          <table:table-cell table:style-name="ce101" table:formula="of:=([.$C$11]*[.J18])+([.$D$11]*[.J19])+([.$E$11]*[.J20])+([.$F$11]*[.J21])+([.$G$11]*[.J22])+([.$H$11]*[.J23])+([.$I$11]*[.J24])+([.$J$11]*[.J25])+([.$K$11]*[.J26])+([.$L$11]*[.J27])" office:value-type="float" office:value="440" calcext:value-type="float">
            <text:p>440</text:p>
          </table:table-cell>
          <table:table-cell table:style-name="ce101" table:formula="of:=([.$C$11]*[.K18])+([.$D$11]*[.K19])+([.$E$11]*[.K20])+([.$F$11]*[.K21])+([.$G$11]*[.K22])+([.$H$11]*[.K23])+([.$I$11]*[.K24])+([.$J$11]*[.K25])+([.$K$11]*[.K26])+([.$L$11]*[.K27])" office:value-type="float" office:value="495" calcext:value-type="float">
            <text:p>495</text:p>
          </table:table-cell>
          <table:table-cell table:style-name="ce114" table:formula="of:=([.$C$11]*[.L18])+([.$D$11]*[.L19])+([.$E$11]*[.L20])+([.$F$11]*[.L21])+([.$G$11]*[.L22])+([.$H$11]*[.L23])+([.$I$11]*[.L24])+([.$J$11]*[.L25])+([.$K$11]*[.L26])+([.$L$11]*[.L27])" office:value-type="float" office:value="550" calcext:value-type="float">
            <text:p>550</text:p>
          </table:table-cell>
          <table:table-cell table:style-name="ce76"/>
          <table:table-cell table:style-name="ce97" table:formula="of:=[.Z10]+1" office:value-type="float" office:value="6" calcext:value-type="float">
            <text:p>6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10]+1" office:value-type="float" office:value="6" calcext:value-type="float">
            <text:p>6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11]+1" office:value-type="float" office:value="7" calcext:value-type="float">
            <text:p>7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7" table:formula="of:=[.N11]+1" office:value-type="float" office:value="7" calcext:value-type="float">
            <text:p>7</text:p>
          </table:table-cell>
          <table:table-cell table:style-name="ce101" table:formula="of:=([.$C$12]*[.C18])+([.$D$12]*[.C19])+([.$E$12]*[.C20])+([.$F$12]*[.C21])+([.$G$12]*[.C22])+([.$H$12]*[.C23])+([.$I$12]*[.C24])+([.$J$12]*[.C25])+([.$K$12]*[.C26])+([.$L$12]*[.C27])" office:value-type="float" office:value="55" calcext:value-type="float">
            <text:p>55</text:p>
          </table:table-cell>
          <table:table-cell table:style-name="ce101" table:formula="of:=([.$C$12]*[.D18])+([.$D$12]*[.D19])+([.$E$12]*[.D20])+([.$F$12]*[.D21])+([.$G$12]*[.D22])+([.$H$12]*[.D23])+([.$I$12]*[.D24])+([.$J$12]*[.D25])+([.$K$12]*[.D26])+([.$L$12]*[.D27])" office:value-type="float" office:value="110" calcext:value-type="float">
            <text:p>110</text:p>
          </table:table-cell>
          <table:table-cell table:style-name="ce101" table:formula="of:=([.$C$12]*[.E18])+([.$D$12]*[.E19])+([.$E$12]*[.E20])+([.$F$12]*[.E21])+([.$G$12]*[.E22])+([.$H$12]*[.E23])+([.$I$12]*[.E24])+([.$J$12]*[.E25])+([.$K$12]*[.E26])+([.$L$12]*[.E27])" office:value-type="float" office:value="165" calcext:value-type="float">
            <text:p>165</text:p>
          </table:table-cell>
          <table:table-cell table:style-name="ce101" table:formula="of:=([.$C$12]*[.F18])+([.$D$12]*[.F19])+([.$E$12]*[.F20])+([.$F$12]*[.F21])+([.$G$12]*[.F22])+([.$H$12]*[.F23])+([.$I$12]*[.F24])+([.$J$12]*[.F25])+([.$K$12]*[.F26])+([.$L$12]*[.F27])" office:value-type="float" office:value="220" calcext:value-type="float">
            <text:p>220</text:p>
          </table:table-cell>
          <table:table-cell table:style-name="ce101" table:formula="of:=([.$C$12]*[.G18])+([.$D$12]*[.G19])+([.$E$12]*[.G20])+([.$F$12]*[.G21])+([.$G$12]*[.G22])+([.$H$12]*[.G23])+([.$I$12]*[.G24])+([.$J$12]*[.G25])+([.$K$12]*[.G26])+([.$L$12]*[.G27])" office:value-type="float" office:value="275" calcext:value-type="float">
            <text:p>275</text:p>
          </table:table-cell>
          <table:table-cell table:style-name="ce101" table:formula="of:=([.$C$12]*[.H18])+([.$D$12]*[.H19])+([.$E$12]*[.H20])+([.$F$12]*[.H21])+([.$G$12]*[.H22])+([.$H$12]*[.H23])+([.$I$12]*[.H24])+([.$J$12]*[.H25])+([.$K$12]*[.H26])+([.$L$12]*[.H27])" office:value-type="float" office:value="330" calcext:value-type="float">
            <text:p>330</text:p>
          </table:table-cell>
          <table:table-cell table:style-name="ce101" table:formula="of:=([.$C$12]*[.I18])+([.$D$12]*[.I19])+([.$E$12]*[.I20])+([.$F$12]*[.I21])+([.$G$12]*[.I22])+([.$H$12]*[.I23])+([.$I$12]*[.I24])+([.$J$12]*[.I25])+([.$K$12]*[.I26])+([.$L$12]*[.I27])" office:value-type="float" office:value="385" calcext:value-type="float">
            <text:p>385</text:p>
          </table:table-cell>
          <table:table-cell table:style-name="ce101" table:formula="of:=([.$C$12]*[.J18])+([.$D$12]*[.J19])+([.$E$12]*[.J20])+([.$F$12]*[.J21])+([.$G$12]*[.J22])+([.$H$12]*[.J23])+([.$I$12]*[.J24])+([.$J$12]*[.J25])+([.$K$12]*[.J26])+([.$L$12]*[.J27])" office:value-type="float" office:value="440" calcext:value-type="float">
            <text:p>440</text:p>
          </table:table-cell>
          <table:table-cell table:style-name="ce101" table:formula="of:=([.$C$12]*[.K18])+([.$D$12]*[.K19])+([.$E$12]*[.K20])+([.$F$12]*[.K21])+([.$G$12]*[.K22])+([.$H$12]*[.K23])+([.$I$12]*[.K24])+([.$J$12]*[.K25])+([.$K$12]*[.K26])+([.$L$12]*[.K27])" office:value-type="float" office:value="495" calcext:value-type="float">
            <text:p>495</text:p>
          </table:table-cell>
          <table:table-cell table:style-name="ce114" table:formula="of:=([.$C$12]*[.L18])+([.$D$12]*[.L19])+([.$E$12]*[.L20])+([.$F$12]*[.L21])+([.$G$12]*[.L22])+([.$H$12]*[.L23])+([.$I$12]*[.L24])+([.$J$12]*[.L25])+([.$K$12]*[.L26])+([.$L$12]*[.L27])" office:value-type="float" office:value="550" calcext:value-type="float">
            <text:p>550</text:p>
          </table:table-cell>
          <table:table-cell table:style-name="ce76"/>
          <table:table-cell table:style-name="ce97" table:formula="of:=[.Z11]+1" office:value-type="float" office:value="7" calcext:value-type="float">
            <text:p>7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11]+1" office:value-type="float" office:value="7" calcext:value-type="float">
            <text:p>7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12]+1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ce98" table:formula="of:=[.N12]+1" office:value-type="float" office:value="8" calcext:value-type="float">
            <text:p>8</text:p>
          </table:table-cell>
          <table:table-cell table:style-name="ce102" table:formula="of:=([.$C$13]*[.C18])+([.$D$13]*[.C19])+([.$E$13]*[.C20])+([.$F$13]*[.C21])+([.$G$13]*[.C22])+([.$H$13]*[.C23])+([.$I$13]*[.C24])+([.$J$13]*[.C25])+([.$K$13]*[.C26])+([.$L$13]*[.C27])" office:value-type="float" office:value="55" calcext:value-type="float">
            <text:p>55</text:p>
          </table:table-cell>
          <table:table-cell table:style-name="ce102" table:formula="of:=([.$C$13]*[.D18])+([.$D$13]*[.D19])+([.$E$13]*[.D20])+([.$F$13]*[.D21])+([.$G$13]*[.D22])+([.$H$13]*[.D23])+([.$I$13]*[.D24])+([.$J$13]*[.D25])+([.$K$13]*[.D26])+([.$L$13]*[.D27])" office:value-type="float" office:value="110" calcext:value-type="float">
            <text:p>110</text:p>
          </table:table-cell>
          <table:table-cell table:style-name="ce102" table:formula="of:=([.$C$13]*[.E18])+([.$D$13]*[.E19])+([.$E$13]*[.E20])+([.$F$13]*[.E21])+([.$G$13]*[.E22])+([.$H$13]*[.E23])+([.$I$13]*[.E24])+([.$J$13]*[.E25])+([.$K$13]*[.E26])+([.$L$13]*[.E27])" office:value-type="float" office:value="165" calcext:value-type="float">
            <text:p>165</text:p>
          </table:table-cell>
          <table:table-cell table:style-name="ce102" table:formula="of:=([.$C$13]*[.F18])+([.$D$13]*[.F19])+([.$E$13]*[.F20])+([.$F$13]*[.F21])+([.$G$13]*[.F22])+([.$H$13]*[.F23])+([.$I$13]*[.F24])+([.$J$13]*[.F25])+([.$K$13]*[.F26])+([.$L$13]*[.F27])" office:value-type="float" office:value="220" calcext:value-type="float">
            <text:p>220</text:p>
          </table:table-cell>
          <table:table-cell table:style-name="ce102" table:formula="of:=([.$C$13]*[.G18])+([.$D$13]*[.G19])+([.$E$13]*[.G20])+([.$F$13]*[.G21])+([.$G$13]*[.G22])+([.$H$13]*[.G23])+([.$I$13]*[.G24])+([.$J$13]*[.G25])+([.$K$13]*[.G26])+([.$L$13]*[.G27])" office:value-type="float" office:value="275" calcext:value-type="float">
            <text:p>275</text:p>
          </table:table-cell>
          <table:table-cell table:style-name="ce102" table:formula="of:=([.$C$13]*[.H18])+([.$D$13]*[.H19])+([.$E$13]*[.H20])+([.$F$13]*[.H21])+([.$G$13]*[.H22])+([.$H$13]*[.H23])+([.$I$13]*[.H24])+([.$J$13]*[.H25])+([.$K$13]*[.H26])+([.$L$13]*[.H27])" office:value-type="float" office:value="330" calcext:value-type="float">
            <text:p>330</text:p>
          </table:table-cell>
          <table:table-cell table:style-name="ce102" table:formula="of:=([.$C$13]*[.I18])+([.$D$13]*[.I19])+([.$E$13]*[.I20])+([.$F$13]*[.I21])+([.$G$13]*[.I22])+([.$H$13]*[.I23])+([.$I$13]*[.I24])+([.$J$13]*[.I25])+([.$K$13]*[.I26])+([.$L$13]*[.I27])" office:value-type="float" office:value="385" calcext:value-type="float">
            <text:p>385</text:p>
          </table:table-cell>
          <table:table-cell table:style-name="ce102" table:formula="of:=([.$C$13]*[.J18])+([.$D$13]*[.J19])+([.$E$13]*[.J20])+([.$F$13]*[.J21])+([.$G$13]*[.J22])+([.$H$13]*[.J23])+([.$I$13]*[.J24])+([.$J$13]*[.J25])+([.$K$13]*[.J26])+([.$L$13]*[.J27])" office:value-type="float" office:value="440" calcext:value-type="float">
            <text:p>440</text:p>
          </table:table-cell>
          <table:table-cell table:style-name="ce102" table:formula="of:=([.$C$13]*[.K18])+([.$D$13]*[.K19])+([.$E$13]*[.K20])+([.$F$13]*[.K21])+([.$G$13]*[.K22])+([.$H$13]*[.K23])+([.$I$13]*[.K24])+([.$J$13]*[.K25])+([.$K$13]*[.K26])+([.$L$13]*[.K27])" office:value-type="float" office:value="495" calcext:value-type="float">
            <text:p>495</text:p>
          </table:table-cell>
          <table:table-cell table:style-name="ce115" table:formula="of:=([.$C$13]*[.L18])+([.$D$13]*[.L19])+([.$E$13]*[.L20])+([.$F$13]*[.L21])+([.$G$13]*[.L22])+([.$H$13]*[.L23])+([.$I$13]*[.L24])+([.$J$13]*[.L25])+([.$K$13]*[.L26])+([.$L$13]*[.L27])" office:value-type="float" office:value="550" calcext:value-type="float">
            <text:p>550</text:p>
          </table:table-cell>
          <table:table-cell table:style-name="ce76"/>
          <table:table-cell table:style-name="ce97" table:formula="of:=[.Z12]+1" office:value-type="float" office:value="8" calcext:value-type="float">
            <text:p>8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style-name="ce76"/>
          <table:table-cell table:style-name="ce97" table:formula="of:=[.AL12]+1" office:value-type="float" office:value="8" calcext:value-type="float">
            <text:p>8</text:p>
          </table:table-cell>
          <table:table-cell table:style-name="ce120" office:value-type="float" office:value="55" calcext:value-type="float">
            <text:p>55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95" calcext:value-type="float">
            <text:p>495</text:p>
          </table:table-cell>
          <table:table-cell table:style-name="ce114" office:value-type="float" office:value="550" calcext:value-type="float">
            <text:p>550</text:p>
          </table:table-cell>
          <table:table-cell table:number-columns-repeated="976"/>
        </table:table-row>
        <table:table-row table:style-name="ro2">
          <table:table-cell/>
          <table:table-cell table:style-name="ce75" table:formula="of:=[.B13]+1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76"/>
          <table:table-cell table:style-name="ce98" table:formula="of:=[.N13]+1" office:value-type="float" office:value="9" calcext:value-type="float">
            <text:p>9</text:p>
          </table:table-cell>
          <table:table-cell table:style-name="ce102" table:formula="of:=([.$C$14]*[.C18])+([.$D$14]*[.C19])+([.$E$14]*[.C20])+([.$F$14]*[.C21])+([.$G$14]*[.C22])+([.$H$14]*[.C23])+([.$I$14]*[.C24])+([.$J$14]*[.C25])+([.$K$14]*[.C26])+([.$L$14]*[.C27])" office:value-type="float" office:value="55" calcext:value-type="float">
            <text:p>55</text:p>
          </table:table-cell>
          <table:table-cell table:style-name="ce102" table:formula="of:=([.$C$14]*[.D18])+([.$D$14]*[.D19])+([.$E$14]*[.D20])+([.$F$14]*[.D21])+([.$G$14]*[.D22])+([.$H$14]*[.D23])+([.$I$14]*[.D24])+([.$J$14]*[.D25])+([.$K$14]*[.D26])+([.$L$14]*[.D27])" office:value-type="float" office:value="110" calcext:value-type="float">
            <text:p>110</text:p>
          </table:table-cell>
          <table:table-cell table:style-name="ce102" table:formula="of:=([.$C$14]*[.E18])+([.$D$14]*[.E19])+([.$E$14]*[.E20])+([.$F$14]*[.E21])+([.$G$14]*[.E22])+([.$H$14]*[.E23])+([.$I$14]*[.E24])+([.$J$14]*[.E25])+([.$K$14]*[.E26])+([.$L$14]*[.E27])" office:value-type="float" office:value="165" calcext:value-type="float">
            <text:p>165</text:p>
          </table:table-cell>
          <table:table-cell table:style-name="ce102" table:formula="of:=([.$C$14]*[.F18])+([.$D$14]*[.F19])+([.$E$14]*[.F20])+([.$F$14]*[.F21])+([.$G$14]*[.F22])+([.$H$14]*[.F23])+([.$I$14]*[.F24])+([.$J$14]*[.F25])+([.$K$14]*[.F26])+([.$L$14]*[.F27])" office:value-type="float" office:value="220" calcext:value-type="float">
            <text:p>220</text:p>
          </table:table-cell>
          <table:table-cell table:style-name="ce102" table:formula="of:=([.$C$14]*[.G18])+([.$D$14]*[.G19])+([.$E$14]*[.G20])+([.$F$14]*[.G21])+([.$G$14]*[.G22])+([.$H$14]*[.G23])+([.$I$14]*[.G24])+([.$J$14]*[.G25])+([.$K$14]*[.G26])+([.$L$14]*[.G27])" office:value-type="float" office:value="275" calcext:value-type="float">
            <text:p>275</text:p>
          </table:table-cell>
          <table:table-cell table:style-name="ce102" table:formula="of:=([.$C$14]*[.H18])+([.$D$14]*[.H19])+([.$E$14]*[.H20])+([.$F$14]*[.H21])+([.$G$14]*[.H22])+([.$H$14]*[.H23])+([.$I$14]*[.H24])+([.$J$14]*[.H25])+([.$K$14]*[.H26])+([.$L$14]*[.H27])" office:value-type="float" office:value="330" calcext:value-type="float">
            <text:p>330</text:p>
          </table:table-cell>
          <table:table-cell table:style-name="ce102" table:formula="of:=([.$C$14]*[.I18])+([.$D$14]*[.I19])+([.$E$14]*[.I20])+([.$F$14]*[.I21])+([.$G$14]*[.I22])+([.$H$14]*[.I23])+([.$I$14]*[.I24])+([.$J$14]*[.I25])+([.$K$14]*[.I26])+([.$L$14]*[.I27])" office:value-type="float" office:value="385" calcext:value-type="float">
            <text:p>385</text:p>
          </table:table-cell>
          <table:table-cell table:style-name="ce102" table:formula="of:=([.$C$14]*[.J18])+([.$D$14]*[.J19])+([.$E$14]*[.J20])+([.$F$14]*[.J21])+([.$G$14]*[.J22])+([.$H$14]*[.J23])+([.$I$14]*[.J24])+([.$J$14]*[.J25])+([.$K$14]*[.J26])+([.$L$14]*[.J27])" office:value-type="float" office:value="440" calcext:value-type="float">
            <text:p>440</text:p>
          </table:table-cell>
          <table:table-cell table:style-name="ce102" table:formula="of:=([.$C$14]*[.K18])+([.$D$14]*[.K19])+([.$E$14]*[.K20])+([.$F$14]*[.K21])+([.$G$14]*[.K22])+([.$H$14]*[.K23])+([.$I$14]*[.K24])+([.$J$14]*[.K25])+([.$K$14]*[.K26])+([.$L$14]*[.K27])" office:value-type="float" office:value="495" calcext:value-type="float">
            <text:p>495</text:p>
          </table:table-cell>
          <table:table-cell table:style-name="ce115" table:formula="of:=([.$C$14]*[.L18])+([.$D$14]*[.L19])+([.$E$14]*[.L20])+([.$F$14]*[.L21])+([.$G$14]*[.L22])+([.$H$14]*[.L23])+([.$I$14]*[.L24])+([.$J$14]*[.L25])+([.$K$14]*[.L26])+([.$L$14]*[.L27])" office:value-type="float" office:value="550" calcext:value-type="float">
            <text:p>550</text:p>
          </table:table-cell>
          <table:table-cell table:style-name="ce76"/>
          <table:table-cell table:style-name="ce98" table:formula="of:=[.Z13]+1" office:value-type="float" office:value="9" calcext:value-type="float">
            <text:p>9</text:p>
          </table:table-cell>
          <table:table-cell table:style-name="ce121" office:value-type="float" office:value="55" calcext:value-type="float">
            <text:p>55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165" calcext:value-type="float">
            <text:p>16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5" calcext:value-type="float">
            <text:p>275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85" calcext:value-type="float">
            <text:p>385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95" calcext:value-type="float">
            <text:p>495</text:p>
          </table:table-cell>
          <table:table-cell table:style-name="ce115" office:value-type="float" office:value="550" calcext:value-type="float">
            <text:p>550</text:p>
          </table:table-cell>
          <table:table-cell table:style-name="ce92"/>
          <table:table-cell table:style-name="ce98" table:formula="of:=[.AL13]+1" office:value-type="float" office:value="9" calcext:value-type="float">
            <text:p>9</text:p>
          </table:table-cell>
          <table:table-cell table:style-name="ce121" office:value-type="float" office:value="55" calcext:value-type="float">
            <text:p>55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165" calcext:value-type="float">
            <text:p>16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75" calcext:value-type="float">
            <text:p>275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385" calcext:value-type="float">
            <text:p>385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95" calcext:value-type="float">
            <text:p>495</text:p>
          </table:table-cell>
          <table:table-cell table:style-name="ce115" office:value-type="float" office:value="550" calcext:value-type="float">
            <text:p>550</text:p>
          </table:table-cell>
          <table:table-cell table:style-name="ce116"/>
          <table:table-cell table:number-columns-repeated="975"/>
        </table:table-row>
        <table:table-row table:style-name="ro2">
          <table:table-cell/>
          <table:table-cell table:style-name="ce76" table:number-columns-repeated="13"/>
          <table:table-cell table:style-name="ce92" table:number-columns-repeated="11"/>
          <table:table-cell table:style-name="ce76"/>
          <table:table-cell table:style-name="ce122" table:number-columns-repeated="10"/>
          <table:table-cell table:style-name="ce76" table:number-columns-repeated="2"/>
          <table:table-cell table:style-name="ce122" table:number-columns-repeated="10"/>
          <table:table-cell table:number-columns-repeated="12"/>
          <table:table-cell table:style-name="ce116" table:number-columns-repeated="953"/>
          <table:table-cell table:number-columns-repeated="11"/>
        </table:table-row>
        <table:table-row table:style-name="ro2">
          <table:table-cell/>
          <table:table-cell table:style-name="ce72" office:value-type="string" calcext:value-type="string">
            <text:p>Source matrix initialized to value of row for each column</text:p>
          </table:table-cell>
          <table:table-cell table:style-name="ce78" table:number-columns-repeated="9"/>
          <table:table-cell table:style-name="ce87"/>
          <table:table-cell table:style-name="ce76"/>
          <table:table-cell table:style-name="Default"/>
          <table:table-cell table:style-name="ce103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76"/>
          <table:table-cell table:style-name="ce117" office:value-type="string" calcext:value-type="string">
            <text:p>Program – difference from dot.product</text:p>
          </table:table-cell>
          <table:table-cell table:style-name="ce123" table:number-columns-repeated="9"/>
          <table:table-cell table:style-name="ce127"/>
          <table:table-cell table:style-name="ce76"/>
          <table:table-cell table:style-name="ce111" office:value-type="string" calcext:value-type="string">
            <text:p>Program – difference from dot-product</text:p>
          </table:table-cell>
          <table:table-cell table:style-name="ce129" table:number-columns-repeated="9"/>
          <table:table-cell table:style-name="ce131"/>
          <table:table-cell table:number-columns-repeated="976"/>
        </table:table-row>
        <table:table-row table:style-name="ro2">
          <table:table-cell/>
          <table:table-cell table:style-name="ce73" office:value-type="string" calcext:value-type="string">
            <text:p>B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[.C17]+1" office:value-type="float" office:value="1" calcext:value-type="float">
            <text:p>1</text:p>
          </table:table-cell>
          <table:table-cell table:style-name="ce79" table:formula="of:=[.D17]+1" office:value-type="float" office:value="2" calcext:value-type="float">
            <text:p>2</text:p>
          </table:table-cell>
          <table:table-cell table:style-name="ce79" table:formula="of:=[.E17]+1" office:value-type="float" office:value="3" calcext:value-type="float">
            <text:p>3</text:p>
          </table:table-cell>
          <table:table-cell table:style-name="ce79" table:formula="of:=[.F17]+1" office:value-type="float" office:value="4" calcext:value-type="float">
            <text:p>4</text:p>
          </table:table-cell>
          <table:table-cell table:style-name="ce79" table:formula="of:=[.G17]+1" office:value-type="float" office:value="5" calcext:value-type="float">
            <text:p>5</text:p>
          </table:table-cell>
          <table:table-cell table:style-name="ce79" table:formula="of:=[.H17]+1" office:value-type="float" office:value="6" calcext:value-type="float">
            <text:p>6</text:p>
          </table:table-cell>
          <table:table-cell table:style-name="ce79" table:formula="of:=[.I17]+1" office:value-type="float" office:value="7" calcext:value-type="float">
            <text:p>7</text:p>
          </table:table-cell>
          <table:table-cell table:style-name="ce79" table:formula="of:=[.J17]+1" office:value-type="float" office:value="8" calcext:value-type="float">
            <text:p>8</text:p>
          </table:table-cell>
          <table:table-cell table:style-name="ce88" table:formula="of:=[.K17]+1" office:value-type="float" office:value="9" calcext:value-type="float">
            <text:p>9</text:p>
          </table:table-cell>
          <table:table-cell table:style-name="ce76"/>
          <table:table-cell table:style-name="Default"/>
          <table:table-cell table:style-name="ce104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109" office:value-type="string" calcext:value-type="string" table:number-columns-spanned="2" table:number-rows-spanned="1">
            <text:p>pThreads</text:p>
          </table:table-cell>
          <table:covered-table-cell table:style-name="ce111"/>
          <table:table-cell table:style-name="Default"/>
          <table:table-cell table:number-columns-repeated="2"/>
          <table:table-cell table:style-name="Default" table:number-columns-repeated="2"/>
          <table:table-cell table:style-name="ce76"/>
          <table:table-cell table:style-name="ce95" office:value-type="string" calcext:value-type="string">
            <text:p>C<text:span text:style-name="T1">ijk</text:span></text:p>
          </table:table-cell>
          <table:table-cell table:style-name="ce100" office:value-type="float" office:value="0" calcext:value-type="float">
            <text:p>0</text:p>
          </table:table-cell>
          <table:table-cell table:style-name="ce107" table:formula="of:=[.AA17]+1" office:value-type="float" office:value="1" calcext:value-type="float">
            <text:p>1</text:p>
          </table:table-cell>
          <table:table-cell table:style-name="ce107" table:formula="of:=[.AB17]+1" office:value-type="float" office:value="2" calcext:value-type="float">
            <text:p>2</text:p>
          </table:table-cell>
          <table:table-cell table:style-name="ce107" table:formula="of:=[.AC17]+1" office:value-type="float" office:value="3" calcext:value-type="float">
            <text:p>3</text:p>
          </table:table-cell>
          <table:table-cell table:style-name="ce107" table:formula="of:=[.AD17]+1" office:value-type="float" office:value="4" calcext:value-type="float">
            <text:p>4</text:p>
          </table:table-cell>
          <table:table-cell table:style-name="ce107" table:formula="of:=[.AE17]+1" office:value-type="float" office:value="5" calcext:value-type="float">
            <text:p>5</text:p>
          </table:table-cell>
          <table:table-cell table:style-name="ce107" table:formula="of:=[.AF17]+1" office:value-type="float" office:value="6" calcext:value-type="float">
            <text:p>6</text:p>
          </table:table-cell>
          <table:table-cell table:style-name="ce107" table:formula="of:=[.AG17]+1" office:value-type="float" office:value="7" calcext:value-type="float">
            <text:p>7</text:p>
          </table:table-cell>
          <table:table-cell table:style-name="ce107" table:formula="of:=[.AH17]+1" office:value-type="float" office:value="8" calcext:value-type="float">
            <text:p>8</text:p>
          </table:table-cell>
          <table:table-cell table:style-name="ce113" table:formula="of:=[.AI17]+1" office:value-type="float" office:value="9" calcext:value-type="float">
            <text:p>9</text:p>
          </table:table-cell>
          <table:table-cell table:style-name="ce92"/>
          <table:table-cell table:style-name="ce95" office:value-type="string" calcext:value-type="string">
            <text:p>C<text:span text:style-name="T1">ijk</text:span></text:p>
          </table:table-cell>
          <table:table-cell table:style-name="ce100" office:value-type="float" office:value="0" calcext:value-type="float">
            <text:p>0</text:p>
          </table:table-cell>
          <table:table-cell table:style-name="ce107" table:formula="of:=[.AM17]+1" office:value-type="float" office:value="1" calcext:value-type="float">
            <text:p>1</text:p>
          </table:table-cell>
          <table:table-cell table:style-name="ce107" table:formula="of:=[.AN17]+1" office:value-type="float" office:value="2" calcext:value-type="float">
            <text:p>2</text:p>
          </table:table-cell>
          <table:table-cell table:style-name="ce107" table:formula="of:=[.AO17]+1" office:value-type="float" office:value="3" calcext:value-type="float">
            <text:p>3</text:p>
          </table:table-cell>
          <table:table-cell table:style-name="ce107" table:formula="of:=[.AP17]+1" office:value-type="float" office:value="4" calcext:value-type="float">
            <text:p>4</text:p>
          </table:table-cell>
          <table:table-cell table:style-name="ce107" table:formula="of:=[.AQ17]+1" office:value-type="float" office:value="5" calcext:value-type="float">
            <text:p>5</text:p>
          </table:table-cell>
          <table:table-cell table:style-name="ce107" table:formula="of:=[.AR17]+1" office:value-type="float" office:value="6" calcext:value-type="float">
            <text:p>6</text:p>
          </table:table-cell>
          <table:table-cell table:style-name="ce107" table:formula="of:=[.AS17]+1" office:value-type="float" office:value="7" calcext:value-type="float">
            <text:p>7</text:p>
          </table:table-cell>
          <table:table-cell table:style-name="ce107" table:formula="of:=[.AT17]+1" office:value-type="float" office:value="8" calcext:value-type="float">
            <text:p>8</text:p>
          </table:table-cell>
          <table:table-cell table:style-name="ce113" table:formula="of:=[.AU17]+1" office:value-type="float" office:value="9" calcext:value-type="float">
            <text:p>9</text:p>
          </table:table-cell>
          <table:table-cell table:style-name="ce116"/>
          <table:table-cell table:number-columns-repeated="975"/>
        </table:table-row>
        <table:table-row table:style-name="ro2">
          <table:table-cell/>
          <table:table-cell table:style-name="ce74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92"/>
          <table:table-cell table:style-name="Default"/>
          <table:table-cell table:style-name="ce105" table:formula="of:=SUM([.AA5:.AJ5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5:.AV5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92"/>
          <table:table-cell table:style-name="ce96" office:value-type="float" office:value="0" calcext:value-type="float">
            <text:p>0</text:p>
          </table:table-cell>
          <table:table-cell table:style-name="ce101" table:formula="of:=[.AA5]-[.O5]" office:value-type="float" office:value="0" calcext:value-type="float">
            <text:p>0</text:p>
          </table:table-cell>
          <table:table-cell table:style-name="ce101" table:formula="of:=[.AB5]-[.P5]" office:value-type="float" office:value="0" calcext:value-type="float">
            <text:p>0</text:p>
          </table:table-cell>
          <table:table-cell table:style-name="ce101" table:formula="of:=[.AC5]-[.Q5]" office:value-type="float" office:value="0" calcext:value-type="float">
            <text:p>0</text:p>
          </table:table-cell>
          <table:table-cell table:style-name="ce101" table:formula="of:=[.AD5]-[.R5]" office:value-type="float" office:value="0" calcext:value-type="float">
            <text:p>0</text:p>
          </table:table-cell>
          <table:table-cell table:style-name="ce101" table:formula="of:=[.AE5]-[.S5]" office:value-type="float" office:value="0" calcext:value-type="float">
            <text:p>0</text:p>
          </table:table-cell>
          <table:table-cell table:style-name="ce101" table:formula="of:=[.AF5]-[.T5]" office:value-type="float" office:value="0" calcext:value-type="float">
            <text:p>0</text:p>
          </table:table-cell>
          <table:table-cell table:style-name="ce101" table:formula="of:=[.AG5]-[.U5]" office:value-type="float" office:value="0" calcext:value-type="float">
            <text:p>0</text:p>
          </table:table-cell>
          <table:table-cell table:style-name="ce101" table:formula="of:=[.AH5]-[.V5]" office:value-type="float" office:value="0" calcext:value-type="float">
            <text:p>0</text:p>
          </table:table-cell>
          <table:table-cell table:style-name="ce101" table:formula="of:=[.AI5]-[.W5]" office:value-type="float" office:value="0" calcext:value-type="float">
            <text:p>0</text:p>
          </table:table-cell>
          <table:table-cell table:style-name="ce114" table:formula="of:=[.AJ5]-[.X5]" office:value-type="float" office:value="0" calcext:value-type="float">
            <text:p>0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101" table:formula="of:=[.AM5]-[.O5]" office:value-type="float" office:value="0" calcext:value-type="float">
            <text:p>0</text:p>
          </table:table-cell>
          <table:table-cell table:style-name="ce101" table:formula="of:=[.AN5]-[.P5]" office:value-type="float" office:value="0" calcext:value-type="float">
            <text:p>0</text:p>
          </table:table-cell>
          <table:table-cell table:style-name="ce101" table:formula="of:=[.AO5]-[.Q5]" office:value-type="float" office:value="0" calcext:value-type="float">
            <text:p>0</text:p>
          </table:table-cell>
          <table:table-cell table:style-name="ce101" table:formula="of:=[.AP5]-[.R5]" office:value-type="float" office:value="0" calcext:value-type="float">
            <text:p>0</text:p>
          </table:table-cell>
          <table:table-cell table:style-name="ce101" table:formula="of:=[.AQ5]-[.S5]" office:value-type="float" office:value="0" calcext:value-type="float">
            <text:p>0</text:p>
          </table:table-cell>
          <table:table-cell table:style-name="ce101" table:formula="of:=[.AR5]-[.T5]" office:value-type="float" office:value="0" calcext:value-type="float">
            <text:p>0</text:p>
          </table:table-cell>
          <table:table-cell table:style-name="ce101" table:formula="of:=[.AS5]-[.U5]" office:value-type="float" office:value="0" calcext:value-type="float">
            <text:p>0</text:p>
          </table:table-cell>
          <table:table-cell table:style-name="ce101" table:formula="of:=[.AT5]-[.V5]" office:value-type="float" office:value="0" calcext:value-type="float">
            <text:p>0</text:p>
          </table:table-cell>
          <table:table-cell table:style-name="ce101" table:formula="of:=[.AU5]-[.W5]" office:value-type="float" office:value="0" calcext:value-type="float">
            <text:p>0</text:p>
          </table:table-cell>
          <table:table-cell table:style-name="ce114" table:formula="of:=[.AV5]-[.X5]" office:value-type="float" office:value="0" calcext:value-type="float">
            <text:p>0</text:p>
          </table:table-cell>
          <table:table-cell table:number-columns-repeated="12"/>
          <table:table-cell table:style-name="ce116" table:number-columns-repeated="953"/>
          <table:table-cell table:number-columns-repeated="11"/>
        </table:table-row>
        <table:table-row table:style-name="ro2">
          <table:table-cell/>
          <table:table-cell table:style-name="ce74" table:formula="of:=[.B18]+1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6:.AJ6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6:.AV6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18]+1" office:value-type="float" office:value="1" calcext:value-type="float">
            <text:p>1</text:p>
          </table:table-cell>
          <table:table-cell table:style-name="ce101" table:formula="of:=[.AA6]-[.O6]" office:value-type="float" office:value="0" calcext:value-type="float">
            <text:p>0</text:p>
          </table:table-cell>
          <table:table-cell table:style-name="ce101" table:formula="of:=[.AB6]-[.P6]" office:value-type="float" office:value="0" calcext:value-type="float">
            <text:p>0</text:p>
          </table:table-cell>
          <table:table-cell table:style-name="ce101" table:formula="of:=[.AC6]-[.Q6]" office:value-type="float" office:value="0" calcext:value-type="float">
            <text:p>0</text:p>
          </table:table-cell>
          <table:table-cell table:style-name="ce101" table:formula="of:=[.AD6]-[.R6]" office:value-type="float" office:value="0" calcext:value-type="float">
            <text:p>0</text:p>
          </table:table-cell>
          <table:table-cell table:style-name="ce101" table:formula="of:=[.AE6]-[.S6]" office:value-type="float" office:value="0" calcext:value-type="float">
            <text:p>0</text:p>
          </table:table-cell>
          <table:table-cell table:style-name="ce101" table:formula="of:=[.AF6]-[.T6]" office:value-type="float" office:value="0" calcext:value-type="float">
            <text:p>0</text:p>
          </table:table-cell>
          <table:table-cell table:style-name="ce101" table:formula="of:=[.AG6]-[.U6]" office:value-type="float" office:value="0" calcext:value-type="float">
            <text:p>0</text:p>
          </table:table-cell>
          <table:table-cell table:style-name="ce101" table:formula="of:=[.AH6]-[.V6]" office:value-type="float" office:value="0" calcext:value-type="float">
            <text:p>0</text:p>
          </table:table-cell>
          <table:table-cell table:style-name="ce101" table:formula="of:=[.AI6]-[.W6]" office:value-type="float" office:value="0" calcext:value-type="float">
            <text:p>0</text:p>
          </table:table-cell>
          <table:table-cell table:style-name="ce114" table:formula="of:=[.AJ6]-[.X6]" office:value-type="float" office:value="0" calcext:value-type="float">
            <text:p>0</text:p>
          </table:table-cell>
          <table:table-cell table:style-name="ce76"/>
          <table:table-cell table:style-name="ce97" table:formula="of:=[.AL18]+1" office:value-type="float" office:value="1" calcext:value-type="float">
            <text:p>1</text:p>
          </table:table-cell>
          <table:table-cell table:style-name="ce101" table:formula="of:=[.AM6]-[.O6]" office:value-type="float" office:value="0" calcext:value-type="float">
            <text:p>0</text:p>
          </table:table-cell>
          <table:table-cell table:style-name="ce101" table:formula="of:=[.AN6]-[.P6]" office:value-type="float" office:value="0" calcext:value-type="float">
            <text:p>0</text:p>
          </table:table-cell>
          <table:table-cell table:style-name="ce101" table:formula="of:=[.AO6]-[.Q6]" office:value-type="float" office:value="0" calcext:value-type="float">
            <text:p>0</text:p>
          </table:table-cell>
          <table:table-cell table:style-name="ce101" table:formula="of:=[.AP6]-[.R6]" office:value-type="float" office:value="0" calcext:value-type="float">
            <text:p>0</text:p>
          </table:table-cell>
          <table:table-cell table:style-name="ce101" table:formula="of:=[.AQ6]-[.S6]" office:value-type="float" office:value="0" calcext:value-type="float">
            <text:p>0</text:p>
          </table:table-cell>
          <table:table-cell table:style-name="ce101" table:formula="of:=[.AR6]-[.T6]" office:value-type="float" office:value="0" calcext:value-type="float">
            <text:p>0</text:p>
          </table:table-cell>
          <table:table-cell table:style-name="ce101" table:formula="of:=[.AS6]-[.U6]" office:value-type="float" office:value="0" calcext:value-type="float">
            <text:p>0</text:p>
          </table:table-cell>
          <table:table-cell table:style-name="ce101" table:formula="of:=[.AT6]-[.V6]" office:value-type="float" office:value="0" calcext:value-type="float">
            <text:p>0</text:p>
          </table:table-cell>
          <table:table-cell table:style-name="ce101" table:formula="of:=[.AU6]-[.W6]" office:value-type="float" office:value="0" calcext:value-type="float">
            <text:p>0</text:p>
          </table:table-cell>
          <table:table-cell table:style-name="ce114" table:formula="of:=[.AV6]-[.X6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19]+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7:.AJ7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7:.AV7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19]+1" office:value-type="float" office:value="2" calcext:value-type="float">
            <text:p>2</text:p>
          </table:table-cell>
          <table:table-cell table:style-name="ce101" table:formula="of:=[.AA7]-[.O7]" office:value-type="float" office:value="0" calcext:value-type="float">
            <text:p>0</text:p>
          </table:table-cell>
          <table:table-cell table:style-name="ce101" table:formula="of:=[.AB7]-[.P7]" office:value-type="float" office:value="0" calcext:value-type="float">
            <text:p>0</text:p>
          </table:table-cell>
          <table:table-cell table:style-name="ce101" table:formula="of:=[.AC7]-[.Q7]" office:value-type="float" office:value="0" calcext:value-type="float">
            <text:p>0</text:p>
          </table:table-cell>
          <table:table-cell table:style-name="ce101" table:formula="of:=[.AD7]-[.R7]" office:value-type="float" office:value="0" calcext:value-type="float">
            <text:p>0</text:p>
          </table:table-cell>
          <table:table-cell table:style-name="ce101" table:formula="of:=[.AE7]-[.S7]" office:value-type="float" office:value="0" calcext:value-type="float">
            <text:p>0</text:p>
          </table:table-cell>
          <table:table-cell table:style-name="ce101" table:formula="of:=[.AF7]-[.T7]" office:value-type="float" office:value="0" calcext:value-type="float">
            <text:p>0</text:p>
          </table:table-cell>
          <table:table-cell table:style-name="ce101" table:formula="of:=[.AG7]-[.U7]" office:value-type="float" office:value="0" calcext:value-type="float">
            <text:p>0</text:p>
          </table:table-cell>
          <table:table-cell table:style-name="ce101" table:formula="of:=[.AH7]-[.V7]" office:value-type="float" office:value="0" calcext:value-type="float">
            <text:p>0</text:p>
          </table:table-cell>
          <table:table-cell table:style-name="ce101" table:formula="of:=[.AI7]-[.W7]" office:value-type="float" office:value="0" calcext:value-type="float">
            <text:p>0</text:p>
          </table:table-cell>
          <table:table-cell table:style-name="ce114" table:formula="of:=[.AJ7]-[.X7]" office:value-type="float" office:value="0" calcext:value-type="float">
            <text:p>0</text:p>
          </table:table-cell>
          <table:table-cell table:style-name="ce76"/>
          <table:table-cell table:style-name="ce97" table:formula="of:=[.AL19]+1" office:value-type="float" office:value="2" calcext:value-type="float">
            <text:p>2</text:p>
          </table:table-cell>
          <table:table-cell table:style-name="ce101" table:formula="of:=[.AM7]-[.O7]" office:value-type="float" office:value="0" calcext:value-type="float">
            <text:p>0</text:p>
          </table:table-cell>
          <table:table-cell table:style-name="ce101" table:formula="of:=[.AN7]-[.P7]" office:value-type="float" office:value="0" calcext:value-type="float">
            <text:p>0</text:p>
          </table:table-cell>
          <table:table-cell table:style-name="ce101" table:formula="of:=[.AO7]-[.Q7]" office:value-type="float" office:value="0" calcext:value-type="float">
            <text:p>0</text:p>
          </table:table-cell>
          <table:table-cell table:style-name="ce101" table:formula="of:=[.AP7]-[.R7]" office:value-type="float" office:value="0" calcext:value-type="float">
            <text:p>0</text:p>
          </table:table-cell>
          <table:table-cell table:style-name="ce101" table:formula="of:=[.AQ7]-[.S7]" office:value-type="float" office:value="0" calcext:value-type="float">
            <text:p>0</text:p>
          </table:table-cell>
          <table:table-cell table:style-name="ce101" table:formula="of:=[.AR7]-[.T7]" office:value-type="float" office:value="0" calcext:value-type="float">
            <text:p>0</text:p>
          </table:table-cell>
          <table:table-cell table:style-name="ce101" table:formula="of:=[.AS7]-[.U7]" office:value-type="float" office:value="0" calcext:value-type="float">
            <text:p>0</text:p>
          </table:table-cell>
          <table:table-cell table:style-name="ce101" table:formula="of:=[.AT7]-[.V7]" office:value-type="float" office:value="0" calcext:value-type="float">
            <text:p>0</text:p>
          </table:table-cell>
          <table:table-cell table:style-name="ce101" table:formula="of:=[.AU7]-[.W7]" office:value-type="float" office:value="0" calcext:value-type="float">
            <text:p>0</text:p>
          </table:table-cell>
          <table:table-cell table:style-name="ce114" table:formula="of:=[.AV7]-[.X7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20]+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8:.AJ8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8:.AV8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20]+1" office:value-type="float" office:value="3" calcext:value-type="float">
            <text:p>3</text:p>
          </table:table-cell>
          <table:table-cell table:style-name="ce101" table:formula="of:=[.AA8]-[.O8]" office:value-type="float" office:value="0" calcext:value-type="float">
            <text:p>0</text:p>
          </table:table-cell>
          <table:table-cell table:style-name="ce101" table:formula="of:=[.AB8]-[.P8]" office:value-type="float" office:value="0" calcext:value-type="float">
            <text:p>0</text:p>
          </table:table-cell>
          <table:table-cell table:style-name="ce101" table:formula="of:=[.AC8]-[.Q8]" office:value-type="float" office:value="0" calcext:value-type="float">
            <text:p>0</text:p>
          </table:table-cell>
          <table:table-cell table:style-name="ce101" table:formula="of:=[.AD8]-[.R8]" office:value-type="float" office:value="0" calcext:value-type="float">
            <text:p>0</text:p>
          </table:table-cell>
          <table:table-cell table:style-name="ce101" table:formula="of:=[.AE8]-[.S8]" office:value-type="float" office:value="0" calcext:value-type="float">
            <text:p>0</text:p>
          </table:table-cell>
          <table:table-cell table:style-name="ce101" table:formula="of:=[.AF8]-[.T8]" office:value-type="float" office:value="0" calcext:value-type="float">
            <text:p>0</text:p>
          </table:table-cell>
          <table:table-cell table:style-name="ce101" table:formula="of:=[.AG8]-[.U8]" office:value-type="float" office:value="0" calcext:value-type="float">
            <text:p>0</text:p>
          </table:table-cell>
          <table:table-cell table:style-name="ce101" table:formula="of:=[.AH8]-[.V8]" office:value-type="float" office:value="0" calcext:value-type="float">
            <text:p>0</text:p>
          </table:table-cell>
          <table:table-cell table:style-name="ce101" table:formula="of:=[.AI8]-[.W8]" office:value-type="float" office:value="0" calcext:value-type="float">
            <text:p>0</text:p>
          </table:table-cell>
          <table:table-cell table:style-name="ce114" table:formula="of:=[.AJ8]-[.X8]" office:value-type="float" office:value="0" calcext:value-type="float">
            <text:p>0</text:p>
          </table:table-cell>
          <table:table-cell table:style-name="ce76"/>
          <table:table-cell table:style-name="ce97" table:formula="of:=[.AL20]+1" office:value-type="float" office:value="3" calcext:value-type="float">
            <text:p>3</text:p>
          </table:table-cell>
          <table:table-cell table:style-name="ce101" table:formula="of:=[.AM8]-[.O8]" office:value-type="float" office:value="0" calcext:value-type="float">
            <text:p>0</text:p>
          </table:table-cell>
          <table:table-cell table:style-name="ce101" table:formula="of:=[.AN8]-[.P8]" office:value-type="float" office:value="0" calcext:value-type="float">
            <text:p>0</text:p>
          </table:table-cell>
          <table:table-cell table:style-name="ce101" table:formula="of:=[.AO8]-[.Q8]" office:value-type="float" office:value="0" calcext:value-type="float">
            <text:p>0</text:p>
          </table:table-cell>
          <table:table-cell table:style-name="ce101" table:formula="of:=[.AP8]-[.R8]" office:value-type="float" office:value="0" calcext:value-type="float">
            <text:p>0</text:p>
          </table:table-cell>
          <table:table-cell table:style-name="ce101" table:formula="of:=[.AQ8]-[.S8]" office:value-type="float" office:value="0" calcext:value-type="float">
            <text:p>0</text:p>
          </table:table-cell>
          <table:table-cell table:style-name="ce101" table:formula="of:=[.AR8]-[.T8]" office:value-type="float" office:value="0" calcext:value-type="float">
            <text:p>0</text:p>
          </table:table-cell>
          <table:table-cell table:style-name="ce101" table:formula="of:=[.AS8]-[.U8]" office:value-type="float" office:value="0" calcext:value-type="float">
            <text:p>0</text:p>
          </table:table-cell>
          <table:table-cell table:style-name="ce101" table:formula="of:=[.AT8]-[.V8]" office:value-type="float" office:value="0" calcext:value-type="float">
            <text:p>0</text:p>
          </table:table-cell>
          <table:table-cell table:style-name="ce101" table:formula="of:=[.AU8]-[.W8]" office:value-type="float" office:value="0" calcext:value-type="float">
            <text:p>0</text:p>
          </table:table-cell>
          <table:table-cell table:style-name="ce114" table:formula="of:=[.AV8]-[.X8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21]+1" office:value-type="float" office:value="4" calcext:value-type="float">
            <text:p>4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9:.AJ9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9:.AV9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21]+1" office:value-type="float" office:value="4" calcext:value-type="float">
            <text:p>4</text:p>
          </table:table-cell>
          <table:table-cell table:style-name="ce101" table:formula="of:=[.AA9]-[.O9]" office:value-type="float" office:value="0" calcext:value-type="float">
            <text:p>0</text:p>
          </table:table-cell>
          <table:table-cell table:style-name="ce101" table:formula="of:=[.AB9]-[.P9]" office:value-type="float" office:value="0" calcext:value-type="float">
            <text:p>0</text:p>
          </table:table-cell>
          <table:table-cell table:style-name="ce101" table:formula="of:=[.AC9]-[.Q9]" office:value-type="float" office:value="0" calcext:value-type="float">
            <text:p>0</text:p>
          </table:table-cell>
          <table:table-cell table:style-name="ce101" table:formula="of:=[.AD9]-[.R9]" office:value-type="float" office:value="0" calcext:value-type="float">
            <text:p>0</text:p>
          </table:table-cell>
          <table:table-cell table:style-name="ce101" table:formula="of:=[.AE9]-[.S9]" office:value-type="float" office:value="0" calcext:value-type="float">
            <text:p>0</text:p>
          </table:table-cell>
          <table:table-cell table:style-name="ce101" table:formula="of:=[.AF9]-[.T9]" office:value-type="float" office:value="0" calcext:value-type="float">
            <text:p>0</text:p>
          </table:table-cell>
          <table:table-cell table:style-name="ce101" table:formula="of:=[.AG9]-[.U9]" office:value-type="float" office:value="0" calcext:value-type="float">
            <text:p>0</text:p>
          </table:table-cell>
          <table:table-cell table:style-name="ce101" table:formula="of:=[.AH9]-[.V9]" office:value-type="float" office:value="0" calcext:value-type="float">
            <text:p>0</text:p>
          </table:table-cell>
          <table:table-cell table:style-name="ce101" table:formula="of:=[.AI9]-[.W9]" office:value-type="float" office:value="0" calcext:value-type="float">
            <text:p>0</text:p>
          </table:table-cell>
          <table:table-cell table:style-name="ce114" table:formula="of:=[.AJ9]-[.X9]" office:value-type="float" office:value="0" calcext:value-type="float">
            <text:p>0</text:p>
          </table:table-cell>
          <table:table-cell table:style-name="ce76"/>
          <table:table-cell table:style-name="ce97" table:formula="of:=[.AL21]+1" office:value-type="float" office:value="4" calcext:value-type="float">
            <text:p>4</text:p>
          </table:table-cell>
          <table:table-cell table:style-name="ce101" table:formula="of:=[.AM9]-[.O9]" office:value-type="float" office:value="0" calcext:value-type="float">
            <text:p>0</text:p>
          </table:table-cell>
          <table:table-cell table:style-name="ce101" table:formula="of:=[.AN9]-[.P9]" office:value-type="float" office:value="0" calcext:value-type="float">
            <text:p>0</text:p>
          </table:table-cell>
          <table:table-cell table:style-name="ce101" table:formula="of:=[.AO9]-[.Q9]" office:value-type="float" office:value="0" calcext:value-type="float">
            <text:p>0</text:p>
          </table:table-cell>
          <table:table-cell table:style-name="ce101" table:formula="of:=[.AP9]-[.R9]" office:value-type="float" office:value="0" calcext:value-type="float">
            <text:p>0</text:p>
          </table:table-cell>
          <table:table-cell table:style-name="ce101" table:formula="of:=[.AQ9]-[.S9]" office:value-type="float" office:value="0" calcext:value-type="float">
            <text:p>0</text:p>
          </table:table-cell>
          <table:table-cell table:style-name="ce101" table:formula="of:=[.AR9]-[.T9]" office:value-type="float" office:value="0" calcext:value-type="float">
            <text:p>0</text:p>
          </table:table-cell>
          <table:table-cell table:style-name="ce101" table:formula="of:=[.AS9]-[.U9]" office:value-type="float" office:value="0" calcext:value-type="float">
            <text:p>0</text:p>
          </table:table-cell>
          <table:table-cell table:style-name="ce101" table:formula="of:=[.AT9]-[.V9]" office:value-type="float" office:value="0" calcext:value-type="float">
            <text:p>0</text:p>
          </table:table-cell>
          <table:table-cell table:style-name="ce101" table:formula="of:=[.AU9]-[.W9]" office:value-type="float" office:value="0" calcext:value-type="float">
            <text:p>0</text:p>
          </table:table-cell>
          <table:table-cell table:style-name="ce114" table:formula="of:=[.AV9]-[.X9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22]+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10:.AJ10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10:.AV10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22]+1" office:value-type="float" office:value="5" calcext:value-type="float">
            <text:p>5</text:p>
          </table:table-cell>
          <table:table-cell table:style-name="ce101" table:formula="of:=[.AA10]-[.O10]" office:value-type="float" office:value="0" calcext:value-type="float">
            <text:p>0</text:p>
          </table:table-cell>
          <table:table-cell table:style-name="ce101" table:formula="of:=[.AB10]-[.P10]" office:value-type="float" office:value="0" calcext:value-type="float">
            <text:p>0</text:p>
          </table:table-cell>
          <table:table-cell table:style-name="ce101" table:formula="of:=[.AC10]-[.Q10]" office:value-type="float" office:value="0" calcext:value-type="float">
            <text:p>0</text:p>
          </table:table-cell>
          <table:table-cell table:style-name="ce101" table:formula="of:=[.AD10]-[.R10]" office:value-type="float" office:value="0" calcext:value-type="float">
            <text:p>0</text:p>
          </table:table-cell>
          <table:table-cell table:style-name="ce101" table:formula="of:=[.AE10]-[.S10]" office:value-type="float" office:value="0" calcext:value-type="float">
            <text:p>0</text:p>
          </table:table-cell>
          <table:table-cell table:style-name="ce101" table:formula="of:=[.AF10]-[.T10]" office:value-type="float" office:value="0" calcext:value-type="float">
            <text:p>0</text:p>
          </table:table-cell>
          <table:table-cell table:style-name="ce101" table:formula="of:=[.AG10]-[.U10]" office:value-type="float" office:value="0" calcext:value-type="float">
            <text:p>0</text:p>
          </table:table-cell>
          <table:table-cell table:style-name="ce101" table:formula="of:=[.AH10]-[.V10]" office:value-type="float" office:value="0" calcext:value-type="float">
            <text:p>0</text:p>
          </table:table-cell>
          <table:table-cell table:style-name="ce101" table:formula="of:=[.AI10]-[.W10]" office:value-type="float" office:value="0" calcext:value-type="float">
            <text:p>0</text:p>
          </table:table-cell>
          <table:table-cell table:style-name="ce114" table:formula="of:=[.AJ10]-[.X10]" office:value-type="float" office:value="0" calcext:value-type="float">
            <text:p>0</text:p>
          </table:table-cell>
          <table:table-cell table:style-name="ce76"/>
          <table:table-cell table:style-name="ce97" table:formula="of:=[.AL22]+1" office:value-type="float" office:value="5" calcext:value-type="float">
            <text:p>5</text:p>
          </table:table-cell>
          <table:table-cell table:style-name="ce101" table:formula="of:=[.AM10]-[.O10]" office:value-type="float" office:value="0" calcext:value-type="float">
            <text:p>0</text:p>
          </table:table-cell>
          <table:table-cell table:style-name="ce101" table:formula="of:=[.AN10]-[.P10]" office:value-type="float" office:value="0" calcext:value-type="float">
            <text:p>0</text:p>
          </table:table-cell>
          <table:table-cell table:style-name="ce101" table:formula="of:=[.AO10]-[.Q10]" office:value-type="float" office:value="0" calcext:value-type="float">
            <text:p>0</text:p>
          </table:table-cell>
          <table:table-cell table:style-name="ce101" table:formula="of:=[.AP10]-[.R10]" office:value-type="float" office:value="0" calcext:value-type="float">
            <text:p>0</text:p>
          </table:table-cell>
          <table:table-cell table:style-name="ce101" table:formula="of:=[.AQ10]-[.S10]" office:value-type="float" office:value="0" calcext:value-type="float">
            <text:p>0</text:p>
          </table:table-cell>
          <table:table-cell table:style-name="ce101" table:formula="of:=[.AR10]-[.T10]" office:value-type="float" office:value="0" calcext:value-type="float">
            <text:p>0</text:p>
          </table:table-cell>
          <table:table-cell table:style-name="ce101" table:formula="of:=[.AS10]-[.U10]" office:value-type="float" office:value="0" calcext:value-type="float">
            <text:p>0</text:p>
          </table:table-cell>
          <table:table-cell table:style-name="ce101" table:formula="of:=[.AT10]-[.V10]" office:value-type="float" office:value="0" calcext:value-type="float">
            <text:p>0</text:p>
          </table:table-cell>
          <table:table-cell table:style-name="ce101" table:formula="of:=[.AU10]-[.W10]" office:value-type="float" office:value="0" calcext:value-type="float">
            <text:p>0</text:p>
          </table:table-cell>
          <table:table-cell table:style-name="ce114" table:formula="of:=[.AV10]-[.X10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23]+1" office:value-type="float" office:value="6" calcext:value-type="float">
            <text:p>6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11:.AJ11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11:.AV11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23]+1" office:value-type="float" office:value="6" calcext:value-type="float">
            <text:p>6</text:p>
          </table:table-cell>
          <table:table-cell table:style-name="ce101" table:formula="of:=[.AA11]-[.O11]" office:value-type="float" office:value="0" calcext:value-type="float">
            <text:p>0</text:p>
          </table:table-cell>
          <table:table-cell table:style-name="ce101" table:formula="of:=[.AB11]-[.P11]" office:value-type="float" office:value="0" calcext:value-type="float">
            <text:p>0</text:p>
          </table:table-cell>
          <table:table-cell table:style-name="ce101" table:formula="of:=[.AC11]-[.Q11]" office:value-type="float" office:value="0" calcext:value-type="float">
            <text:p>0</text:p>
          </table:table-cell>
          <table:table-cell table:style-name="ce101" table:formula="of:=[.AD11]-[.R11]" office:value-type="float" office:value="0" calcext:value-type="float">
            <text:p>0</text:p>
          </table:table-cell>
          <table:table-cell table:style-name="ce101" table:formula="of:=[.AE11]-[.S11]" office:value-type="float" office:value="0" calcext:value-type="float">
            <text:p>0</text:p>
          </table:table-cell>
          <table:table-cell table:style-name="ce101" table:formula="of:=[.AF11]-[.T11]" office:value-type="float" office:value="0" calcext:value-type="float">
            <text:p>0</text:p>
          </table:table-cell>
          <table:table-cell table:style-name="ce101" table:formula="of:=[.AG11]-[.U11]" office:value-type="float" office:value="0" calcext:value-type="float">
            <text:p>0</text:p>
          </table:table-cell>
          <table:table-cell table:style-name="ce101" table:formula="of:=[.AH11]-[.V11]" office:value-type="float" office:value="0" calcext:value-type="float">
            <text:p>0</text:p>
          </table:table-cell>
          <table:table-cell table:style-name="ce101" table:formula="of:=[.AI11]-[.W11]" office:value-type="float" office:value="0" calcext:value-type="float">
            <text:p>0</text:p>
          </table:table-cell>
          <table:table-cell table:style-name="ce114" table:formula="of:=[.AJ11]-[.X11]" office:value-type="float" office:value="0" calcext:value-type="float">
            <text:p>0</text:p>
          </table:table-cell>
          <table:table-cell table:style-name="ce76"/>
          <table:table-cell table:style-name="ce97" table:formula="of:=[.AL23]+1" office:value-type="float" office:value="6" calcext:value-type="float">
            <text:p>6</text:p>
          </table:table-cell>
          <table:table-cell table:style-name="ce101" table:formula="of:=[.AM11]-[.O11]" office:value-type="float" office:value="0" calcext:value-type="float">
            <text:p>0</text:p>
          </table:table-cell>
          <table:table-cell table:style-name="ce101" table:formula="of:=[.AN11]-[.P11]" office:value-type="float" office:value="0" calcext:value-type="float">
            <text:p>0</text:p>
          </table:table-cell>
          <table:table-cell table:style-name="ce101" table:formula="of:=[.AO11]-[.Q11]" office:value-type="float" office:value="0" calcext:value-type="float">
            <text:p>0</text:p>
          </table:table-cell>
          <table:table-cell table:style-name="ce101" table:formula="of:=[.AP11]-[.R11]" office:value-type="float" office:value="0" calcext:value-type="float">
            <text:p>0</text:p>
          </table:table-cell>
          <table:table-cell table:style-name="ce101" table:formula="of:=[.AQ11]-[.S11]" office:value-type="float" office:value="0" calcext:value-type="float">
            <text:p>0</text:p>
          </table:table-cell>
          <table:table-cell table:style-name="ce101" table:formula="of:=[.AR11]-[.T11]" office:value-type="float" office:value="0" calcext:value-type="float">
            <text:p>0</text:p>
          </table:table-cell>
          <table:table-cell table:style-name="ce101" table:formula="of:=[.AS11]-[.U11]" office:value-type="float" office:value="0" calcext:value-type="float">
            <text:p>0</text:p>
          </table:table-cell>
          <table:table-cell table:style-name="ce101" table:formula="of:=[.AT11]-[.V11]" office:value-type="float" office:value="0" calcext:value-type="float">
            <text:p>0</text:p>
          </table:table-cell>
          <table:table-cell table:style-name="ce101" table:formula="of:=[.AU11]-[.W11]" office:value-type="float" office:value="0" calcext:value-type="float">
            <text:p>0</text:p>
          </table:table-cell>
          <table:table-cell table:style-name="ce114" table:formula="of:=[.AV11]-[.X11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24]+1" office:value-type="float" office:value="7" calcext:value-type="float">
            <text:p>7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12:.AJ12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12:.AV12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24]+1" office:value-type="float" office:value="7" calcext:value-type="float">
            <text:p>7</text:p>
          </table:table-cell>
          <table:table-cell table:style-name="ce101" table:formula="of:=[.AA12]-[.O12]" office:value-type="float" office:value="0" calcext:value-type="float">
            <text:p>0</text:p>
          </table:table-cell>
          <table:table-cell table:style-name="ce101" table:formula="of:=[.AB12]-[.P12]" office:value-type="float" office:value="0" calcext:value-type="float">
            <text:p>0</text:p>
          </table:table-cell>
          <table:table-cell table:style-name="ce101" table:formula="of:=[.AC12]-[.Q12]" office:value-type="float" office:value="0" calcext:value-type="float">
            <text:p>0</text:p>
          </table:table-cell>
          <table:table-cell table:style-name="ce101" table:formula="of:=[.AD12]-[.R12]" office:value-type="float" office:value="0" calcext:value-type="float">
            <text:p>0</text:p>
          </table:table-cell>
          <table:table-cell table:style-name="ce101" table:formula="of:=[.AE12]-[.S12]" office:value-type="float" office:value="0" calcext:value-type="float">
            <text:p>0</text:p>
          </table:table-cell>
          <table:table-cell table:style-name="ce101" table:formula="of:=[.AF12]-[.T12]" office:value-type="float" office:value="0" calcext:value-type="float">
            <text:p>0</text:p>
          </table:table-cell>
          <table:table-cell table:style-name="ce101" table:formula="of:=[.AG12]-[.U12]" office:value-type="float" office:value="0" calcext:value-type="float">
            <text:p>0</text:p>
          </table:table-cell>
          <table:table-cell table:style-name="ce101" table:formula="of:=[.AH12]-[.V12]" office:value-type="float" office:value="0" calcext:value-type="float">
            <text:p>0</text:p>
          </table:table-cell>
          <table:table-cell table:style-name="ce101" table:formula="of:=[.AI12]-[.W12]" office:value-type="float" office:value="0" calcext:value-type="float">
            <text:p>0</text:p>
          </table:table-cell>
          <table:table-cell table:style-name="ce114" table:formula="of:=[.AJ12]-[.X12]" office:value-type="float" office:value="0" calcext:value-type="float">
            <text:p>0</text:p>
          </table:table-cell>
          <table:table-cell table:style-name="ce76"/>
          <table:table-cell table:style-name="ce97" table:formula="of:=[.AL24]+1" office:value-type="float" office:value="7" calcext:value-type="float">
            <text:p>7</text:p>
          </table:table-cell>
          <table:table-cell table:style-name="ce101" table:formula="of:=[.AM12]-[.O12]" office:value-type="float" office:value="0" calcext:value-type="float">
            <text:p>0</text:p>
          </table:table-cell>
          <table:table-cell table:style-name="ce101" table:formula="of:=[.AN12]-[.P12]" office:value-type="float" office:value="0" calcext:value-type="float">
            <text:p>0</text:p>
          </table:table-cell>
          <table:table-cell table:style-name="ce101" table:formula="of:=[.AO12]-[.Q12]" office:value-type="float" office:value="0" calcext:value-type="float">
            <text:p>0</text:p>
          </table:table-cell>
          <table:table-cell table:style-name="ce101" table:formula="of:=[.AP12]-[.R12]" office:value-type="float" office:value="0" calcext:value-type="float">
            <text:p>0</text:p>
          </table:table-cell>
          <table:table-cell table:style-name="ce101" table:formula="of:=[.AQ12]-[.S12]" office:value-type="float" office:value="0" calcext:value-type="float">
            <text:p>0</text:p>
          </table:table-cell>
          <table:table-cell table:style-name="ce101" table:formula="of:=[.AR12]-[.T12]" office:value-type="float" office:value="0" calcext:value-type="float">
            <text:p>0</text:p>
          </table:table-cell>
          <table:table-cell table:style-name="ce101" table:formula="of:=[.AS12]-[.U12]" office:value-type="float" office:value="0" calcext:value-type="float">
            <text:p>0</text:p>
          </table:table-cell>
          <table:table-cell table:style-name="ce101" table:formula="of:=[.AT12]-[.V12]" office:value-type="float" office:value="0" calcext:value-type="float">
            <text:p>0</text:p>
          </table:table-cell>
          <table:table-cell table:style-name="ce101" table:formula="of:=[.AU12]-[.W12]" office:value-type="float" office:value="0" calcext:value-type="float">
            <text:p>0</text:p>
          </table:table-cell>
          <table:table-cell table:style-name="ce114" table:formula="of:=[.AV12]-[.X12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4" table:formula="of:=[.B25]+1" office:value-type="float" office:value="8" calcext:value-type="float">
            <text:p>8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13:.AJ13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13:.AV13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7" table:formula="of:=[.Z25]+1" office:value-type="float" office:value="8" calcext:value-type="float">
            <text:p>8</text:p>
          </table:table-cell>
          <table:table-cell table:style-name="ce101" table:formula="of:=[.AA13]-[.O13]" office:value-type="float" office:value="0" calcext:value-type="float">
            <text:p>0</text:p>
          </table:table-cell>
          <table:table-cell table:style-name="ce101" table:formula="of:=[.AB13]-[.P13]" office:value-type="float" office:value="0" calcext:value-type="float">
            <text:p>0</text:p>
          </table:table-cell>
          <table:table-cell table:style-name="ce101" table:formula="of:=[.AC13]-[.Q13]" office:value-type="float" office:value="0" calcext:value-type="float">
            <text:p>0</text:p>
          </table:table-cell>
          <table:table-cell table:style-name="ce101" table:formula="of:=[.AD13]-[.R13]" office:value-type="float" office:value="0" calcext:value-type="float">
            <text:p>0</text:p>
          </table:table-cell>
          <table:table-cell table:style-name="ce101" table:formula="of:=[.AE13]-[.S13]" office:value-type="float" office:value="0" calcext:value-type="float">
            <text:p>0</text:p>
          </table:table-cell>
          <table:table-cell table:style-name="ce101" table:formula="of:=[.AF13]-[.T13]" office:value-type="float" office:value="0" calcext:value-type="float">
            <text:p>0</text:p>
          </table:table-cell>
          <table:table-cell table:style-name="ce101" table:formula="of:=[.AG13]-[.U13]" office:value-type="float" office:value="0" calcext:value-type="float">
            <text:p>0</text:p>
          </table:table-cell>
          <table:table-cell table:style-name="ce101" table:formula="of:=[.AH13]-[.V13]" office:value-type="float" office:value="0" calcext:value-type="float">
            <text:p>0</text:p>
          </table:table-cell>
          <table:table-cell table:style-name="ce101" table:formula="of:=[.AI13]-[.W13]" office:value-type="float" office:value="0" calcext:value-type="float">
            <text:p>0</text:p>
          </table:table-cell>
          <table:table-cell table:style-name="ce114" table:formula="of:=[.AJ13]-[.X13]" office:value-type="float" office:value="0" calcext:value-type="float">
            <text:p>0</text:p>
          </table:table-cell>
          <table:table-cell table:style-name="ce76"/>
          <table:table-cell table:style-name="ce97" table:formula="of:=[.AL25]+1" office:value-type="float" office:value="8" calcext:value-type="float">
            <text:p>8</text:p>
          </table:table-cell>
          <table:table-cell table:style-name="ce101" table:formula="of:=[.AM13]-[.O13]" office:value-type="float" office:value="0" calcext:value-type="float">
            <text:p>0</text:p>
          </table:table-cell>
          <table:table-cell table:style-name="ce101" table:formula="of:=[.AN13]-[.P13]" office:value-type="float" office:value="0" calcext:value-type="float">
            <text:p>0</text:p>
          </table:table-cell>
          <table:table-cell table:style-name="ce101" table:formula="of:=[.AO13]-[.Q13]" office:value-type="float" office:value="0" calcext:value-type="float">
            <text:p>0</text:p>
          </table:table-cell>
          <table:table-cell table:style-name="ce101" table:formula="of:=[.AP13]-[.R13]" office:value-type="float" office:value="0" calcext:value-type="float">
            <text:p>0</text:p>
          </table:table-cell>
          <table:table-cell table:style-name="ce101" table:formula="of:=[.AQ13]-[.S13]" office:value-type="float" office:value="0" calcext:value-type="float">
            <text:p>0</text:p>
          </table:table-cell>
          <table:table-cell table:style-name="ce101" table:formula="of:=[.AR13]-[.T13]" office:value-type="float" office:value="0" calcext:value-type="float">
            <text:p>0</text:p>
          </table:table-cell>
          <table:table-cell table:style-name="ce101" table:formula="of:=[.AS13]-[.U13]" office:value-type="float" office:value="0" calcext:value-type="float">
            <text:p>0</text:p>
          </table:table-cell>
          <table:table-cell table:style-name="ce101" table:formula="of:=[.AT13]-[.V13]" office:value-type="float" office:value="0" calcext:value-type="float">
            <text:p>0</text:p>
          </table:table-cell>
          <table:table-cell table:style-name="ce101" table:formula="of:=[.AU13]-[.W13]" office:value-type="float" office:value="0" calcext:value-type="float">
            <text:p>0</text:p>
          </table:table-cell>
          <table:table-cell table:style-name="ce114" table:formula="of:=[.AV13]-[.X13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ce75" table:formula="of:=[.B26]+1" office:value-type="float" office:value="9" calcext:value-type="float">
            <text:p>9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91" office:value-type="float" office:value="10" calcext:value-type="float">
            <text:p>10</text:p>
          </table:table-cell>
          <table:table-cell table:style-name="ce76"/>
          <table:table-cell table:style-name="Default"/>
          <table:table-cell table:style-name="ce105" table:formula="of:=SUM([.AA14:.AJ14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style-name="ce105" table:formula="of:=SUM([.AM14:.AV14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2"/>
          <table:table-cell table:style-name="ce76"/>
          <table:table-cell table:style-name="ce98" table:formula="of:=[.Z26]+1" office:value-type="float" office:value="9" calcext:value-type="float">
            <text:p>9</text:p>
          </table:table-cell>
          <table:table-cell table:style-name="ce102" table:formula="of:=[.AA14]-[.O14]" office:value-type="float" office:value="0" calcext:value-type="float">
            <text:p>0</text:p>
          </table:table-cell>
          <table:table-cell table:style-name="ce102" table:formula="of:=[.AB14]-[.P14]" office:value-type="float" office:value="0" calcext:value-type="float">
            <text:p>0</text:p>
          </table:table-cell>
          <table:table-cell table:style-name="ce102" table:formula="of:=[.AC14]-[.Q14]" office:value-type="float" office:value="0" calcext:value-type="float">
            <text:p>0</text:p>
          </table:table-cell>
          <table:table-cell table:style-name="ce102" table:formula="of:=[.AD14]-[.R14]" office:value-type="float" office:value="0" calcext:value-type="float">
            <text:p>0</text:p>
          </table:table-cell>
          <table:table-cell table:style-name="ce102" table:formula="of:=[.AE14]-[.S14]" office:value-type="float" office:value="0" calcext:value-type="float">
            <text:p>0</text:p>
          </table:table-cell>
          <table:table-cell table:style-name="ce102" table:formula="of:=[.AF14]-[.T14]" office:value-type="float" office:value="0" calcext:value-type="float">
            <text:p>0</text:p>
          </table:table-cell>
          <table:table-cell table:style-name="ce102" table:formula="of:=[.AG14]-[.U14]" office:value-type="float" office:value="0" calcext:value-type="float">
            <text:p>0</text:p>
          </table:table-cell>
          <table:table-cell table:style-name="ce102" table:formula="of:=[.AH14]-[.V14]" office:value-type="float" office:value="0" calcext:value-type="float">
            <text:p>0</text:p>
          </table:table-cell>
          <table:table-cell table:style-name="ce102" table:formula="of:=[.AI14]-[.W14]" office:value-type="float" office:value="0" calcext:value-type="float">
            <text:p>0</text:p>
          </table:table-cell>
          <table:table-cell table:style-name="ce115" table:formula="of:=[.AJ14]-[.X14]" office:value-type="float" office:value="0" calcext:value-type="float">
            <text:p>0</text:p>
          </table:table-cell>
          <table:table-cell table:style-name="ce76"/>
          <table:table-cell table:style-name="ce98" table:formula="of:=[.AL26]+1" office:value-type="float" office:value="9" calcext:value-type="float">
            <text:p>9</text:p>
          </table:table-cell>
          <table:table-cell table:style-name="ce102" table:formula="of:=[.AM14]-[.O14]" office:value-type="float" office:value="0" calcext:value-type="float">
            <text:p>0</text:p>
          </table:table-cell>
          <table:table-cell table:style-name="ce102" table:formula="of:=[.AN14]-[.P14]" office:value-type="float" office:value="0" calcext:value-type="float">
            <text:p>0</text:p>
          </table:table-cell>
          <table:table-cell table:style-name="ce102" table:formula="of:=[.AO14]-[.Q14]" office:value-type="float" office:value="0" calcext:value-type="float">
            <text:p>0</text:p>
          </table:table-cell>
          <table:table-cell table:style-name="ce102" table:formula="of:=[.AP14]-[.R14]" office:value-type="float" office:value="0" calcext:value-type="float">
            <text:p>0</text:p>
          </table:table-cell>
          <table:table-cell table:style-name="ce102" table:formula="of:=[.AQ14]-[.S14]" office:value-type="float" office:value="0" calcext:value-type="float">
            <text:p>0</text:p>
          </table:table-cell>
          <table:table-cell table:style-name="ce102" table:formula="of:=[.AR14]-[.T14]" office:value-type="float" office:value="0" calcext:value-type="float">
            <text:p>0</text:p>
          </table:table-cell>
          <table:table-cell table:style-name="ce102" table:formula="of:=[.AS14]-[.U14]" office:value-type="float" office:value="0" calcext:value-type="float">
            <text:p>0</text:p>
          </table:table-cell>
          <table:table-cell table:style-name="ce102" table:formula="of:=[.AT14]-[.V14]" office:value-type="float" office:value="0" calcext:value-type="float">
            <text:p>0</text:p>
          </table:table-cell>
          <table:table-cell table:style-name="ce102" table:formula="of:=[.AU14]-[.W14]" office:value-type="float" office:value="0" calcext:value-type="float">
            <text:p>0</text:p>
          </table:table-cell>
          <table:table-cell table:style-name="ce115" table:formula="of:=[.AV14]-[.X14]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/>
          <table:table-cell table:style-name="Default"/>
          <table:table-cell table:style-name="ce76" table:number-columns-repeated="12"/>
          <table:table-cell table:style-name="ce106" table:formula="of:=MAX([.O18:.P27])" office:value-type="float" office:value="3025" calcext:value-type="float" table:number-columns-spanned="2" table:number-rows-spanned="1">
            <text:p>3,025</text:p>
          </table:table-cell>
          <table:covered-table-cell table:style-name="ce106"/>
          <table:table-cell table:style-name="ce108"/>
          <table:table-cell table:style-name="ce110" table:formula="of:=MAX([.R18:.S27])" office:value-type="float" office:value="3025" calcext:value-type="float" table:number-columns-spanned="2" table:number-rows-spanned="1">
            <text:p>3,025</text:p>
          </table:table-cell>
          <table:covered-table-cell table:style-name="ce108"/>
          <table:table-cell table:style-name="ce108"/>
          <table:table-cell table:number-columns-repeated="2"/>
          <table:table-cell table:style-name="Default" table:number-columns-repeated="3"/>
          <table:table-cell table:style-name="ce76"/>
          <table:table-cell table:number-columns-repeated="987"/>
          <table:table-cell table:style-name="ce93"/>
          <table:table-cell table:number-columns-repeated="10"/>
        </table:table-row>
        <table:table-row table:style-name="ro2">
          <table:table-cell/>
          <table:table-cell table:style-name="ce76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4"/>
          <table:table-cell table:number-columns-repeated="975"/>
        </table:table-row>
        <table:table-row table:style-name="ro2">
          <table:table-cell/>
          <table:table-cell table:style-name="ce76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76" table:number-columns-repeated="11"/>
          <table:table-cell table:style-name="ce9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116" table:number-columns-repeated="25"/>
          <table:table-cell table:number-columns-repeated="11"/>
          <table:table-cell table:style-name="ce116" table:number-columns-repeated="953"/>
          <table:table-cell table:number-columns-repeated="11"/>
        </table:table-row>
        <table:table-row table:style-name="ro2">
          <table:table-cell/>
          <table:table-cell table:style-name="ce76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2">
          <table:table-cell/>
          <table:table-cell table:style-name="ce76" table:number-columns-repeated="11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7">
          <table:table-cell/>
          <table:table-cell table:style-name="ce76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hread-manual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" table:default-cell-style-name="ce11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11" table:default-cell-style-name="ce17"/>
        <table:table-column table:style-name="co3" table:default-cell-style-name="ce17"/>
        <table:table-column table:style-name="co2" table:number-columns-repeated="964" table:default-cell-style-name="ce17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48"/>
          <table:table-cell table:style-name="ce40" table:number-columns-repeated="17"/>
          <table:table-cell table:style-name="Default" table:number-columns-repeated="6"/>
          <table:table-cell table:style-name="ce40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16"/>
          <table:table-cell table:style-name="ce41" office:value-type="string" calcext:value-type="string">
            <text:p>MANUAL</text:p>
          </table:table-cell>
          <table:table-cell table:style-name="ce42" table:number-columns-repeated="9"/>
          <table:table-cell table:style-name="ce49"/>
          <table:table-cell table:style-name="ce16"/>
          <table:table-cell table:style-name="ce64" office:value-type="string" calcext:value-type="string">
            <text:p>CBLAS</text:p>
          </table:table-cell>
          <table:table-cell table:style-name="ce63" table:number-columns-repeated="9"/>
          <table:table-cell table:style-name="ce66"/>
          <table:table-cell table:style-name="ce40" table:number-columns-repeated="965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16"/>
          <table:table-cell table:style-name="ce18" office:value-type="string" calcext:value-type="string">
            <text:p>Program – calculate results using dot product </text:p>
          </table:table-cell>
          <table:table-cell table:style-name="ce23" table:number-columns-repeated="9"/>
          <table:table-cell table:style-name="ce36"/>
          <table:table-cell table:style-name="ce16"/>
          <table:table-cell table:style-name="ce41" office:value-type="string" calcext:value-type="string">
            <text:p>Program – calculate results using for loops</text:p>
          </table:table-cell>
          <table:table-cell table:style-name="ce42" table:number-columns-repeated="9"/>
          <table:table-cell table:style-name="ce49"/>
          <table:table-cell table:style-name="ce5"/>
          <table:table-cell table:style-name="ce64" office:value-type="string" calcext:value-type="string">
            <text:p>Program – calculate results using clas</text:p>
          </table:table-cell>
          <table:table-cell table:style-name="ce63" table:number-columns-repeated="9"/>
          <table:table-cell table:style-name="ce66"/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]+1" office:value-type="float" office:value="1" calcext:value-type="float">
            <text:p>1</text:p>
          </table:table-cell>
          <table:table-cell table:style-name="ce8" table:formula="of:=[.D4]+1" office:value-type="float" office:value="2" calcext:value-type="float">
            <text:p>2</text:p>
          </table:table-cell>
          <table:table-cell table:style-name="ce8" table:formula="of:=[.E4]+1" office:value-type="float" office:value="3" calcext:value-type="float">
            <text:p>3</text:p>
          </table:table-cell>
          <table:table-cell table:style-name="ce8" table:formula="of:=[.F4]+1" office:value-type="float" office:value="4" calcext:value-type="float">
            <text:p>4</text:p>
          </table:table-cell>
          <table:table-cell table:style-name="ce8" table:formula="of:=[.G4]+1" office:value-type="float" office:value="5" calcext:value-type="float">
            <text:p>5</text:p>
          </table:table-cell>
          <table:table-cell table:style-name="ce8" table:formula="of:=[.H4]+1" office:value-type="float" office:value="6" calcext:value-type="float">
            <text:p>6</text:p>
          </table:table-cell>
          <table:table-cell table:style-name="ce8" table:formula="of:=[.I4]+1" office:value-type="float" office:value="7" calcext:value-type="float">
            <text:p>7</text:p>
          </table:table-cell>
          <table:table-cell table:style-name="ce8" table:formula="of:=[.J4]+1" office:value-type="float" office:value="8" calcext:value-type="float">
            <text:p>8</text:p>
          </table:table-cell>
          <table:table-cell table:style-name="ce13" table:formula="of:=[.K4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O4]+1" office:value-type="float" office:value="1" calcext:value-type="float">
            <text:p>1</text:p>
          </table:table-cell>
          <table:table-cell table:style-name="ce31" table:formula="of:=[.P4]+1" office:value-type="float" office:value="2" calcext:value-type="float">
            <text:p>2</text:p>
          </table:table-cell>
          <table:table-cell table:style-name="ce31" table:formula="of:=[.Q4]+1" office:value-type="float" office:value="3" calcext:value-type="float">
            <text:p>3</text:p>
          </table:table-cell>
          <table:table-cell table:style-name="ce31" table:formula="of:=[.R4]+1" office:value-type="float" office:value="4" calcext:value-type="float">
            <text:p>4</text:p>
          </table:table-cell>
          <table:table-cell table:style-name="ce31" table:formula="of:=[.S4]+1" office:value-type="float" office:value="5" calcext:value-type="float">
            <text:p>5</text:p>
          </table:table-cell>
          <table:table-cell table:style-name="ce31" table:formula="of:=[.T4]+1" office:value-type="float" office:value="6" calcext:value-type="float">
            <text:p>6</text:p>
          </table:table-cell>
          <table:table-cell table:style-name="ce31" table:formula="of:=[.U4]+1" office:value-type="float" office:value="7" calcext:value-type="float">
            <text:p>7</text:p>
          </table:table-cell>
          <table:table-cell table:style-name="ce31" table:formula="of:=[.V4]+1" office:value-type="float" office:value="8" calcext:value-type="float">
            <text:p>8</text:p>
          </table:table-cell>
          <table:table-cell table:style-name="ce37" table:formula="of:=[.W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4]+1" office:value-type="float" office:value="1" calcext:value-type="float">
            <text:p>1</text:p>
          </table:table-cell>
          <table:table-cell table:style-name="ce31" table:formula="of:=[.AB4]+1" office:value-type="float" office:value="2" calcext:value-type="float">
            <text:p>2</text:p>
          </table:table-cell>
          <table:table-cell table:style-name="ce31" table:formula="of:=[.AC4]+1" office:value-type="float" office:value="3" calcext:value-type="float">
            <text:p>3</text:p>
          </table:table-cell>
          <table:table-cell table:style-name="ce31" table:formula="of:=[.AD4]+1" office:value-type="float" office:value="4" calcext:value-type="float">
            <text:p>4</text:p>
          </table:table-cell>
          <table:table-cell table:style-name="ce31" table:formula="of:=[.AE4]+1" office:value-type="float" office:value="5" calcext:value-type="float">
            <text:p>5</text:p>
          </table:table-cell>
          <table:table-cell table:style-name="ce31" table:formula="of:=[.AF4]+1" office:value-type="float" office:value="6" calcext:value-type="float">
            <text:p>6</text:p>
          </table:table-cell>
          <table:table-cell table:style-name="ce31" table:formula="of:=[.AG4]+1" office:value-type="float" office:value="7" calcext:value-type="float">
            <text:p>7</text:p>
          </table:table-cell>
          <table:table-cell table:style-name="ce31" table:formula="of:=[.AH4]+1" office:value-type="float" office:value="8" calcext:value-type="float">
            <text:p>8</text:p>
          </table:table-cell>
          <table:table-cell table:style-name="ce37" table:formula="of:=[.AI4]+1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4]+1" office:value-type="float" office:value="1" calcext:value-type="float">
            <text:p>1</text:p>
          </table:table-cell>
          <table:table-cell table:style-name="ce31" table:formula="of:=[.AN4]+1" office:value-type="float" office:value="2" calcext:value-type="float">
            <text:p>2</text:p>
          </table:table-cell>
          <table:table-cell table:style-name="ce31" table:formula="of:=[.AO4]+1" office:value-type="float" office:value="3" calcext:value-type="float">
            <text:p>3</text:p>
          </table:table-cell>
          <table:table-cell table:style-name="ce31" table:formula="of:=[.AP4]+1" office:value-type="float" office:value="4" calcext:value-type="float">
            <text:p>4</text:p>
          </table:table-cell>
          <table:table-cell table:style-name="ce31" table:formula="of:=[.AQ4]+1" office:value-type="float" office:value="5" calcext:value-type="float">
            <text:p>5</text:p>
          </table:table-cell>
          <table:table-cell table:style-name="ce31" table:formula="of:=[.AR4]+1" office:value-type="float" office:value="6" calcext:value-type="float">
            <text:p>6</text:p>
          </table:table-cell>
          <table:table-cell table:style-name="ce31" table:formula="of:=[.AS4]+1" office:value-type="float" office:value="7" calcext:value-type="float">
            <text:p>7</text:p>
          </table:table-cell>
          <table:table-cell table:style-name="ce31" table:formula="of:=[.AT4]+1" office:value-type="float" office:value="8" calcext:value-type="float">
            <text:p>8</text:p>
          </table:table-cell>
          <table:table-cell table:style-name="ce37" table:formula="of:=[.AU4]+1" office:value-type="float" office:value="9" calcext:value-type="float">
            <text:p>9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([.$C$5]*[.C18])+([.$D$5]*[.C19])+([.$E$5]*[.C20])+([.$F$5]*[.C21])+([.$G$5]*[.C22])+([.$H$5]*[.C23])+([.$I$5]*[.C24])+([.$J$5]*[.C25])+([.$K$5]*[.C26])+([.$L$5]*[.C27])" office:value-type="float" office:value="55" calcext:value-type="float">
            <text:p>55</text:p>
          </table:table-cell>
          <table:table-cell table:style-name="ce25" table:formula="of:=([.$C$5]*[.D18])+([.$D$5]*[.D19])+([.$E$5]*[.D20])+([.$F$5]*[.D21])+([.$G$5]*[.D22])+([.$H$5]*[.D23])+([.$I$5]*[.D24])+([.$J$5]*[.D25])+([.$K$5]*[.D26])+([.$L$5]*[.D27])" office:value-type="float" office:value="110" calcext:value-type="float">
            <text:p>110</text:p>
          </table:table-cell>
          <table:table-cell table:style-name="ce25" table:formula="of:=([.$C$5]*[.E18])+([.$D$5]*[.E19])+([.$E$5]*[.E20])+([.$F$5]*[.E21])+([.$G$5]*[.E22])+([.$H$5]*[.E23])+([.$I$5]*[.E24])+([.$J$5]*[.E25])+([.$K$5]*[.E26])+([.$L$5]*[.E27])" office:value-type="float" office:value="165" calcext:value-type="float">
            <text:p>165</text:p>
          </table:table-cell>
          <table:table-cell table:style-name="ce25" table:formula="of:=([.$C$5]*[.F18])+([.$D$5]*[.F19])+([.$E$5]*[.F20])+([.$F$5]*[.F21])+([.$G$5]*[.F22])+([.$H$5]*[.F23])+([.$I$5]*[.F24])+([.$J$5]*[.F25])+([.$K$5]*[.F26])+([.$L$5]*[.F27])" office:value-type="float" office:value="220" calcext:value-type="float">
            <text:p>220</text:p>
          </table:table-cell>
          <table:table-cell table:style-name="ce25" table:formula="of:=([.$C$5]*[.G18])+([.$D$5]*[.G19])+([.$E$5]*[.G20])+([.$F$5]*[.G21])+([.$G$5]*[.G22])+([.$H$5]*[.G23])+([.$I$5]*[.G24])+([.$J$5]*[.G25])+([.$K$5]*[.G26])+([.$L$5]*[.G27])" office:value-type="float" office:value="275" calcext:value-type="float">
            <text:p>275</text:p>
          </table:table-cell>
          <table:table-cell table:style-name="ce25" table:formula="of:=([.$C$5]*[.H18])+([.$D$5]*[.H19])+([.$E$5]*[.H20])+([.$F$5]*[.H21])+([.$G$5]*[.H22])+([.$H$5]*[.H23])+([.$I$5]*[.H24])+([.$J$5]*[.H25])+([.$K$5]*[.H26])+([.$L$5]*[.H27])" office:value-type="float" office:value="330" calcext:value-type="float">
            <text:p>330</text:p>
          </table:table-cell>
          <table:table-cell table:style-name="ce25" table:formula="of:=([.$C$5]*[.I18])+([.$D$5]*[.I19])+([.$E$5]*[.I20])+([.$F$5]*[.I21])+([.$G$5]*[.I22])+([.$H$5]*[.I23])+([.$I$5]*[.I24])+([.$J$5]*[.I25])+([.$K$5]*[.I26])+([.$L$5]*[.I27])" office:value-type="float" office:value="385" calcext:value-type="float">
            <text:p>385</text:p>
          </table:table-cell>
          <table:table-cell table:style-name="ce25" table:formula="of:=([.$C$5]*[.J18])+([.$D$5]*[.J19])+([.$E$5]*[.J20])+([.$F$5]*[.J21])+([.$G$5]*[.J22])+([.$H$5]*[.J23])+([.$I$5]*[.J24])+([.$J$5]*[.J25])+([.$K$5]*[.J26])+([.$L$5]*[.J27])" office:value-type="float" office:value="440" calcext:value-type="float">
            <text:p>440</text:p>
          </table:table-cell>
          <table:table-cell table:style-name="ce25" table:formula="of:=([.$C$5]*[.K18])+([.$D$5]*[.K19])+([.$E$5]*[.K20])+([.$F$5]*[.K21])+([.$G$5]*[.K22])+([.$H$5]*[.K23])+([.$I$5]*[.K24])+([.$J$5]*[.K25])+([.$K$5]*[.K26])+([.$L$5]*[.K27])" office:value-type="float" office:value="495" calcext:value-type="float">
            <text:p>495</text:p>
          </table:table-cell>
          <table:table-cell table:style-name="ce38" table:formula="of:=([.$C$5]*[.L18])+([.$D$5]*[.L19])+([.$E$5]*[.L20])+([.$F$5]*[.L21])+([.$G$5]*[.L22])+([.$H$5]*[.L23])+([.$I$5]*[.L24])+([.$J$5]*[.L25])+([.$K$5]*[.L26])+([.$L$5]*[.L27])" office:value-type="float" office:value="550" calcext:value-type="float">
            <text:p>55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55" calcext:value-type="float">
            <text:p>55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495" calcext:value-type="float">
            <text:p>495</text:p>
          </table:table-cell>
          <table:table-cell table:style-name="ce50" office:value-type="float" office:value="550" calcext:value-type="float">
            <text:p>55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43" office:value-type="float" office:value="55" calcext:value-type="float">
            <text:p>55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495" calcext:value-type="float">
            <text:p>495</text:p>
          </table:table-cell>
          <table:table-cell table:style-name="ce50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5]+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5]+1" office:value-type="float" office:value="1" calcext:value-type="float">
            <text:p>1</text:p>
          </table:table-cell>
          <table:table-cell table:style-name="ce25" table:formula="of:=([.$C$6]*[.C18])+([.$D$6]*[.C19])+([.$E$6]*[.C20])+([.$F$6]*[.C21])+([.$G$6]*[.C22])+([.$H$6]*[.C23])+([.$I$6]*[.C24])+([.$J$6]*[.C25])+([.$K$6]*[.C26])+([.$L$6]*[.C27])" office:value-type="float" office:value="55" calcext:value-type="float">
            <text:p>55</text:p>
          </table:table-cell>
          <table:table-cell table:style-name="ce25" table:formula="of:=([.$C$6]*[.D18])+([.$D$6]*[.D19])+([.$E$6]*[.D20])+([.$F$6]*[.D21])+([.$G$6]*[.D22])+([.$H$6]*[.D23])+([.$I$6]*[.D24])+([.$J$6]*[.D25])+([.$K$6]*[.D26])+([.$L$6]*[.D27])" office:value-type="float" office:value="110" calcext:value-type="float">
            <text:p>110</text:p>
          </table:table-cell>
          <table:table-cell table:style-name="ce25" table:formula="of:=([.$C$6]*[.E18])+([.$D$6]*[.E19])+([.$E$6]*[.E20])+([.$F$6]*[.E21])+([.$G$6]*[.E22])+([.$H$6]*[.E23])+([.$I$6]*[.E24])+([.$J$6]*[.E25])+([.$K$6]*[.E26])+([.$L$6]*[.E27])" office:value-type="float" office:value="165" calcext:value-type="float">
            <text:p>165</text:p>
          </table:table-cell>
          <table:table-cell table:style-name="ce25" table:formula="of:=([.$C$6]*[.F18])+([.$D$6]*[.F19])+([.$E$6]*[.F20])+([.$F$6]*[.F21])+([.$G$6]*[.F22])+([.$H$6]*[.F23])+([.$I$6]*[.F24])+([.$J$6]*[.F25])+([.$K$6]*[.F26])+([.$L$6]*[.F27])" office:value-type="float" office:value="220" calcext:value-type="float">
            <text:p>220</text:p>
          </table:table-cell>
          <table:table-cell table:style-name="ce25" table:formula="of:=([.$C$6]*[.G18])+([.$D$6]*[.G19])+([.$E$6]*[.G20])+([.$F$6]*[.G21])+([.$G$6]*[.G22])+([.$H$6]*[.G23])+([.$I$6]*[.G24])+([.$J$6]*[.G25])+([.$K$6]*[.G26])+([.$L$6]*[.G27])" office:value-type="float" office:value="275" calcext:value-type="float">
            <text:p>275</text:p>
          </table:table-cell>
          <table:table-cell table:style-name="ce25" table:formula="of:=([.$C$6]*[.H18])+([.$D$6]*[.H19])+([.$E$6]*[.H20])+([.$F$6]*[.H21])+([.$G$6]*[.H22])+([.$H$6]*[.H23])+([.$I$6]*[.H24])+([.$J$6]*[.H25])+([.$K$6]*[.H26])+([.$L$6]*[.H27])" office:value-type="float" office:value="330" calcext:value-type="float">
            <text:p>330</text:p>
          </table:table-cell>
          <table:table-cell table:style-name="ce25" table:formula="of:=([.$C$6]*[.I18])+([.$D$6]*[.I19])+([.$E$6]*[.I20])+([.$F$6]*[.I21])+([.$G$6]*[.I22])+([.$H$6]*[.I23])+([.$I$6]*[.I24])+([.$J$6]*[.I25])+([.$K$6]*[.I26])+([.$L$6]*[.I27])" office:value-type="float" office:value="385" calcext:value-type="float">
            <text:p>385</text:p>
          </table:table-cell>
          <table:table-cell table:style-name="ce25" table:formula="of:=([.$C$6]*[.J18])+([.$D$6]*[.J19])+([.$E$6]*[.J20])+([.$F$6]*[.J21])+([.$G$6]*[.J22])+([.$H$6]*[.J23])+([.$I$6]*[.J24])+([.$J$6]*[.J25])+([.$K$6]*[.J26])+([.$L$6]*[.J27])" office:value-type="float" office:value="440" calcext:value-type="float">
            <text:p>440</text:p>
          </table:table-cell>
          <table:table-cell table:style-name="ce25" table:formula="of:=([.$C$6]*[.K18])+([.$D$6]*[.K19])+([.$E$6]*[.K20])+([.$F$6]*[.K21])+([.$G$6]*[.K22])+([.$H$6]*[.K23])+([.$I$6]*[.K24])+([.$J$6]*[.K25])+([.$K$6]*[.K26])+([.$L$6]*[.K27])" office:value-type="float" office:value="495" calcext:value-type="float">
            <text:p>495</text:p>
          </table:table-cell>
          <table:table-cell table:style-name="ce38" table:formula="of:=([.$C$6]*[.L18])+([.$D$6]*[.L19])+([.$E$6]*[.L20])+([.$F$6]*[.L21])+([.$G$6]*[.L22])+([.$H$6]*[.L23])+([.$I$6]*[.L24])+([.$J$6]*[.L25])+([.$K$6]*[.L26])+([.$L$6]*[.L27])" office:value-type="float" office:value="550" calcext:value-type="float">
            <text:p>550</text:p>
          </table:table-cell>
          <table:table-cell table:style-name="ce5"/>
          <table:table-cell table:style-name="ce21" table:formula="of:=[.Z5]+1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5]+1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6]+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6]+1" office:value-type="float" office:value="2" calcext:value-type="float">
            <text:p>2</text:p>
          </table:table-cell>
          <table:table-cell table:style-name="ce25" table:formula="of:=([.$C$7]*[.C18])+([.$D$7]*[.C19])+([.$E$7]*[.C20])+([.$F$7]*[.C21])+([.$G$7]*[.C22])+([.$H$7]*[.C23])+([.$I$7]*[.C24])+([.$J$7]*[.C25])+([.$K$7]*[.C26])+([.$L$7]*[.C27])" office:value-type="float" office:value="55" calcext:value-type="float">
            <text:p>55</text:p>
          </table:table-cell>
          <table:table-cell table:style-name="ce25" table:formula="of:=([.$C$7]*[.D18])+([.$D$7]*[.D19])+([.$E$7]*[.D20])+([.$F$7]*[.D21])+([.$G$7]*[.D22])+([.$H$7]*[.D23])+([.$I$7]*[.D24])+([.$J$7]*[.D25])+([.$K$7]*[.D26])+([.$L$7]*[.D27])" office:value-type="float" office:value="110" calcext:value-type="float">
            <text:p>110</text:p>
          </table:table-cell>
          <table:table-cell table:style-name="ce25" table:formula="of:=([.$C$7]*[.E18])+([.$D$7]*[.E19])+([.$E$7]*[.E20])+([.$F$7]*[.E21])+([.$G$7]*[.E22])+([.$H$7]*[.E23])+([.$I$7]*[.E24])+([.$J$7]*[.E25])+([.$K$7]*[.E26])+([.$L$7]*[.E27])" office:value-type="float" office:value="165" calcext:value-type="float">
            <text:p>165</text:p>
          </table:table-cell>
          <table:table-cell table:style-name="ce25" table:formula="of:=([.$C$7]*[.F18])+([.$D$7]*[.F19])+([.$E$7]*[.F20])+([.$F$7]*[.F21])+([.$G$7]*[.F22])+([.$H$7]*[.F23])+([.$I$7]*[.F24])+([.$J$7]*[.F25])+([.$K$7]*[.F26])+([.$L$7]*[.F27])" office:value-type="float" office:value="220" calcext:value-type="float">
            <text:p>220</text:p>
          </table:table-cell>
          <table:table-cell table:style-name="ce25" table:formula="of:=([.$C$7]*[.G18])+([.$D$7]*[.G19])+([.$E$7]*[.G20])+([.$F$7]*[.G21])+([.$G$7]*[.G22])+([.$H$7]*[.G23])+([.$I$7]*[.G24])+([.$J$7]*[.G25])+([.$K$7]*[.G26])+([.$L$7]*[.G27])" office:value-type="float" office:value="275" calcext:value-type="float">
            <text:p>275</text:p>
          </table:table-cell>
          <table:table-cell table:style-name="ce25" table:formula="of:=([.$C$7]*[.H18])+([.$D$7]*[.H19])+([.$E$7]*[.H20])+([.$F$7]*[.H21])+([.$G$7]*[.H22])+([.$H$7]*[.H23])+([.$I$7]*[.H24])+([.$J$7]*[.H25])+([.$K$7]*[.H26])+([.$L$7]*[.H27])" office:value-type="float" office:value="330" calcext:value-type="float">
            <text:p>330</text:p>
          </table:table-cell>
          <table:table-cell table:style-name="ce25" table:formula="of:=([.$C$7]*[.I18])+([.$D$7]*[.I19])+([.$E$7]*[.I20])+([.$F$7]*[.I21])+([.$G$7]*[.I22])+([.$H$7]*[.I23])+([.$I$7]*[.I24])+([.$J$7]*[.I25])+([.$K$7]*[.I26])+([.$L$7]*[.I27])" office:value-type="float" office:value="385" calcext:value-type="float">
            <text:p>385</text:p>
          </table:table-cell>
          <table:table-cell table:style-name="ce25" table:formula="of:=([.$C$7]*[.J18])+([.$D$7]*[.J19])+([.$E$7]*[.J20])+([.$F$7]*[.J21])+([.$G$7]*[.J22])+([.$H$7]*[.J23])+([.$I$7]*[.J24])+([.$J$7]*[.J25])+([.$K$7]*[.J26])+([.$L$7]*[.J27])" office:value-type="float" office:value="440" calcext:value-type="float">
            <text:p>440</text:p>
          </table:table-cell>
          <table:table-cell table:style-name="ce25" table:formula="of:=([.$C$7]*[.K18])+([.$D$7]*[.K19])+([.$E$7]*[.K20])+([.$F$7]*[.K21])+([.$G$7]*[.K22])+([.$H$7]*[.K23])+([.$I$7]*[.K24])+([.$J$7]*[.K25])+([.$K$7]*[.K26])+([.$L$7]*[.K27])" office:value-type="float" office:value="495" calcext:value-type="float">
            <text:p>495</text:p>
          </table:table-cell>
          <table:table-cell table:style-name="ce38" table:formula="of:=([.$C$7]*[.L18])+([.$D$7]*[.L19])+([.$E$7]*[.L20])+([.$F$7]*[.L21])+([.$G$7]*[.L22])+([.$H$7]*[.L23])+([.$I$7]*[.L24])+([.$J$7]*[.L25])+([.$K$7]*[.L26])+([.$L$7]*[.L27])" office:value-type="float" office:value="550" calcext:value-type="float">
            <text:p>550</text:p>
          </table:table-cell>
          <table:table-cell table:style-name="ce5"/>
          <table:table-cell table:style-name="ce21" table:formula="of:=[.Z6]+1" office:value-type="float" office:value="2" calcext:value-type="float">
            <text:p>2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6]+1" office:value-type="float" office:value="2" calcext:value-type="float">
            <text:p>2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7]+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7]+1" office:value-type="float" office:value="3" calcext:value-type="float">
            <text:p>3</text:p>
          </table:table-cell>
          <table:table-cell table:style-name="ce25" table:formula="of:=([.$C$8]*[.C18])+([.$D$8]*[.C19])+([.$E$8]*[.C20])+([.$F$8]*[.C21])+([.$G$8]*[.C22])+([.$H$8]*[.C23])+([.$I$8]*[.C24])+([.$J$8]*[.C25])+([.$K$8]*[.C26])+([.$L$8]*[.C27])" office:value-type="float" office:value="55" calcext:value-type="float">
            <text:p>55</text:p>
          </table:table-cell>
          <table:table-cell table:style-name="ce25" table:formula="of:=([.$C$8]*[.D18])+([.$D$8]*[.D19])+([.$E$8]*[.D20])+([.$F$8]*[.D21])+([.$G$8]*[.D22])+([.$H$8]*[.D23])+([.$I$8]*[.D24])+([.$J$8]*[.D25])+([.$K$8]*[.D26])+([.$L$8]*[.D27])" office:value-type="float" office:value="110" calcext:value-type="float">
            <text:p>110</text:p>
          </table:table-cell>
          <table:table-cell table:style-name="ce25" table:formula="of:=([.$C$8]*[.E18])+([.$D$8]*[.E19])+([.$E$8]*[.E20])+([.$F$8]*[.E21])+([.$G$8]*[.E22])+([.$H$8]*[.E23])+([.$I$8]*[.E24])+([.$J$8]*[.E25])+([.$K$8]*[.E26])+([.$L$8]*[.E27])" office:value-type="float" office:value="165" calcext:value-type="float">
            <text:p>165</text:p>
          </table:table-cell>
          <table:table-cell table:style-name="ce25" table:formula="of:=([.$C$8]*[.F18])+([.$D$8]*[.F19])+([.$E$8]*[.F20])+([.$F$8]*[.F21])+([.$G$8]*[.F22])+([.$H$8]*[.F23])+([.$I$8]*[.F24])+([.$J$8]*[.F25])+([.$K$8]*[.F26])+([.$L$8]*[.F27])" office:value-type="float" office:value="220" calcext:value-type="float">
            <text:p>220</text:p>
          </table:table-cell>
          <table:table-cell table:style-name="ce25" table:formula="of:=([.$C$8]*[.G18])+([.$D$8]*[.G19])+([.$E$8]*[.G20])+([.$F$8]*[.G21])+([.$G$8]*[.G22])+([.$H$8]*[.G23])+([.$I$8]*[.G24])+([.$J$8]*[.G25])+([.$K$8]*[.G26])+([.$L$8]*[.G27])" office:value-type="float" office:value="275" calcext:value-type="float">
            <text:p>275</text:p>
          </table:table-cell>
          <table:table-cell table:style-name="ce25" table:formula="of:=([.$C$8]*[.H18])+([.$D$8]*[.H19])+([.$E$8]*[.H20])+([.$F$8]*[.H21])+([.$G$8]*[.H22])+([.$H$8]*[.H23])+([.$I$8]*[.H24])+([.$J$8]*[.H25])+([.$K$8]*[.H26])+([.$L$8]*[.H27])" office:value-type="float" office:value="330" calcext:value-type="float">
            <text:p>330</text:p>
          </table:table-cell>
          <table:table-cell table:style-name="ce25" table:formula="of:=([.$C$8]*[.I18])+([.$D$8]*[.I19])+([.$E$8]*[.I20])+([.$F$8]*[.I21])+([.$G$8]*[.I22])+([.$H$8]*[.I23])+([.$I$8]*[.I24])+([.$J$8]*[.I25])+([.$K$8]*[.I26])+([.$L$8]*[.I27])" office:value-type="float" office:value="385" calcext:value-type="float">
            <text:p>385</text:p>
          </table:table-cell>
          <table:table-cell table:style-name="ce25" table:formula="of:=([.$C$8]*[.J18])+([.$D$8]*[.J19])+([.$E$8]*[.J20])+([.$F$8]*[.J21])+([.$G$8]*[.J22])+([.$H$8]*[.J23])+([.$I$8]*[.J24])+([.$J$8]*[.J25])+([.$K$8]*[.J26])+([.$L$8]*[.J27])" office:value-type="float" office:value="440" calcext:value-type="float">
            <text:p>440</text:p>
          </table:table-cell>
          <table:table-cell table:style-name="ce25" table:formula="of:=([.$C$8]*[.K18])+([.$D$8]*[.K19])+([.$E$8]*[.K20])+([.$F$8]*[.K21])+([.$G$8]*[.K22])+([.$H$8]*[.K23])+([.$I$8]*[.K24])+([.$J$8]*[.K25])+([.$K$8]*[.K26])+([.$L$8]*[.K27])" office:value-type="float" office:value="495" calcext:value-type="float">
            <text:p>495</text:p>
          </table:table-cell>
          <table:table-cell table:style-name="ce38" table:formula="of:=([.$C$8]*[.L18])+([.$D$8]*[.L19])+([.$E$8]*[.L20])+([.$F$8]*[.L21])+([.$G$8]*[.L22])+([.$H$8]*[.L23])+([.$I$8]*[.L24])+([.$J$8]*[.L25])+([.$K$8]*[.L26])+([.$L$8]*[.L27])" office:value-type="float" office:value="550" calcext:value-type="float">
            <text:p>550</text:p>
          </table:table-cell>
          <table:table-cell table:style-name="ce5"/>
          <table:table-cell table:style-name="ce21" table:formula="of:=[.Z7]+1" office:value-type="float" office:value="3" calcext:value-type="float">
            <text:p>3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7]+1" office:value-type="float" office:value="3" calcext:value-type="float">
            <text:p>3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8]+1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8]+1" office:value-type="float" office:value="4" calcext:value-type="float">
            <text:p>4</text:p>
          </table:table-cell>
          <table:table-cell table:style-name="ce25" table:formula="of:=([.$C$9]*[.C18])+([.$D$9]*[.C19])+([.$E$9]*[.C20])+([.$F$9]*[.C21])+([.$G$9]*[.C22])+([.$H$9]*[.C23])+([.$I$9]*[.C24])+([.$J$9]*[.C25])+([.$K$9]*[.C26])+([.$L$9]*[.C27])" office:value-type="float" office:value="55" calcext:value-type="float">
            <text:p>55</text:p>
          </table:table-cell>
          <table:table-cell table:style-name="ce25" table:formula="of:=([.$C$9]*[.D18])+([.$D$9]*[.D19])+([.$E$9]*[.D20])+([.$F$9]*[.D21])+([.$G$9]*[.D22])+([.$H$9]*[.D23])+([.$I$9]*[.D24])+([.$J$9]*[.D25])+([.$K$9]*[.D26])+([.$L$9]*[.D27])" office:value-type="float" office:value="110" calcext:value-type="float">
            <text:p>110</text:p>
          </table:table-cell>
          <table:table-cell table:style-name="ce25" table:formula="of:=([.$C$9]*[.E18])+([.$D$9]*[.E19])+([.$E$9]*[.E20])+([.$F$9]*[.E21])+([.$G$9]*[.E22])+([.$H$9]*[.E23])+([.$I$9]*[.E24])+([.$J$9]*[.E25])+([.$K$9]*[.E26])+([.$L$9]*[.E27])" office:value-type="float" office:value="165" calcext:value-type="float">
            <text:p>165</text:p>
          </table:table-cell>
          <table:table-cell table:style-name="ce25" table:formula="of:=([.$C$9]*[.F18])+([.$D$9]*[.F19])+([.$E$9]*[.F20])+([.$F$9]*[.F21])+([.$G$9]*[.F22])+([.$H$9]*[.F23])+([.$I$9]*[.F24])+([.$J$9]*[.F25])+([.$K$9]*[.F26])+([.$L$9]*[.F27])" office:value-type="float" office:value="220" calcext:value-type="float">
            <text:p>220</text:p>
          </table:table-cell>
          <table:table-cell table:style-name="ce25" table:formula="of:=([.$C$9]*[.G18])+([.$D$9]*[.G19])+([.$E$9]*[.G20])+([.$F$9]*[.G21])+([.$G$9]*[.G22])+([.$H$9]*[.G23])+([.$I$9]*[.G24])+([.$J$9]*[.G25])+([.$K$9]*[.G26])+([.$L$9]*[.G27])" office:value-type="float" office:value="275" calcext:value-type="float">
            <text:p>275</text:p>
          </table:table-cell>
          <table:table-cell table:style-name="ce25" table:formula="of:=([.$C$9]*[.H18])+([.$D$9]*[.H19])+([.$E$9]*[.H20])+([.$F$9]*[.H21])+([.$G$9]*[.H22])+([.$H$9]*[.H23])+([.$I$9]*[.H24])+([.$J$9]*[.H25])+([.$K$9]*[.H26])+([.$L$9]*[.H27])" office:value-type="float" office:value="330" calcext:value-type="float">
            <text:p>330</text:p>
          </table:table-cell>
          <table:table-cell table:style-name="ce25" table:formula="of:=([.$C$9]*[.I18])+([.$D$9]*[.I19])+([.$E$9]*[.I20])+([.$F$9]*[.I21])+([.$G$9]*[.I22])+([.$H$9]*[.I23])+([.$I$9]*[.I24])+([.$J$9]*[.I25])+([.$K$9]*[.I26])+([.$L$9]*[.I27])" office:value-type="float" office:value="385" calcext:value-type="float">
            <text:p>385</text:p>
          </table:table-cell>
          <table:table-cell table:style-name="ce25" table:formula="of:=([.$C$9]*[.J18])+([.$D$9]*[.J19])+([.$E$9]*[.J20])+([.$F$9]*[.J21])+([.$G$9]*[.J22])+([.$H$9]*[.J23])+([.$I$9]*[.J24])+([.$J$9]*[.J25])+([.$K$9]*[.J26])+([.$L$9]*[.J27])" office:value-type="float" office:value="440" calcext:value-type="float">
            <text:p>440</text:p>
          </table:table-cell>
          <table:table-cell table:style-name="ce25" table:formula="of:=([.$C$9]*[.K18])+([.$D$9]*[.K19])+([.$E$9]*[.K20])+([.$F$9]*[.K21])+([.$G$9]*[.K22])+([.$H$9]*[.K23])+([.$I$9]*[.K24])+([.$J$9]*[.K25])+([.$K$9]*[.K26])+([.$L$9]*[.K27])" office:value-type="float" office:value="495" calcext:value-type="float">
            <text:p>495</text:p>
          </table:table-cell>
          <table:table-cell table:style-name="ce38" table:formula="of:=([.$C$9]*[.L18])+([.$D$9]*[.L19])+([.$E$9]*[.L20])+([.$F$9]*[.L21])+([.$G$9]*[.L22])+([.$H$9]*[.L23])+([.$I$9]*[.L24])+([.$J$9]*[.L25])+([.$K$9]*[.L26])+([.$L$9]*[.L27])" office:value-type="float" office:value="550" calcext:value-type="float">
            <text:p>550</text:p>
          </table:table-cell>
          <table:table-cell table:style-name="ce5"/>
          <table:table-cell table:style-name="ce21" table:formula="of:=[.Z8]+1" office:value-type="float" office:value="4" calcext:value-type="float">
            <text:p>4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8]+1" office:value-type="float" office:value="4" calcext:value-type="float">
            <text:p>4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9]+1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9]+1" office:value-type="float" office:value="5" calcext:value-type="float">
            <text:p>5</text:p>
          </table:table-cell>
          <table:table-cell table:style-name="ce25" table:formula="of:=([.$C$10]*[.C18])+([.$D$10]*[.C19])+([.$E$10]*[.C20])+([.$F$10]*[.C21])+([.$G$10]*[.C22])+([.$H$10]*[.C23])+([.$I$10]*[.C24])+([.$J$10]*[.C25])+([.$K$10]*[.C26])+([.$L$10]*[.C27])" office:value-type="float" office:value="55" calcext:value-type="float">
            <text:p>55</text:p>
          </table:table-cell>
          <table:table-cell table:style-name="ce25" table:formula="of:=([.$C$10]*[.D18])+([.$D$10]*[.D19])+([.$E$10]*[.D20])+([.$F$10]*[.D21])+([.$G$10]*[.D22])+([.$H$10]*[.D23])+([.$I$10]*[.D24])+([.$J$10]*[.D25])+([.$K$10]*[.D26])+([.$L$10]*[.D27])" office:value-type="float" office:value="110" calcext:value-type="float">
            <text:p>110</text:p>
          </table:table-cell>
          <table:table-cell table:style-name="ce25" table:formula="of:=([.$C$10]*[.E18])+([.$D$10]*[.E19])+([.$E$10]*[.E20])+([.$F$10]*[.E21])+([.$G$10]*[.E22])+([.$H$10]*[.E23])+([.$I$10]*[.E24])+([.$J$10]*[.E25])+([.$K$10]*[.E26])+([.$L$10]*[.E27])" office:value-type="float" office:value="165" calcext:value-type="float">
            <text:p>165</text:p>
          </table:table-cell>
          <table:table-cell table:style-name="ce25" table:formula="of:=([.$C$10]*[.F18])+([.$D$10]*[.F19])+([.$E$10]*[.F20])+([.$F$10]*[.F21])+([.$G$10]*[.F22])+([.$H$10]*[.F23])+([.$I$10]*[.F24])+([.$J$10]*[.F25])+([.$K$10]*[.F26])+([.$L$10]*[.F27])" office:value-type="float" office:value="220" calcext:value-type="float">
            <text:p>220</text:p>
          </table:table-cell>
          <table:table-cell table:style-name="ce25" table:formula="of:=([.$C$10]*[.G18])+([.$D$10]*[.G19])+([.$E$10]*[.G20])+([.$F$10]*[.G21])+([.$G$10]*[.G22])+([.$H$10]*[.G23])+([.$I$10]*[.G24])+([.$J$10]*[.G25])+([.$K$10]*[.G26])+([.$L$10]*[.G27])" office:value-type="float" office:value="275" calcext:value-type="float">
            <text:p>275</text:p>
          </table:table-cell>
          <table:table-cell table:style-name="ce25" table:formula="of:=([.$C$10]*[.H18])+([.$D$10]*[.H19])+([.$E$10]*[.H20])+([.$F$10]*[.H21])+([.$G$10]*[.H22])+([.$H$10]*[.H23])+([.$I$10]*[.H24])+([.$J$10]*[.H25])+([.$K$10]*[.H26])+([.$L$10]*[.H27])" office:value-type="float" office:value="330" calcext:value-type="float">
            <text:p>330</text:p>
          </table:table-cell>
          <table:table-cell table:style-name="ce25" table:formula="of:=([.$C$10]*[.I18])+([.$D$10]*[.I19])+([.$E$10]*[.I20])+([.$F$10]*[.I21])+([.$G$10]*[.I22])+([.$H$10]*[.I23])+([.$I$10]*[.I24])+([.$J$10]*[.I25])+([.$K$10]*[.I26])+([.$L$10]*[.I27])" office:value-type="float" office:value="385" calcext:value-type="float">
            <text:p>385</text:p>
          </table:table-cell>
          <table:table-cell table:style-name="ce25" table:formula="of:=([.$C$10]*[.J18])+([.$D$10]*[.J19])+([.$E$10]*[.J20])+([.$F$10]*[.J21])+([.$G$10]*[.J22])+([.$H$10]*[.J23])+([.$I$10]*[.J24])+([.$J$10]*[.J25])+([.$K$10]*[.J26])+([.$L$10]*[.J27])" office:value-type="float" office:value="440" calcext:value-type="float">
            <text:p>440</text:p>
          </table:table-cell>
          <table:table-cell table:style-name="ce25" table:formula="of:=([.$C$10]*[.K18])+([.$D$10]*[.K19])+([.$E$10]*[.K20])+([.$F$10]*[.K21])+([.$G$10]*[.K22])+([.$H$10]*[.K23])+([.$I$10]*[.K24])+([.$J$10]*[.K25])+([.$K$10]*[.K26])+([.$L$10]*[.K27])" office:value-type="float" office:value="495" calcext:value-type="float">
            <text:p>495</text:p>
          </table:table-cell>
          <table:table-cell table:style-name="ce38" table:formula="of:=([.$C$10]*[.L18])+([.$D$10]*[.L19])+([.$E$10]*[.L20])+([.$F$10]*[.L21])+([.$G$10]*[.L22])+([.$H$10]*[.L23])+([.$I$10]*[.L24])+([.$J$10]*[.L25])+([.$K$10]*[.L26])+([.$L$10]*[.L27])" office:value-type="float" office:value="550" calcext:value-type="float">
            <text:p>550</text:p>
          </table:table-cell>
          <table:table-cell table:style-name="ce5"/>
          <table:table-cell table:style-name="ce21" table:formula="of:=[.Z9]+1" office:value-type="float" office:value="5" calcext:value-type="float">
            <text:p>5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9]+1" office:value-type="float" office:value="5" calcext:value-type="float">
            <text:p>5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0]+1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10]+1" office:value-type="float" office:value="6" calcext:value-type="float">
            <text:p>6</text:p>
          </table:table-cell>
          <table:table-cell table:style-name="ce25" table:formula="of:=([.$C$11]*[.C18])+([.$D$11]*[.C19])+([.$E$11]*[.C20])+([.$F$11]*[.C21])+([.$G$11]*[.C22])+([.$H$11]*[.C23])+([.$I$11]*[.C24])+([.$J$11]*[.C25])+([.$K$11]*[.C26])+([.$L$11]*[.C27])" office:value-type="float" office:value="55" calcext:value-type="float">
            <text:p>55</text:p>
          </table:table-cell>
          <table:table-cell table:style-name="ce25" table:formula="of:=([.$C$11]*[.D18])+([.$D$11]*[.D19])+([.$E$11]*[.D20])+([.$F$11]*[.D21])+([.$G$11]*[.D22])+([.$H$11]*[.D23])+([.$I$11]*[.D24])+([.$J$11]*[.D25])+([.$K$11]*[.D26])+([.$L$11]*[.D27])" office:value-type="float" office:value="110" calcext:value-type="float">
            <text:p>110</text:p>
          </table:table-cell>
          <table:table-cell table:style-name="ce25" table:formula="of:=([.$C$11]*[.E18])+([.$D$11]*[.E19])+([.$E$11]*[.E20])+([.$F$11]*[.E21])+([.$G$11]*[.E22])+([.$H$11]*[.E23])+([.$I$11]*[.E24])+([.$J$11]*[.E25])+([.$K$11]*[.E26])+([.$L$11]*[.E27])" office:value-type="float" office:value="165" calcext:value-type="float">
            <text:p>165</text:p>
          </table:table-cell>
          <table:table-cell table:style-name="ce25" table:formula="of:=([.$C$11]*[.F18])+([.$D$11]*[.F19])+([.$E$11]*[.F20])+([.$F$11]*[.F21])+([.$G$11]*[.F22])+([.$H$11]*[.F23])+([.$I$11]*[.F24])+([.$J$11]*[.F25])+([.$K$11]*[.F26])+([.$L$11]*[.F27])" office:value-type="float" office:value="220" calcext:value-type="float">
            <text:p>220</text:p>
          </table:table-cell>
          <table:table-cell table:style-name="ce25" table:formula="of:=([.$C$11]*[.G18])+([.$D$11]*[.G19])+([.$E$11]*[.G20])+([.$F$11]*[.G21])+([.$G$11]*[.G22])+([.$H$11]*[.G23])+([.$I$11]*[.G24])+([.$J$11]*[.G25])+([.$K$11]*[.G26])+([.$L$11]*[.G27])" office:value-type="float" office:value="275" calcext:value-type="float">
            <text:p>275</text:p>
          </table:table-cell>
          <table:table-cell table:style-name="ce25" table:formula="of:=([.$C$11]*[.H18])+([.$D$11]*[.H19])+([.$E$11]*[.H20])+([.$F$11]*[.H21])+([.$G$11]*[.H22])+([.$H$11]*[.H23])+([.$I$11]*[.H24])+([.$J$11]*[.H25])+([.$K$11]*[.H26])+([.$L$11]*[.H27])" office:value-type="float" office:value="330" calcext:value-type="float">
            <text:p>330</text:p>
          </table:table-cell>
          <table:table-cell table:style-name="ce25" table:formula="of:=([.$C$11]*[.I18])+([.$D$11]*[.I19])+([.$E$11]*[.I20])+([.$F$11]*[.I21])+([.$G$11]*[.I22])+([.$H$11]*[.I23])+([.$I$11]*[.I24])+([.$J$11]*[.I25])+([.$K$11]*[.I26])+([.$L$11]*[.I27])" office:value-type="float" office:value="385" calcext:value-type="float">
            <text:p>385</text:p>
          </table:table-cell>
          <table:table-cell table:style-name="ce25" table:formula="of:=([.$C$11]*[.J18])+([.$D$11]*[.J19])+([.$E$11]*[.J20])+([.$F$11]*[.J21])+([.$G$11]*[.J22])+([.$H$11]*[.J23])+([.$I$11]*[.J24])+([.$J$11]*[.J25])+([.$K$11]*[.J26])+([.$L$11]*[.J27])" office:value-type="float" office:value="440" calcext:value-type="float">
            <text:p>440</text:p>
          </table:table-cell>
          <table:table-cell table:style-name="ce25" table:formula="of:=([.$C$11]*[.K18])+([.$D$11]*[.K19])+([.$E$11]*[.K20])+([.$F$11]*[.K21])+([.$G$11]*[.K22])+([.$H$11]*[.K23])+([.$I$11]*[.K24])+([.$J$11]*[.K25])+([.$K$11]*[.K26])+([.$L$11]*[.K27])" office:value-type="float" office:value="495" calcext:value-type="float">
            <text:p>495</text:p>
          </table:table-cell>
          <table:table-cell table:style-name="ce38" table:formula="of:=([.$C$11]*[.L18])+([.$D$11]*[.L19])+([.$E$11]*[.L20])+([.$F$11]*[.L21])+([.$G$11]*[.L22])+([.$H$11]*[.L23])+([.$I$11]*[.L24])+([.$J$11]*[.L25])+([.$K$11]*[.L26])+([.$L$11]*[.L27])" office:value-type="float" office:value="550" calcext:value-type="float">
            <text:p>550</text:p>
          </table:table-cell>
          <table:table-cell table:style-name="ce5"/>
          <table:table-cell table:style-name="ce21" table:formula="of:=[.Z10]+1" office:value-type="float" office:value="6" calcext:value-type="float">
            <text:p>6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0]+1" office:value-type="float" office:value="6" calcext:value-type="float">
            <text:p>6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1]+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1" table:formula="of:=[.N11]+1" office:value-type="float" office:value="7" calcext:value-type="float">
            <text:p>7</text:p>
          </table:table-cell>
          <table:table-cell table:style-name="ce25" table:formula="of:=([.$C$12]*[.C18])+([.$D$12]*[.C19])+([.$E$12]*[.C20])+([.$F$12]*[.C21])+([.$G$12]*[.C22])+([.$H$12]*[.C23])+([.$I$12]*[.C24])+([.$J$12]*[.C25])+([.$K$12]*[.C26])+([.$L$12]*[.C27])" office:value-type="float" office:value="55" calcext:value-type="float">
            <text:p>55</text:p>
          </table:table-cell>
          <table:table-cell table:style-name="ce25" table:formula="of:=([.$C$12]*[.D18])+([.$D$12]*[.D19])+([.$E$12]*[.D20])+([.$F$12]*[.D21])+([.$G$12]*[.D22])+([.$H$12]*[.D23])+([.$I$12]*[.D24])+([.$J$12]*[.D25])+([.$K$12]*[.D26])+([.$L$12]*[.D27])" office:value-type="float" office:value="110" calcext:value-type="float">
            <text:p>110</text:p>
          </table:table-cell>
          <table:table-cell table:style-name="ce25" table:formula="of:=([.$C$12]*[.E18])+([.$D$12]*[.E19])+([.$E$12]*[.E20])+([.$F$12]*[.E21])+([.$G$12]*[.E22])+([.$H$12]*[.E23])+([.$I$12]*[.E24])+([.$J$12]*[.E25])+([.$K$12]*[.E26])+([.$L$12]*[.E27])" office:value-type="float" office:value="165" calcext:value-type="float">
            <text:p>165</text:p>
          </table:table-cell>
          <table:table-cell table:style-name="ce25" table:formula="of:=([.$C$12]*[.F18])+([.$D$12]*[.F19])+([.$E$12]*[.F20])+([.$F$12]*[.F21])+([.$G$12]*[.F22])+([.$H$12]*[.F23])+([.$I$12]*[.F24])+([.$J$12]*[.F25])+([.$K$12]*[.F26])+([.$L$12]*[.F27])" office:value-type="float" office:value="220" calcext:value-type="float">
            <text:p>220</text:p>
          </table:table-cell>
          <table:table-cell table:style-name="ce25" table:formula="of:=([.$C$12]*[.G18])+([.$D$12]*[.G19])+([.$E$12]*[.G20])+([.$F$12]*[.G21])+([.$G$12]*[.G22])+([.$H$12]*[.G23])+([.$I$12]*[.G24])+([.$J$12]*[.G25])+([.$K$12]*[.G26])+([.$L$12]*[.G27])" office:value-type="float" office:value="275" calcext:value-type="float">
            <text:p>275</text:p>
          </table:table-cell>
          <table:table-cell table:style-name="ce25" table:formula="of:=([.$C$12]*[.H18])+([.$D$12]*[.H19])+([.$E$12]*[.H20])+([.$F$12]*[.H21])+([.$G$12]*[.H22])+([.$H$12]*[.H23])+([.$I$12]*[.H24])+([.$J$12]*[.H25])+([.$K$12]*[.H26])+([.$L$12]*[.H27])" office:value-type="float" office:value="330" calcext:value-type="float">
            <text:p>330</text:p>
          </table:table-cell>
          <table:table-cell table:style-name="ce25" table:formula="of:=([.$C$12]*[.I18])+([.$D$12]*[.I19])+([.$E$12]*[.I20])+([.$F$12]*[.I21])+([.$G$12]*[.I22])+([.$H$12]*[.I23])+([.$I$12]*[.I24])+([.$J$12]*[.I25])+([.$K$12]*[.I26])+([.$L$12]*[.I27])" office:value-type="float" office:value="385" calcext:value-type="float">
            <text:p>385</text:p>
          </table:table-cell>
          <table:table-cell table:style-name="ce25" table:formula="of:=([.$C$12]*[.J18])+([.$D$12]*[.J19])+([.$E$12]*[.J20])+([.$F$12]*[.J21])+([.$G$12]*[.J22])+([.$H$12]*[.J23])+([.$I$12]*[.J24])+([.$J$12]*[.J25])+([.$K$12]*[.J26])+([.$L$12]*[.J27])" office:value-type="float" office:value="440" calcext:value-type="float">
            <text:p>440</text:p>
          </table:table-cell>
          <table:table-cell table:style-name="ce25" table:formula="of:=([.$C$12]*[.K18])+([.$D$12]*[.K19])+([.$E$12]*[.K20])+([.$F$12]*[.K21])+([.$G$12]*[.K22])+([.$H$12]*[.K23])+([.$I$12]*[.K24])+([.$J$12]*[.K25])+([.$K$12]*[.K26])+([.$L$12]*[.K27])" office:value-type="float" office:value="495" calcext:value-type="float">
            <text:p>495</text:p>
          </table:table-cell>
          <table:table-cell table:style-name="ce38" table:formula="of:=([.$C$12]*[.L18])+([.$D$12]*[.L19])+([.$E$12]*[.L20])+([.$F$12]*[.L21])+([.$G$12]*[.L22])+([.$H$12]*[.L23])+([.$I$12]*[.L24])+([.$J$12]*[.L25])+([.$K$12]*[.L26])+([.$L$12]*[.L27])" office:value-type="float" office:value="550" calcext:value-type="float">
            <text:p>550</text:p>
          </table:table-cell>
          <table:table-cell table:style-name="ce5"/>
          <table:table-cell table:style-name="ce21" table:formula="of:=[.Z11]+1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1]+1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2]+1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22" table:formula="of:=[.N12]+1" office:value-type="float" office:value="8" calcext:value-type="float">
            <text:p>8</text:p>
          </table:table-cell>
          <table:table-cell table:style-name="ce26" table:formula="of:=([.$C$13]*[.C18])+([.$D$13]*[.C19])+([.$E$13]*[.C20])+([.$F$13]*[.C21])+([.$G$13]*[.C22])+([.$H$13]*[.C23])+([.$I$13]*[.C24])+([.$J$13]*[.C25])+([.$K$13]*[.C26])+([.$L$13]*[.C27])" office:value-type="float" office:value="55" calcext:value-type="float">
            <text:p>55</text:p>
          </table:table-cell>
          <table:table-cell table:style-name="ce26" table:formula="of:=([.$C$13]*[.D18])+([.$D$13]*[.D19])+([.$E$13]*[.D20])+([.$F$13]*[.D21])+([.$G$13]*[.D22])+([.$H$13]*[.D23])+([.$I$13]*[.D24])+([.$J$13]*[.D25])+([.$K$13]*[.D26])+([.$L$13]*[.D27])" office:value-type="float" office:value="110" calcext:value-type="float">
            <text:p>110</text:p>
          </table:table-cell>
          <table:table-cell table:style-name="ce26" table:formula="of:=([.$C$13]*[.E18])+([.$D$13]*[.E19])+([.$E$13]*[.E20])+([.$F$13]*[.E21])+([.$G$13]*[.E22])+([.$H$13]*[.E23])+([.$I$13]*[.E24])+([.$J$13]*[.E25])+([.$K$13]*[.E26])+([.$L$13]*[.E27])" office:value-type="float" office:value="165" calcext:value-type="float">
            <text:p>165</text:p>
          </table:table-cell>
          <table:table-cell table:style-name="ce26" table:formula="of:=([.$C$13]*[.F18])+([.$D$13]*[.F19])+([.$E$13]*[.F20])+([.$F$13]*[.F21])+([.$G$13]*[.F22])+([.$H$13]*[.F23])+([.$I$13]*[.F24])+([.$J$13]*[.F25])+([.$K$13]*[.F26])+([.$L$13]*[.F27])" office:value-type="float" office:value="220" calcext:value-type="float">
            <text:p>220</text:p>
          </table:table-cell>
          <table:table-cell table:style-name="ce26" table:formula="of:=([.$C$13]*[.G18])+([.$D$13]*[.G19])+([.$E$13]*[.G20])+([.$F$13]*[.G21])+([.$G$13]*[.G22])+([.$H$13]*[.G23])+([.$I$13]*[.G24])+([.$J$13]*[.G25])+([.$K$13]*[.G26])+([.$L$13]*[.G27])" office:value-type="float" office:value="275" calcext:value-type="float">
            <text:p>275</text:p>
          </table:table-cell>
          <table:table-cell table:style-name="ce26" table:formula="of:=([.$C$13]*[.H18])+([.$D$13]*[.H19])+([.$E$13]*[.H20])+([.$F$13]*[.H21])+([.$G$13]*[.H22])+([.$H$13]*[.H23])+([.$I$13]*[.H24])+([.$J$13]*[.H25])+([.$K$13]*[.H26])+([.$L$13]*[.H27])" office:value-type="float" office:value="330" calcext:value-type="float">
            <text:p>330</text:p>
          </table:table-cell>
          <table:table-cell table:style-name="ce26" table:formula="of:=([.$C$13]*[.I18])+([.$D$13]*[.I19])+([.$E$13]*[.I20])+([.$F$13]*[.I21])+([.$G$13]*[.I22])+([.$H$13]*[.I23])+([.$I$13]*[.I24])+([.$J$13]*[.I25])+([.$K$13]*[.I26])+([.$L$13]*[.I27])" office:value-type="float" office:value="385" calcext:value-type="float">
            <text:p>385</text:p>
          </table:table-cell>
          <table:table-cell table:style-name="ce26" table:formula="of:=([.$C$13]*[.J18])+([.$D$13]*[.J19])+([.$E$13]*[.J20])+([.$F$13]*[.J21])+([.$G$13]*[.J22])+([.$H$13]*[.J23])+([.$I$13]*[.J24])+([.$J$13]*[.J25])+([.$K$13]*[.J26])+([.$L$13]*[.J27])" office:value-type="float" office:value="440" calcext:value-type="float">
            <text:p>440</text:p>
          </table:table-cell>
          <table:table-cell table:style-name="ce26" table:formula="of:=([.$C$13]*[.K18])+([.$D$13]*[.K19])+([.$E$13]*[.K20])+([.$F$13]*[.K21])+([.$G$13]*[.K22])+([.$H$13]*[.K23])+([.$I$13]*[.K24])+([.$J$13]*[.K25])+([.$K$13]*[.K26])+([.$L$13]*[.K27])" office:value-type="float" office:value="495" calcext:value-type="float">
            <text:p>495</text:p>
          </table:table-cell>
          <table:table-cell table:style-name="ce39" table:formula="of:=([.$C$13]*[.L18])+([.$D$13]*[.L19])+([.$E$13]*[.L20])+([.$F$13]*[.L21])+([.$G$13]*[.L22])+([.$H$13]*[.L23])+([.$I$13]*[.L24])+([.$J$13]*[.L25])+([.$K$13]*[.L26])+([.$L$13]*[.L27])" office:value-type="float" office:value="550" calcext:value-type="float">
            <text:p>550</text:p>
          </table:table-cell>
          <table:table-cell table:style-name="ce5"/>
          <table:table-cell table:style-name="ce21" table:formula="of:=[.Z12]+1" office:value-type="float" office:value="8" calcext:value-type="float">
            <text:p>8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 table:style-name="ce5"/>
          <table:table-cell table:style-name="ce21" table:formula="of:=[.AL12]+1" office:value-type="float" office:value="8" calcext:value-type="float">
            <text:p>8</text:p>
          </table:table-cell>
          <table:table-cell table:style-name="ce44" office:value-type="float" office:value="55" calcext:value-type="float">
            <text:p>55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495" calcext:value-type="float">
            <text:p>495</text:p>
          </table:table-cell>
          <table:table-cell table:style-name="ce38" office:value-type="float" office:value="550" calcext:value-type="float">
            <text:p>55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4" table:formula="of:=[.B13]+1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22" table:formula="of:=[.N13]+1" office:value-type="float" office:value="9" calcext:value-type="float">
            <text:p>9</text:p>
          </table:table-cell>
          <table:table-cell table:style-name="ce26" table:formula="of:=([.$C$14]*[.C18])+([.$D$14]*[.C19])+([.$E$14]*[.C20])+([.$F$14]*[.C21])+([.$G$14]*[.C22])+([.$H$14]*[.C23])+([.$I$14]*[.C24])+([.$J$14]*[.C25])+([.$K$14]*[.C26])+([.$L$14]*[.C27])" office:value-type="float" office:value="55" calcext:value-type="float">
            <text:p>55</text:p>
          </table:table-cell>
          <table:table-cell table:style-name="ce26" table:formula="of:=([.$C$14]*[.D18])+([.$D$14]*[.D19])+([.$E$14]*[.D20])+([.$F$14]*[.D21])+([.$G$14]*[.D22])+([.$H$14]*[.D23])+([.$I$14]*[.D24])+([.$J$14]*[.D25])+([.$K$14]*[.D26])+([.$L$14]*[.D27])" office:value-type="float" office:value="110" calcext:value-type="float">
            <text:p>110</text:p>
          </table:table-cell>
          <table:table-cell table:style-name="ce26" table:formula="of:=([.$C$14]*[.E18])+([.$D$14]*[.E19])+([.$E$14]*[.E20])+([.$F$14]*[.E21])+([.$G$14]*[.E22])+([.$H$14]*[.E23])+([.$I$14]*[.E24])+([.$J$14]*[.E25])+([.$K$14]*[.E26])+([.$L$14]*[.E27])" office:value-type="float" office:value="165" calcext:value-type="float">
            <text:p>165</text:p>
          </table:table-cell>
          <table:table-cell table:style-name="ce26" table:formula="of:=([.$C$14]*[.F18])+([.$D$14]*[.F19])+([.$E$14]*[.F20])+([.$F$14]*[.F21])+([.$G$14]*[.F22])+([.$H$14]*[.F23])+([.$I$14]*[.F24])+([.$J$14]*[.F25])+([.$K$14]*[.F26])+([.$L$14]*[.F27])" office:value-type="float" office:value="220" calcext:value-type="float">
            <text:p>220</text:p>
          </table:table-cell>
          <table:table-cell table:style-name="ce26" table:formula="of:=([.$C$14]*[.G18])+([.$D$14]*[.G19])+([.$E$14]*[.G20])+([.$F$14]*[.G21])+([.$G$14]*[.G22])+([.$H$14]*[.G23])+([.$I$14]*[.G24])+([.$J$14]*[.G25])+([.$K$14]*[.G26])+([.$L$14]*[.G27])" office:value-type="float" office:value="275" calcext:value-type="float">
            <text:p>275</text:p>
          </table:table-cell>
          <table:table-cell table:style-name="ce26" table:formula="of:=([.$C$14]*[.H18])+([.$D$14]*[.H19])+([.$E$14]*[.H20])+([.$F$14]*[.H21])+([.$G$14]*[.H22])+([.$H$14]*[.H23])+([.$I$14]*[.H24])+([.$J$14]*[.H25])+([.$K$14]*[.H26])+([.$L$14]*[.H27])" office:value-type="float" office:value="330" calcext:value-type="float">
            <text:p>330</text:p>
          </table:table-cell>
          <table:table-cell table:style-name="ce26" table:formula="of:=([.$C$14]*[.I18])+([.$D$14]*[.I19])+([.$E$14]*[.I20])+([.$F$14]*[.I21])+([.$G$14]*[.I22])+([.$H$14]*[.I23])+([.$I$14]*[.I24])+([.$J$14]*[.I25])+([.$K$14]*[.I26])+([.$L$14]*[.I27])" office:value-type="float" office:value="385" calcext:value-type="float">
            <text:p>385</text:p>
          </table:table-cell>
          <table:table-cell table:style-name="ce26" table:formula="of:=([.$C$14]*[.J18])+([.$D$14]*[.J19])+([.$E$14]*[.J20])+([.$F$14]*[.J21])+([.$G$14]*[.J22])+([.$H$14]*[.J23])+([.$I$14]*[.J24])+([.$J$14]*[.J25])+([.$K$14]*[.J26])+([.$L$14]*[.J27])" office:value-type="float" office:value="440" calcext:value-type="float">
            <text:p>440</text:p>
          </table:table-cell>
          <table:table-cell table:style-name="ce26" table:formula="of:=([.$C$14]*[.K18])+([.$D$14]*[.K19])+([.$E$14]*[.K20])+([.$F$14]*[.K21])+([.$G$14]*[.K22])+([.$H$14]*[.K23])+([.$I$14]*[.K24])+([.$J$14]*[.K25])+([.$K$14]*[.K26])+([.$L$14]*[.K27])" office:value-type="float" office:value="495" calcext:value-type="float">
            <text:p>495</text:p>
          </table:table-cell>
          <table:table-cell table:style-name="ce39" table:formula="of:=([.$C$14]*[.L18])+([.$D$14]*[.L19])+([.$E$14]*[.L20])+([.$F$14]*[.L21])+([.$G$14]*[.L22])+([.$H$14]*[.L23])+([.$I$14]*[.L24])+([.$J$14]*[.L25])+([.$K$14]*[.L26])+([.$L$14]*[.L27])" office:value-type="float" office:value="550" calcext:value-type="float">
            <text:p>550</text:p>
          </table:table-cell>
          <table:table-cell table:style-name="ce5"/>
          <table:table-cell table:style-name="ce22" table:formula="of:=[.Z13]+1" office:value-type="float" office:value="9" calcext:value-type="float">
            <text:p>9</text:p>
          </table:table-cell>
          <table:table-cell table:style-name="ce45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95" calcext:value-type="float">
            <text:p>495</text:p>
          </table:table-cell>
          <table:table-cell table:style-name="ce39" office:value-type="float" office:value="550" calcext:value-type="float">
            <text:p>550</text:p>
          </table:table-cell>
          <table:table-cell table:style-name="ce16"/>
          <table:table-cell table:style-name="ce22" table:formula="of:=[.AL13]+1" office:value-type="float" office:value="9" calcext:value-type="float">
            <text:p>9</text:p>
          </table:table-cell>
          <table:table-cell table:style-name="ce45" office:value-type="float" office:value="55" calcext:value-type="float">
            <text:p>55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95" calcext:value-type="float">
            <text:p>495</text:p>
          </table:table-cell>
          <table:table-cell table:style-name="ce39" office:value-type="float" office:value="550" calcext:value-type="float">
            <text:p>550</text:p>
          </table:table-cell>
          <table:table-cell table:style-name="ce40" table:number-columns-repeated="18"/>
          <table:table-cell table:number-columns-repeated="958"/>
        </table:table-row>
        <table:table-row table:style-name="ro2">
          <table:table-cell/>
          <table:table-cell table:style-name="ce5" table:number-columns-repeated="13"/>
          <table:table-cell table:style-name="ce16" table:number-columns-repeated="11"/>
          <table:table-cell table:style-name="ce5"/>
          <table:table-cell table:style-name="ce46" table:number-columns-repeated="10"/>
          <table:table-cell table:style-name="ce5" table:number-columns-repeated="2"/>
          <table:table-cell table:style-name="ce46" table:number-columns-repeated="10"/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Source matrix initialized to value of row for each column</text:p>
          </table:table-cell>
          <table:table-cell table:style-name="ce7" table:number-columns-repeated="9"/>
          <table:table-cell table:style-name="ce12"/>
          <table:table-cell table:style-name="ce5"/>
          <table:table-cell table:style-name="Default"/>
          <table:table-cell table:style-name="ce27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5"/>
          <table:table-cell table:style-name="ce41" office:value-type="string" calcext:value-type="string">
            <text:p>Program – difference from dot.product</text:p>
          </table:table-cell>
          <table:table-cell table:style-name="ce47" table:number-columns-repeated="9"/>
          <table:table-cell table:style-name="ce51"/>
          <table:table-cell table:style-name="ce5"/>
          <table:table-cell table:style-name="ce64" office:value-type="string" calcext:value-type="string">
            <text:p>Program – difference from dot-product</text:p>
          </table:table-cell>
          <table:table-cell table:style-name="ce65" table:number-columns-repeated="9"/>
          <table:table-cell table:style-name="ce67"/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7]+1" office:value-type="float" office:value="1" calcext:value-type="float">
            <text:p>1</text:p>
          </table:table-cell>
          <table:table-cell table:style-name="ce8" table:formula="of:=[.D17]+1" office:value-type="float" office:value="2" calcext:value-type="float">
            <text:p>2</text:p>
          </table:table-cell>
          <table:table-cell table:style-name="ce8" table:formula="of:=[.E17]+1" office:value-type="float" office:value="3" calcext:value-type="float">
            <text:p>3</text:p>
          </table:table-cell>
          <table:table-cell table:style-name="ce8" table:formula="of:=[.F17]+1" office:value-type="float" office:value="4" calcext:value-type="float">
            <text:p>4</text:p>
          </table:table-cell>
          <table:table-cell table:style-name="ce8" table:formula="of:=[.G17]+1" office:value-type="float" office:value="5" calcext:value-type="float">
            <text:p>5</text:p>
          </table:table-cell>
          <table:table-cell table:style-name="ce8" table:formula="of:=[.H17]+1" office:value-type="float" office:value="6" calcext:value-type="float">
            <text:p>6</text:p>
          </table:table-cell>
          <table:table-cell table:style-name="ce8" table:formula="of:=[.I17]+1" office:value-type="float" office:value="7" calcext:value-type="float">
            <text:p>7</text:p>
          </table:table-cell>
          <table:table-cell table:style-name="ce8" table:formula="of:=[.J17]+1" office:value-type="float" office:value="8" calcext:value-type="float">
            <text:p>8</text:p>
          </table:table-cell>
          <table:table-cell table:style-name="ce13" table:formula="of:=[.K17]+1" office:value-type="float" office:value="9" calcext:value-type="float">
            <text:p>9</text:p>
          </table:table-cell>
          <table:table-cell table:style-name="ce5"/>
          <table:table-cell table:style-name="Default"/>
          <table:table-cell table:style-name="ce28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61" office:value-type="string" calcext:value-type="string" table:number-columns-spanned="2" table:number-rows-spanned="1">
            <text:p>CBLAS</text:p>
          </table:table-cell>
          <table:covered-table-cell table:style-name="ce63"/>
          <table:table-cell table:style-name="Default"/>
          <table:table-cell table:number-columns-repeated="2"/>
          <table:table-cell table:style-name="Default" table:number-columns-repeated="2"/>
          <table:table-cell table:style-name="ce5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A17]+1" office:value-type="float" office:value="1" calcext:value-type="float">
            <text:p>1</text:p>
          </table:table-cell>
          <table:table-cell table:style-name="ce31" table:formula="of:=[.AB17]+1" office:value-type="float" office:value="2" calcext:value-type="float">
            <text:p>2</text:p>
          </table:table-cell>
          <table:table-cell table:style-name="ce31" table:formula="of:=[.AC17]+1" office:value-type="float" office:value="3" calcext:value-type="float">
            <text:p>3</text:p>
          </table:table-cell>
          <table:table-cell table:style-name="ce31" table:formula="of:=[.AD17]+1" office:value-type="float" office:value="4" calcext:value-type="float">
            <text:p>4</text:p>
          </table:table-cell>
          <table:table-cell table:style-name="ce31" table:formula="of:=[.AE17]+1" office:value-type="float" office:value="5" calcext:value-type="float">
            <text:p>5</text:p>
          </table:table-cell>
          <table:table-cell table:style-name="ce31" table:formula="of:=[.AF17]+1" office:value-type="float" office:value="6" calcext:value-type="float">
            <text:p>6</text:p>
          </table:table-cell>
          <table:table-cell table:style-name="ce31" table:formula="of:=[.AG17]+1" office:value-type="float" office:value="7" calcext:value-type="float">
            <text:p>7</text:p>
          </table:table-cell>
          <table:table-cell table:style-name="ce31" table:formula="of:=[.AH17]+1" office:value-type="float" office:value="8" calcext:value-type="float">
            <text:p>8</text:p>
          </table:table-cell>
          <table:table-cell table:style-name="ce37" table:formula="of:=[.AI17]+1" office:value-type="float" office:value="9" calcext:value-type="float">
            <text:p>9</text:p>
          </table:table-cell>
          <table:table-cell table:style-name="ce16"/>
          <table:table-cell table:style-name="ce19" office:value-type="string" calcext:value-type="string">
            <text:p>C<text:span text:style-name="T1">ijk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[.AM17]+1" office:value-type="float" office:value="1" calcext:value-type="float">
            <text:p>1</text:p>
          </table:table-cell>
          <table:table-cell table:style-name="ce31" table:formula="of:=[.AN17]+1" office:value-type="float" office:value="2" calcext:value-type="float">
            <text:p>2</text:p>
          </table:table-cell>
          <table:table-cell table:style-name="ce31" table:formula="of:=[.AO17]+1" office:value-type="float" office:value="3" calcext:value-type="float">
            <text:p>3</text:p>
          </table:table-cell>
          <table:table-cell table:style-name="ce31" table:formula="of:=[.AP17]+1" office:value-type="float" office:value="4" calcext:value-type="float">
            <text:p>4</text:p>
          </table:table-cell>
          <table:table-cell table:style-name="ce31" table:formula="of:=[.AQ17]+1" office:value-type="float" office:value="5" calcext:value-type="float">
            <text:p>5</text:p>
          </table:table-cell>
          <table:table-cell table:style-name="ce31" table:formula="of:=[.AR17]+1" office:value-type="float" office:value="6" calcext:value-type="float">
            <text:p>6</text:p>
          </table:table-cell>
          <table:table-cell table:style-name="ce31" table:formula="of:=[.AS17]+1" office:value-type="float" office:value="7" calcext:value-type="float">
            <text:p>7</text:p>
          </table:table-cell>
          <table:table-cell table:style-name="ce31" table:formula="of:=[.AT17]+1" office:value-type="float" office:value="8" calcext:value-type="float">
            <text:p>8</text:p>
          </table:table-cell>
          <table:table-cell table:style-name="ce37" table:formula="of:=[.AU17]+1" office:value-type="float" office:value="9" calcext:value-type="float">
            <text:p>9</text:p>
          </table:table-cell>
          <table:table-cell table:style-name="ce40" table:number-columns-repeated="18"/>
          <table:table-cell table:number-columns-repeated="958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16"/>
          <table:table-cell table:style-name="Default"/>
          <table:table-cell table:style-name="ce29" table:formula="of:=SUM([.AA5:.AJ5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5:.AV5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5" table:formula="of:=[.AA5]-[.O5]" office:value-type="float" office:value="0" calcext:value-type="float">
            <text:p>0</text:p>
          </table:table-cell>
          <table:table-cell table:style-name="ce25" table:formula="of:=[.AB5]-[.P5]" office:value-type="float" office:value="0" calcext:value-type="float">
            <text:p>0</text:p>
          </table:table-cell>
          <table:table-cell table:style-name="ce25" table:formula="of:=[.AC5]-[.Q5]" office:value-type="float" office:value="0" calcext:value-type="float">
            <text:p>0</text:p>
          </table:table-cell>
          <table:table-cell table:style-name="ce25" table:formula="of:=[.AD5]-[.R5]" office:value-type="float" office:value="0" calcext:value-type="float">
            <text:p>0</text:p>
          </table:table-cell>
          <table:table-cell table:style-name="ce25" table:formula="of:=[.AE5]-[.S5]" office:value-type="float" office:value="0" calcext:value-type="float">
            <text:p>0</text:p>
          </table:table-cell>
          <table:table-cell table:style-name="ce25" table:formula="of:=[.AF5]-[.T5]" office:value-type="float" office:value="0" calcext:value-type="float">
            <text:p>0</text:p>
          </table:table-cell>
          <table:table-cell table:style-name="ce25" table:formula="of:=[.AG5]-[.U5]" office:value-type="float" office:value="0" calcext:value-type="float">
            <text:p>0</text:p>
          </table:table-cell>
          <table:table-cell table:style-name="ce25" table:formula="of:=[.AH5]-[.V5]" office:value-type="float" office:value="0" calcext:value-type="float">
            <text:p>0</text:p>
          </table:table-cell>
          <table:table-cell table:style-name="ce25" table:formula="of:=[.AI5]-[.W5]" office:value-type="float" office:value="0" calcext:value-type="float">
            <text:p>0</text:p>
          </table:table-cell>
          <table:table-cell table:style-name="ce38" table:formula="of:=[.AJ5]-[.X5]" office:value-type="float" office:value="0" calcext:value-type="float">
            <text:p>0</text:p>
          </table:table-cell>
          <table:table-cell table:style-name="ce5"/>
          <table:table-cell table:style-name="ce20" office:value-type="float" office:value="0" calcext:value-type="float">
            <text:p>0</text:p>
          </table:table-cell>
          <table:table-cell table:style-name="ce25" table:formula="of:=[.AM5]-[.O5]" office:value-type="float" office:value="0" calcext:value-type="float">
            <text:p>0</text:p>
          </table:table-cell>
          <table:table-cell table:style-name="ce25" table:formula="of:=[.AN5]-[.P5]" office:value-type="float" office:value="0" calcext:value-type="float">
            <text:p>0</text:p>
          </table:table-cell>
          <table:table-cell table:style-name="ce25" table:formula="of:=[.AO5]-[.Q5]" office:value-type="float" office:value="0" calcext:value-type="float">
            <text:p>0</text:p>
          </table:table-cell>
          <table:table-cell table:style-name="ce25" table:formula="of:=[.AP5]-[.R5]" office:value-type="float" office:value="0" calcext:value-type="float">
            <text:p>0</text:p>
          </table:table-cell>
          <table:table-cell table:style-name="ce25" table:formula="of:=[.AQ5]-[.S5]" office:value-type="float" office:value="0" calcext:value-type="float">
            <text:p>0</text:p>
          </table:table-cell>
          <table:table-cell table:style-name="ce25" table:formula="of:=[.AR5]-[.T5]" office:value-type="float" office:value="0" calcext:value-type="float">
            <text:p>0</text:p>
          </table:table-cell>
          <table:table-cell table:style-name="ce25" table:formula="of:=[.AS5]-[.U5]" office:value-type="float" office:value="0" calcext:value-type="float">
            <text:p>0</text:p>
          </table:table-cell>
          <table:table-cell table:style-name="ce25" table:formula="of:=[.AT5]-[.V5]" office:value-type="float" office:value="0" calcext:value-type="float">
            <text:p>0</text:p>
          </table:table-cell>
          <table:table-cell table:style-name="ce25" table:formula="of:=[.AU5]-[.W5]" office:value-type="float" office:value="0" calcext:value-type="float">
            <text:p>0</text:p>
          </table:table-cell>
          <table:table-cell table:style-name="ce38" table:formula="of:=[.AV5]-[.X5]" office:value-type="float" office:value="0" calcext:value-type="float">
            <text:p>0</text:p>
          </table:table-cell>
          <table:table-cell/>
          <table:table-cell table:style-name="ce40" table:number-columns-repeated="964"/>
          <table:table-cell table:number-columns-repeated="11"/>
        </table:table-row>
        <table:table-row table:style-name="ro2">
          <table:table-cell/>
          <table:table-cell table:style-name="ce3" table:formula="of:=[.B18]+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6:.AJ6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6:.AV6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8]+1" office:value-type="float" office:value="1" calcext:value-type="float">
            <text:p>1</text:p>
          </table:table-cell>
          <table:table-cell table:style-name="ce25" table:formula="of:=[.AA6]-[.O6]" office:value-type="float" office:value="0" calcext:value-type="float">
            <text:p>0</text:p>
          </table:table-cell>
          <table:table-cell table:style-name="ce25" table:formula="of:=[.AB6]-[.P6]" office:value-type="float" office:value="0" calcext:value-type="float">
            <text:p>0</text:p>
          </table:table-cell>
          <table:table-cell table:style-name="ce25" table:formula="of:=[.AC6]-[.Q6]" office:value-type="float" office:value="0" calcext:value-type="float">
            <text:p>0</text:p>
          </table:table-cell>
          <table:table-cell table:style-name="ce25" table:formula="of:=[.AD6]-[.R6]" office:value-type="float" office:value="0" calcext:value-type="float">
            <text:p>0</text:p>
          </table:table-cell>
          <table:table-cell table:style-name="ce25" table:formula="of:=[.AE6]-[.S6]" office:value-type="float" office:value="0" calcext:value-type="float">
            <text:p>0</text:p>
          </table:table-cell>
          <table:table-cell table:style-name="ce25" table:formula="of:=[.AF6]-[.T6]" office:value-type="float" office:value="0" calcext:value-type="float">
            <text:p>0</text:p>
          </table:table-cell>
          <table:table-cell table:style-name="ce25" table:formula="of:=[.AG6]-[.U6]" office:value-type="float" office:value="0" calcext:value-type="float">
            <text:p>0</text:p>
          </table:table-cell>
          <table:table-cell table:style-name="ce25" table:formula="of:=[.AH6]-[.V6]" office:value-type="float" office:value="0" calcext:value-type="float">
            <text:p>0</text:p>
          </table:table-cell>
          <table:table-cell table:style-name="ce25" table:formula="of:=[.AI6]-[.W6]" office:value-type="float" office:value="0" calcext:value-type="float">
            <text:p>0</text:p>
          </table:table-cell>
          <table:table-cell table:style-name="ce38" table:formula="of:=[.AJ6]-[.X6]" office:value-type="float" office:value="0" calcext:value-type="float">
            <text:p>0</text:p>
          </table:table-cell>
          <table:table-cell table:style-name="ce5"/>
          <table:table-cell table:style-name="ce21" table:formula="of:=[.AL18]+1" office:value-type="float" office:value="1" calcext:value-type="float">
            <text:p>1</text:p>
          </table:table-cell>
          <table:table-cell table:style-name="ce25" table:formula="of:=[.AM6]-[.O6]" office:value-type="float" office:value="0" calcext:value-type="float">
            <text:p>0</text:p>
          </table:table-cell>
          <table:table-cell table:style-name="ce25" table:formula="of:=[.AN6]-[.P6]" office:value-type="float" office:value="0" calcext:value-type="float">
            <text:p>0</text:p>
          </table:table-cell>
          <table:table-cell table:style-name="ce25" table:formula="of:=[.AO6]-[.Q6]" office:value-type="float" office:value="0" calcext:value-type="float">
            <text:p>0</text:p>
          </table:table-cell>
          <table:table-cell table:style-name="ce25" table:formula="of:=[.AP6]-[.R6]" office:value-type="float" office:value="0" calcext:value-type="float">
            <text:p>0</text:p>
          </table:table-cell>
          <table:table-cell table:style-name="ce25" table:formula="of:=[.AQ6]-[.S6]" office:value-type="float" office:value="0" calcext:value-type="float">
            <text:p>0</text:p>
          </table:table-cell>
          <table:table-cell table:style-name="ce25" table:formula="of:=[.AR6]-[.T6]" office:value-type="float" office:value="0" calcext:value-type="float">
            <text:p>0</text:p>
          </table:table-cell>
          <table:table-cell table:style-name="ce25" table:formula="of:=[.AS6]-[.U6]" office:value-type="float" office:value="0" calcext:value-type="float">
            <text:p>0</text:p>
          </table:table-cell>
          <table:table-cell table:style-name="ce25" table:formula="of:=[.AT6]-[.V6]" office:value-type="float" office:value="0" calcext:value-type="float">
            <text:p>0</text:p>
          </table:table-cell>
          <table:table-cell table:style-name="ce25" table:formula="of:=[.AU6]-[.W6]" office:value-type="float" office:value="0" calcext:value-type="float">
            <text:p>0</text:p>
          </table:table-cell>
          <table:table-cell table:style-name="ce38" table:formula="of:=[.AV6]-[.X6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19]+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7:.AJ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7:.AV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19]+1" office:value-type="float" office:value="2" calcext:value-type="float">
            <text:p>2</text:p>
          </table:table-cell>
          <table:table-cell table:style-name="ce25" table:formula="of:=[.AA7]-[.O7]" office:value-type="float" office:value="0" calcext:value-type="float">
            <text:p>0</text:p>
          </table:table-cell>
          <table:table-cell table:style-name="ce25" table:formula="of:=[.AB7]-[.P7]" office:value-type="float" office:value="0" calcext:value-type="float">
            <text:p>0</text:p>
          </table:table-cell>
          <table:table-cell table:style-name="ce25" table:formula="of:=[.AC7]-[.Q7]" office:value-type="float" office:value="0" calcext:value-type="float">
            <text:p>0</text:p>
          </table:table-cell>
          <table:table-cell table:style-name="ce25" table:formula="of:=[.AD7]-[.R7]" office:value-type="float" office:value="0" calcext:value-type="float">
            <text:p>0</text:p>
          </table:table-cell>
          <table:table-cell table:style-name="ce25" table:formula="of:=[.AE7]-[.S7]" office:value-type="float" office:value="0" calcext:value-type="float">
            <text:p>0</text:p>
          </table:table-cell>
          <table:table-cell table:style-name="ce25" table:formula="of:=[.AF7]-[.T7]" office:value-type="float" office:value="0" calcext:value-type="float">
            <text:p>0</text:p>
          </table:table-cell>
          <table:table-cell table:style-name="ce25" table:formula="of:=[.AG7]-[.U7]" office:value-type="float" office:value="0" calcext:value-type="float">
            <text:p>0</text:p>
          </table:table-cell>
          <table:table-cell table:style-name="ce25" table:formula="of:=[.AH7]-[.V7]" office:value-type="float" office:value="0" calcext:value-type="float">
            <text:p>0</text:p>
          </table:table-cell>
          <table:table-cell table:style-name="ce25" table:formula="of:=[.AI7]-[.W7]" office:value-type="float" office:value="0" calcext:value-type="float">
            <text:p>0</text:p>
          </table:table-cell>
          <table:table-cell table:style-name="ce38" table:formula="of:=[.AJ7]-[.X7]" office:value-type="float" office:value="0" calcext:value-type="float">
            <text:p>0</text:p>
          </table:table-cell>
          <table:table-cell table:style-name="ce5"/>
          <table:table-cell table:style-name="ce21" table:formula="of:=[.AL19]+1" office:value-type="float" office:value="2" calcext:value-type="float">
            <text:p>2</text:p>
          </table:table-cell>
          <table:table-cell table:style-name="ce25" table:formula="of:=[.AM7]-[.O7]" office:value-type="float" office:value="0" calcext:value-type="float">
            <text:p>0</text:p>
          </table:table-cell>
          <table:table-cell table:style-name="ce25" table:formula="of:=[.AN7]-[.P7]" office:value-type="float" office:value="0" calcext:value-type="float">
            <text:p>0</text:p>
          </table:table-cell>
          <table:table-cell table:style-name="ce25" table:formula="of:=[.AO7]-[.Q7]" office:value-type="float" office:value="0" calcext:value-type="float">
            <text:p>0</text:p>
          </table:table-cell>
          <table:table-cell table:style-name="ce25" table:formula="of:=[.AP7]-[.R7]" office:value-type="float" office:value="0" calcext:value-type="float">
            <text:p>0</text:p>
          </table:table-cell>
          <table:table-cell table:style-name="ce25" table:formula="of:=[.AQ7]-[.S7]" office:value-type="float" office:value="0" calcext:value-type="float">
            <text:p>0</text:p>
          </table:table-cell>
          <table:table-cell table:style-name="ce25" table:formula="of:=[.AR7]-[.T7]" office:value-type="float" office:value="0" calcext:value-type="float">
            <text:p>0</text:p>
          </table:table-cell>
          <table:table-cell table:style-name="ce25" table:formula="of:=[.AS7]-[.U7]" office:value-type="float" office:value="0" calcext:value-type="float">
            <text:p>0</text:p>
          </table:table-cell>
          <table:table-cell table:style-name="ce25" table:formula="of:=[.AT7]-[.V7]" office:value-type="float" office:value="0" calcext:value-type="float">
            <text:p>0</text:p>
          </table:table-cell>
          <table:table-cell table:style-name="ce25" table:formula="of:=[.AU7]-[.W7]" office:value-type="float" office:value="0" calcext:value-type="float">
            <text:p>0</text:p>
          </table:table-cell>
          <table:table-cell table:style-name="ce38" table:formula="of:=[.AV7]-[.X7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0]+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8:.AJ8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8:.AV8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0]+1" office:value-type="float" office:value="3" calcext:value-type="float">
            <text:p>3</text:p>
          </table:table-cell>
          <table:table-cell table:style-name="ce25" table:formula="of:=[.AA8]-[.O8]" office:value-type="float" office:value="0" calcext:value-type="float">
            <text:p>0</text:p>
          </table:table-cell>
          <table:table-cell table:style-name="ce25" table:formula="of:=[.AB8]-[.P8]" office:value-type="float" office:value="0" calcext:value-type="float">
            <text:p>0</text:p>
          </table:table-cell>
          <table:table-cell table:style-name="ce25" table:formula="of:=[.AC8]-[.Q8]" office:value-type="float" office:value="0" calcext:value-type="float">
            <text:p>0</text:p>
          </table:table-cell>
          <table:table-cell table:style-name="ce25" table:formula="of:=[.AD8]-[.R8]" office:value-type="float" office:value="0" calcext:value-type="float">
            <text:p>0</text:p>
          </table:table-cell>
          <table:table-cell table:style-name="ce25" table:formula="of:=[.AE8]-[.S8]" office:value-type="float" office:value="0" calcext:value-type="float">
            <text:p>0</text:p>
          </table:table-cell>
          <table:table-cell table:style-name="ce25" table:formula="of:=[.AF8]-[.T8]" office:value-type="float" office:value="0" calcext:value-type="float">
            <text:p>0</text:p>
          </table:table-cell>
          <table:table-cell table:style-name="ce25" table:formula="of:=[.AG8]-[.U8]" office:value-type="float" office:value="0" calcext:value-type="float">
            <text:p>0</text:p>
          </table:table-cell>
          <table:table-cell table:style-name="ce25" table:formula="of:=[.AH8]-[.V8]" office:value-type="float" office:value="0" calcext:value-type="float">
            <text:p>0</text:p>
          </table:table-cell>
          <table:table-cell table:style-name="ce25" table:formula="of:=[.AI8]-[.W8]" office:value-type="float" office:value="0" calcext:value-type="float">
            <text:p>0</text:p>
          </table:table-cell>
          <table:table-cell table:style-name="ce38" table:formula="of:=[.AJ8]-[.X8]" office:value-type="float" office:value="0" calcext:value-type="float">
            <text:p>0</text:p>
          </table:table-cell>
          <table:table-cell table:style-name="ce5"/>
          <table:table-cell table:style-name="ce21" table:formula="of:=[.AL20]+1" office:value-type="float" office:value="3" calcext:value-type="float">
            <text:p>3</text:p>
          </table:table-cell>
          <table:table-cell table:style-name="ce25" table:formula="of:=[.AM8]-[.O8]" office:value-type="float" office:value="0" calcext:value-type="float">
            <text:p>0</text:p>
          </table:table-cell>
          <table:table-cell table:style-name="ce25" table:formula="of:=[.AN8]-[.P8]" office:value-type="float" office:value="0" calcext:value-type="float">
            <text:p>0</text:p>
          </table:table-cell>
          <table:table-cell table:style-name="ce25" table:formula="of:=[.AO8]-[.Q8]" office:value-type="float" office:value="0" calcext:value-type="float">
            <text:p>0</text:p>
          </table:table-cell>
          <table:table-cell table:style-name="ce25" table:formula="of:=[.AP8]-[.R8]" office:value-type="float" office:value="0" calcext:value-type="float">
            <text:p>0</text:p>
          </table:table-cell>
          <table:table-cell table:style-name="ce25" table:formula="of:=[.AQ8]-[.S8]" office:value-type="float" office:value="0" calcext:value-type="float">
            <text:p>0</text:p>
          </table:table-cell>
          <table:table-cell table:style-name="ce25" table:formula="of:=[.AR8]-[.T8]" office:value-type="float" office:value="0" calcext:value-type="float">
            <text:p>0</text:p>
          </table:table-cell>
          <table:table-cell table:style-name="ce25" table:formula="of:=[.AS8]-[.U8]" office:value-type="float" office:value="0" calcext:value-type="float">
            <text:p>0</text:p>
          </table:table-cell>
          <table:table-cell table:style-name="ce25" table:formula="of:=[.AT8]-[.V8]" office:value-type="float" office:value="0" calcext:value-type="float">
            <text:p>0</text:p>
          </table:table-cell>
          <table:table-cell table:style-name="ce25" table:formula="of:=[.AU8]-[.W8]" office:value-type="float" office:value="0" calcext:value-type="float">
            <text:p>0</text:p>
          </table:table-cell>
          <table:table-cell table:style-name="ce38" table:formula="of:=[.AV8]-[.X8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1]+1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9:.AJ9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9:.AV9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1]+1" office:value-type="float" office:value="4" calcext:value-type="float">
            <text:p>4</text:p>
          </table:table-cell>
          <table:table-cell table:style-name="ce25" table:formula="of:=[.AA9]-[.O9]" office:value-type="float" office:value="0" calcext:value-type="float">
            <text:p>0</text:p>
          </table:table-cell>
          <table:table-cell table:style-name="ce25" table:formula="of:=[.AB9]-[.P9]" office:value-type="float" office:value="0" calcext:value-type="float">
            <text:p>0</text:p>
          </table:table-cell>
          <table:table-cell table:style-name="ce25" table:formula="of:=[.AC9]-[.Q9]" office:value-type="float" office:value="0" calcext:value-type="float">
            <text:p>0</text:p>
          </table:table-cell>
          <table:table-cell table:style-name="ce25" table:formula="of:=[.AD9]-[.R9]" office:value-type="float" office:value="0" calcext:value-type="float">
            <text:p>0</text:p>
          </table:table-cell>
          <table:table-cell table:style-name="ce25" table:formula="of:=[.AE9]-[.S9]" office:value-type="float" office:value="0" calcext:value-type="float">
            <text:p>0</text:p>
          </table:table-cell>
          <table:table-cell table:style-name="ce25" table:formula="of:=[.AF9]-[.T9]" office:value-type="float" office:value="0" calcext:value-type="float">
            <text:p>0</text:p>
          </table:table-cell>
          <table:table-cell table:style-name="ce25" table:formula="of:=[.AG9]-[.U9]" office:value-type="float" office:value="0" calcext:value-type="float">
            <text:p>0</text:p>
          </table:table-cell>
          <table:table-cell table:style-name="ce25" table:formula="of:=[.AH9]-[.V9]" office:value-type="float" office:value="0" calcext:value-type="float">
            <text:p>0</text:p>
          </table:table-cell>
          <table:table-cell table:style-name="ce25" table:formula="of:=[.AI9]-[.W9]" office:value-type="float" office:value="0" calcext:value-type="float">
            <text:p>0</text:p>
          </table:table-cell>
          <table:table-cell table:style-name="ce38" table:formula="of:=[.AJ9]-[.X9]" office:value-type="float" office:value="0" calcext:value-type="float">
            <text:p>0</text:p>
          </table:table-cell>
          <table:table-cell table:style-name="ce5"/>
          <table:table-cell table:style-name="ce21" table:formula="of:=[.AL21]+1" office:value-type="float" office:value="4" calcext:value-type="float">
            <text:p>4</text:p>
          </table:table-cell>
          <table:table-cell table:style-name="ce25" table:formula="of:=[.AM9]-[.O9]" office:value-type="float" office:value="0" calcext:value-type="float">
            <text:p>0</text:p>
          </table:table-cell>
          <table:table-cell table:style-name="ce25" table:formula="of:=[.AN9]-[.P9]" office:value-type="float" office:value="0" calcext:value-type="float">
            <text:p>0</text:p>
          </table:table-cell>
          <table:table-cell table:style-name="ce25" table:formula="of:=[.AO9]-[.Q9]" office:value-type="float" office:value="0" calcext:value-type="float">
            <text:p>0</text:p>
          </table:table-cell>
          <table:table-cell table:style-name="ce25" table:formula="of:=[.AP9]-[.R9]" office:value-type="float" office:value="0" calcext:value-type="float">
            <text:p>0</text:p>
          </table:table-cell>
          <table:table-cell table:style-name="ce25" table:formula="of:=[.AQ9]-[.S9]" office:value-type="float" office:value="0" calcext:value-type="float">
            <text:p>0</text:p>
          </table:table-cell>
          <table:table-cell table:style-name="ce25" table:formula="of:=[.AR9]-[.T9]" office:value-type="float" office:value="0" calcext:value-type="float">
            <text:p>0</text:p>
          </table:table-cell>
          <table:table-cell table:style-name="ce25" table:formula="of:=[.AS9]-[.U9]" office:value-type="float" office:value="0" calcext:value-type="float">
            <text:p>0</text:p>
          </table:table-cell>
          <table:table-cell table:style-name="ce25" table:formula="of:=[.AT9]-[.V9]" office:value-type="float" office:value="0" calcext:value-type="float">
            <text:p>0</text:p>
          </table:table-cell>
          <table:table-cell table:style-name="ce25" table:formula="of:=[.AU9]-[.W9]" office:value-type="float" office:value="0" calcext:value-type="float">
            <text:p>0</text:p>
          </table:table-cell>
          <table:table-cell table:style-name="ce38" table:formula="of:=[.AV9]-[.X9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2]+1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0:.AJ10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0:.AV10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2]+1" office:value-type="float" office:value="5" calcext:value-type="float">
            <text:p>5</text:p>
          </table:table-cell>
          <table:table-cell table:style-name="ce25" table:formula="of:=[.AA10]-[.O10]" office:value-type="float" office:value="0" calcext:value-type="float">
            <text:p>0</text:p>
          </table:table-cell>
          <table:table-cell table:style-name="ce25" table:formula="of:=[.AB10]-[.P10]" office:value-type="float" office:value="0" calcext:value-type="float">
            <text:p>0</text:p>
          </table:table-cell>
          <table:table-cell table:style-name="ce25" table:formula="of:=[.AC10]-[.Q10]" office:value-type="float" office:value="0" calcext:value-type="float">
            <text:p>0</text:p>
          </table:table-cell>
          <table:table-cell table:style-name="ce25" table:formula="of:=[.AD10]-[.R10]" office:value-type="float" office:value="0" calcext:value-type="float">
            <text:p>0</text:p>
          </table:table-cell>
          <table:table-cell table:style-name="ce25" table:formula="of:=[.AE10]-[.S10]" office:value-type="float" office:value="0" calcext:value-type="float">
            <text:p>0</text:p>
          </table:table-cell>
          <table:table-cell table:style-name="ce25" table:formula="of:=[.AF10]-[.T10]" office:value-type="float" office:value="0" calcext:value-type="float">
            <text:p>0</text:p>
          </table:table-cell>
          <table:table-cell table:style-name="ce25" table:formula="of:=[.AG10]-[.U10]" office:value-type="float" office:value="0" calcext:value-type="float">
            <text:p>0</text:p>
          </table:table-cell>
          <table:table-cell table:style-name="ce25" table:formula="of:=[.AH10]-[.V10]" office:value-type="float" office:value="0" calcext:value-type="float">
            <text:p>0</text:p>
          </table:table-cell>
          <table:table-cell table:style-name="ce25" table:formula="of:=[.AI10]-[.W10]" office:value-type="float" office:value="0" calcext:value-type="float">
            <text:p>0</text:p>
          </table:table-cell>
          <table:table-cell table:style-name="ce38" table:formula="of:=[.AJ10]-[.X10]" office:value-type="float" office:value="0" calcext:value-type="float">
            <text:p>0</text:p>
          </table:table-cell>
          <table:table-cell table:style-name="ce5"/>
          <table:table-cell table:style-name="ce21" table:formula="of:=[.AL22]+1" office:value-type="float" office:value="5" calcext:value-type="float">
            <text:p>5</text:p>
          </table:table-cell>
          <table:table-cell table:style-name="ce25" table:formula="of:=[.AM10]-[.O10]" office:value-type="float" office:value="0" calcext:value-type="float">
            <text:p>0</text:p>
          </table:table-cell>
          <table:table-cell table:style-name="ce25" table:formula="of:=[.AN10]-[.P10]" office:value-type="float" office:value="0" calcext:value-type="float">
            <text:p>0</text:p>
          </table:table-cell>
          <table:table-cell table:style-name="ce25" table:formula="of:=[.AO10]-[.Q10]" office:value-type="float" office:value="0" calcext:value-type="float">
            <text:p>0</text:p>
          </table:table-cell>
          <table:table-cell table:style-name="ce25" table:formula="of:=[.AP10]-[.R10]" office:value-type="float" office:value="0" calcext:value-type="float">
            <text:p>0</text:p>
          </table:table-cell>
          <table:table-cell table:style-name="ce25" table:formula="of:=[.AQ10]-[.S10]" office:value-type="float" office:value="0" calcext:value-type="float">
            <text:p>0</text:p>
          </table:table-cell>
          <table:table-cell table:style-name="ce25" table:formula="of:=[.AR10]-[.T10]" office:value-type="float" office:value="0" calcext:value-type="float">
            <text:p>0</text:p>
          </table:table-cell>
          <table:table-cell table:style-name="ce25" table:formula="of:=[.AS10]-[.U10]" office:value-type="float" office:value="0" calcext:value-type="float">
            <text:p>0</text:p>
          </table:table-cell>
          <table:table-cell table:style-name="ce25" table:formula="of:=[.AT10]-[.V10]" office:value-type="float" office:value="0" calcext:value-type="float">
            <text:p>0</text:p>
          </table:table-cell>
          <table:table-cell table:style-name="ce25" table:formula="of:=[.AU10]-[.W10]" office:value-type="float" office:value="0" calcext:value-type="float">
            <text:p>0</text:p>
          </table:table-cell>
          <table:table-cell table:style-name="ce38" table:formula="of:=[.AV10]-[.X10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3]+1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1:.AJ11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1:.AV11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3]+1" office:value-type="float" office:value="6" calcext:value-type="float">
            <text:p>6</text:p>
          </table:table-cell>
          <table:table-cell table:style-name="ce25" table:formula="of:=[.AA11]-[.O11]" office:value-type="float" office:value="0" calcext:value-type="float">
            <text:p>0</text:p>
          </table:table-cell>
          <table:table-cell table:style-name="ce25" table:formula="of:=[.AB11]-[.P11]" office:value-type="float" office:value="0" calcext:value-type="float">
            <text:p>0</text:p>
          </table:table-cell>
          <table:table-cell table:style-name="ce25" table:formula="of:=[.AC11]-[.Q11]" office:value-type="float" office:value="0" calcext:value-type="float">
            <text:p>0</text:p>
          </table:table-cell>
          <table:table-cell table:style-name="ce25" table:formula="of:=[.AD11]-[.R11]" office:value-type="float" office:value="0" calcext:value-type="float">
            <text:p>0</text:p>
          </table:table-cell>
          <table:table-cell table:style-name="ce25" table:formula="of:=[.AE11]-[.S11]" office:value-type="float" office:value="0" calcext:value-type="float">
            <text:p>0</text:p>
          </table:table-cell>
          <table:table-cell table:style-name="ce25" table:formula="of:=[.AF11]-[.T11]" office:value-type="float" office:value="0" calcext:value-type="float">
            <text:p>0</text:p>
          </table:table-cell>
          <table:table-cell table:style-name="ce25" table:formula="of:=[.AG11]-[.U11]" office:value-type="float" office:value="0" calcext:value-type="float">
            <text:p>0</text:p>
          </table:table-cell>
          <table:table-cell table:style-name="ce25" table:formula="of:=[.AH11]-[.V11]" office:value-type="float" office:value="0" calcext:value-type="float">
            <text:p>0</text:p>
          </table:table-cell>
          <table:table-cell table:style-name="ce25" table:formula="of:=[.AI11]-[.W11]" office:value-type="float" office:value="0" calcext:value-type="float">
            <text:p>0</text:p>
          </table:table-cell>
          <table:table-cell table:style-name="ce38" table:formula="of:=[.AJ11]-[.X11]" office:value-type="float" office:value="0" calcext:value-type="float">
            <text:p>0</text:p>
          </table:table-cell>
          <table:table-cell table:style-name="ce5"/>
          <table:table-cell table:style-name="ce21" table:formula="of:=[.AL23]+1" office:value-type="float" office:value="6" calcext:value-type="float">
            <text:p>6</text:p>
          </table:table-cell>
          <table:table-cell table:style-name="ce25" table:formula="of:=[.AM11]-[.O11]" office:value-type="float" office:value="0" calcext:value-type="float">
            <text:p>0</text:p>
          </table:table-cell>
          <table:table-cell table:style-name="ce25" table:formula="of:=[.AN11]-[.P11]" office:value-type="float" office:value="0" calcext:value-type="float">
            <text:p>0</text:p>
          </table:table-cell>
          <table:table-cell table:style-name="ce25" table:formula="of:=[.AO11]-[.Q11]" office:value-type="float" office:value="0" calcext:value-type="float">
            <text:p>0</text:p>
          </table:table-cell>
          <table:table-cell table:style-name="ce25" table:formula="of:=[.AP11]-[.R11]" office:value-type="float" office:value="0" calcext:value-type="float">
            <text:p>0</text:p>
          </table:table-cell>
          <table:table-cell table:style-name="ce25" table:formula="of:=[.AQ11]-[.S11]" office:value-type="float" office:value="0" calcext:value-type="float">
            <text:p>0</text:p>
          </table:table-cell>
          <table:table-cell table:style-name="ce25" table:formula="of:=[.AR11]-[.T11]" office:value-type="float" office:value="0" calcext:value-type="float">
            <text:p>0</text:p>
          </table:table-cell>
          <table:table-cell table:style-name="ce25" table:formula="of:=[.AS11]-[.U11]" office:value-type="float" office:value="0" calcext:value-type="float">
            <text:p>0</text:p>
          </table:table-cell>
          <table:table-cell table:style-name="ce25" table:formula="of:=[.AT11]-[.V11]" office:value-type="float" office:value="0" calcext:value-type="float">
            <text:p>0</text:p>
          </table:table-cell>
          <table:table-cell table:style-name="ce25" table:formula="of:=[.AU11]-[.W11]" office:value-type="float" office:value="0" calcext:value-type="float">
            <text:p>0</text:p>
          </table:table-cell>
          <table:table-cell table:style-name="ce38" table:formula="of:=[.AV11]-[.X11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4]+1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2:.AJ12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2:.AV12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4]+1" office:value-type="float" office:value="7" calcext:value-type="float">
            <text:p>7</text:p>
          </table:table-cell>
          <table:table-cell table:style-name="ce25" table:formula="of:=[.AA12]-[.O12]" office:value-type="float" office:value="0" calcext:value-type="float">
            <text:p>0</text:p>
          </table:table-cell>
          <table:table-cell table:style-name="ce25" table:formula="of:=[.AB12]-[.P12]" office:value-type="float" office:value="0" calcext:value-type="float">
            <text:p>0</text:p>
          </table:table-cell>
          <table:table-cell table:style-name="ce25" table:formula="of:=[.AC12]-[.Q12]" office:value-type="float" office:value="0" calcext:value-type="float">
            <text:p>0</text:p>
          </table:table-cell>
          <table:table-cell table:style-name="ce25" table:formula="of:=[.AD12]-[.R12]" office:value-type="float" office:value="0" calcext:value-type="float">
            <text:p>0</text:p>
          </table:table-cell>
          <table:table-cell table:style-name="ce25" table:formula="of:=[.AE12]-[.S12]" office:value-type="float" office:value="0" calcext:value-type="float">
            <text:p>0</text:p>
          </table:table-cell>
          <table:table-cell table:style-name="ce25" table:formula="of:=[.AF12]-[.T12]" office:value-type="float" office:value="0" calcext:value-type="float">
            <text:p>0</text:p>
          </table:table-cell>
          <table:table-cell table:style-name="ce25" table:formula="of:=[.AG12]-[.U12]" office:value-type="float" office:value="0" calcext:value-type="float">
            <text:p>0</text:p>
          </table:table-cell>
          <table:table-cell table:style-name="ce25" table:formula="of:=[.AH12]-[.V12]" office:value-type="float" office:value="0" calcext:value-type="float">
            <text:p>0</text:p>
          </table:table-cell>
          <table:table-cell table:style-name="ce25" table:formula="of:=[.AI12]-[.W12]" office:value-type="float" office:value="0" calcext:value-type="float">
            <text:p>0</text:p>
          </table:table-cell>
          <table:table-cell table:style-name="ce38" table:formula="of:=[.AJ12]-[.X12]" office:value-type="float" office:value="0" calcext:value-type="float">
            <text:p>0</text:p>
          </table:table-cell>
          <table:table-cell table:style-name="ce5"/>
          <table:table-cell table:style-name="ce21" table:formula="of:=[.AL24]+1" office:value-type="float" office:value="7" calcext:value-type="float">
            <text:p>7</text:p>
          </table:table-cell>
          <table:table-cell table:style-name="ce25" table:formula="of:=[.AM12]-[.O12]" office:value-type="float" office:value="0" calcext:value-type="float">
            <text:p>0</text:p>
          </table:table-cell>
          <table:table-cell table:style-name="ce25" table:formula="of:=[.AN12]-[.P12]" office:value-type="float" office:value="0" calcext:value-type="float">
            <text:p>0</text:p>
          </table:table-cell>
          <table:table-cell table:style-name="ce25" table:formula="of:=[.AO12]-[.Q12]" office:value-type="float" office:value="0" calcext:value-type="float">
            <text:p>0</text:p>
          </table:table-cell>
          <table:table-cell table:style-name="ce25" table:formula="of:=[.AP12]-[.R12]" office:value-type="float" office:value="0" calcext:value-type="float">
            <text:p>0</text:p>
          </table:table-cell>
          <table:table-cell table:style-name="ce25" table:formula="of:=[.AQ12]-[.S12]" office:value-type="float" office:value="0" calcext:value-type="float">
            <text:p>0</text:p>
          </table:table-cell>
          <table:table-cell table:style-name="ce25" table:formula="of:=[.AR12]-[.T12]" office:value-type="float" office:value="0" calcext:value-type="float">
            <text:p>0</text:p>
          </table:table-cell>
          <table:table-cell table:style-name="ce25" table:formula="of:=[.AS12]-[.U12]" office:value-type="float" office:value="0" calcext:value-type="float">
            <text:p>0</text:p>
          </table:table-cell>
          <table:table-cell table:style-name="ce25" table:formula="of:=[.AT12]-[.V12]" office:value-type="float" office:value="0" calcext:value-type="float">
            <text:p>0</text:p>
          </table:table-cell>
          <table:table-cell table:style-name="ce25" table:formula="of:=[.AU12]-[.W12]" office:value-type="float" office:value="0" calcext:value-type="float">
            <text:p>0</text:p>
          </table:table-cell>
          <table:table-cell table:style-name="ce38" table:formula="of:=[.AV12]-[.X12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3" table:formula="of:=[.B25]+1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3:.AJ13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3:.AV13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1" table:formula="of:=[.Z25]+1" office:value-type="float" office:value="8" calcext:value-type="float">
            <text:p>8</text:p>
          </table:table-cell>
          <table:table-cell table:style-name="ce25" table:formula="of:=[.AA13]-[.O13]" office:value-type="float" office:value="0" calcext:value-type="float">
            <text:p>0</text:p>
          </table:table-cell>
          <table:table-cell table:style-name="ce25" table:formula="of:=[.AB13]-[.P13]" office:value-type="float" office:value="0" calcext:value-type="float">
            <text:p>0</text:p>
          </table:table-cell>
          <table:table-cell table:style-name="ce25" table:formula="of:=[.AC13]-[.Q13]" office:value-type="float" office:value="0" calcext:value-type="float">
            <text:p>0</text:p>
          </table:table-cell>
          <table:table-cell table:style-name="ce25" table:formula="of:=[.AD13]-[.R13]" office:value-type="float" office:value="0" calcext:value-type="float">
            <text:p>0</text:p>
          </table:table-cell>
          <table:table-cell table:style-name="ce25" table:formula="of:=[.AE13]-[.S13]" office:value-type="float" office:value="0" calcext:value-type="float">
            <text:p>0</text:p>
          </table:table-cell>
          <table:table-cell table:style-name="ce25" table:formula="of:=[.AF13]-[.T13]" office:value-type="float" office:value="0" calcext:value-type="float">
            <text:p>0</text:p>
          </table:table-cell>
          <table:table-cell table:style-name="ce25" table:formula="of:=[.AG13]-[.U13]" office:value-type="float" office:value="0" calcext:value-type="float">
            <text:p>0</text:p>
          </table:table-cell>
          <table:table-cell table:style-name="ce25" table:formula="of:=[.AH13]-[.V13]" office:value-type="float" office:value="0" calcext:value-type="float">
            <text:p>0</text:p>
          </table:table-cell>
          <table:table-cell table:style-name="ce25" table:formula="of:=[.AI13]-[.W13]" office:value-type="float" office:value="0" calcext:value-type="float">
            <text:p>0</text:p>
          </table:table-cell>
          <table:table-cell table:style-name="ce38" table:formula="of:=[.AJ13]-[.X13]" office:value-type="float" office:value="0" calcext:value-type="float">
            <text:p>0</text:p>
          </table:table-cell>
          <table:table-cell table:style-name="ce5"/>
          <table:table-cell table:style-name="ce21" table:formula="of:=[.AL25]+1" office:value-type="float" office:value="8" calcext:value-type="float">
            <text:p>8</text:p>
          </table:table-cell>
          <table:table-cell table:style-name="ce25" table:formula="of:=[.AM13]-[.O13]" office:value-type="float" office:value="0" calcext:value-type="float">
            <text:p>0</text:p>
          </table:table-cell>
          <table:table-cell table:style-name="ce25" table:formula="of:=[.AN13]-[.P13]" office:value-type="float" office:value="0" calcext:value-type="float">
            <text:p>0</text:p>
          </table:table-cell>
          <table:table-cell table:style-name="ce25" table:formula="of:=[.AO13]-[.Q13]" office:value-type="float" office:value="0" calcext:value-type="float">
            <text:p>0</text:p>
          </table:table-cell>
          <table:table-cell table:style-name="ce25" table:formula="of:=[.AP13]-[.R13]" office:value-type="float" office:value="0" calcext:value-type="float">
            <text:p>0</text:p>
          </table:table-cell>
          <table:table-cell table:style-name="ce25" table:formula="of:=[.AQ13]-[.S13]" office:value-type="float" office:value="0" calcext:value-type="float">
            <text:p>0</text:p>
          </table:table-cell>
          <table:table-cell table:style-name="ce25" table:formula="of:=[.AR13]-[.T13]" office:value-type="float" office:value="0" calcext:value-type="float">
            <text:p>0</text:p>
          </table:table-cell>
          <table:table-cell table:style-name="ce25" table:formula="of:=[.AS13]-[.U13]" office:value-type="float" office:value="0" calcext:value-type="float">
            <text:p>0</text:p>
          </table:table-cell>
          <table:table-cell table:style-name="ce25" table:formula="of:=[.AT13]-[.V13]" office:value-type="float" office:value="0" calcext:value-type="float">
            <text:p>0</text:p>
          </table:table-cell>
          <table:table-cell table:style-name="ce25" table:formula="of:=[.AU13]-[.W13]" office:value-type="float" office:value="0" calcext:value-type="float">
            <text:p>0</text:p>
          </table:table-cell>
          <table:table-cell table:style-name="ce38" table:formula="of:=[.AV13]-[.X13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4" table:formula="of:=[.B26]+1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Default"/>
          <table:table-cell table:style-name="ce29" table:formula="of:=SUM([.AA14:.AJ14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style-name="ce29" table:formula="of:=SUM([.AM14:.AV14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2"/>
          <table:table-cell table:style-name="ce5"/>
          <table:table-cell table:style-name="ce22" table:formula="of:=[.Z26]+1" office:value-type="float" office:value="9" calcext:value-type="float">
            <text:p>9</text:p>
          </table:table-cell>
          <table:table-cell table:style-name="ce26" table:formula="of:=[.AA14]-[.O14]" office:value-type="float" office:value="0" calcext:value-type="float">
            <text:p>0</text:p>
          </table:table-cell>
          <table:table-cell table:style-name="ce26" table:formula="of:=[.AB14]-[.P14]" office:value-type="float" office:value="0" calcext:value-type="float">
            <text:p>0</text:p>
          </table:table-cell>
          <table:table-cell table:style-name="ce26" table:formula="of:=[.AC14]-[.Q14]" office:value-type="float" office:value="0" calcext:value-type="float">
            <text:p>0</text:p>
          </table:table-cell>
          <table:table-cell table:style-name="ce26" table:formula="of:=[.AD14]-[.R14]" office:value-type="float" office:value="0" calcext:value-type="float">
            <text:p>0</text:p>
          </table:table-cell>
          <table:table-cell table:style-name="ce26" table:formula="of:=[.AE14]-[.S14]" office:value-type="float" office:value="0" calcext:value-type="float">
            <text:p>0</text:p>
          </table:table-cell>
          <table:table-cell table:style-name="ce26" table:formula="of:=[.AF14]-[.T14]" office:value-type="float" office:value="0" calcext:value-type="float">
            <text:p>0</text:p>
          </table:table-cell>
          <table:table-cell table:style-name="ce26" table:formula="of:=[.AG14]-[.U14]" office:value-type="float" office:value="0" calcext:value-type="float">
            <text:p>0</text:p>
          </table:table-cell>
          <table:table-cell table:style-name="ce26" table:formula="of:=[.AH14]-[.V14]" office:value-type="float" office:value="0" calcext:value-type="float">
            <text:p>0</text:p>
          </table:table-cell>
          <table:table-cell table:style-name="ce26" table:formula="of:=[.AI14]-[.W14]" office:value-type="float" office:value="0" calcext:value-type="float">
            <text:p>0</text:p>
          </table:table-cell>
          <table:table-cell table:style-name="ce39" table:formula="of:=[.AJ14]-[.X14]" office:value-type="float" office:value="0" calcext:value-type="float">
            <text:p>0</text:p>
          </table:table-cell>
          <table:table-cell table:style-name="ce5"/>
          <table:table-cell table:style-name="ce22" table:formula="of:=[.AL26]+1" office:value-type="float" office:value="9" calcext:value-type="float">
            <text:p>9</text:p>
          </table:table-cell>
          <table:table-cell table:style-name="ce26" table:formula="of:=[.AM14]-[.O14]" office:value-type="float" office:value="0" calcext:value-type="float">
            <text:p>0</text:p>
          </table:table-cell>
          <table:table-cell table:style-name="ce26" table:formula="of:=[.AN14]-[.P14]" office:value-type="float" office:value="0" calcext:value-type="float">
            <text:p>0</text:p>
          </table:table-cell>
          <table:table-cell table:style-name="ce26" table:formula="of:=[.AO14]-[.Q14]" office:value-type="float" office:value="0" calcext:value-type="float">
            <text:p>0</text:p>
          </table:table-cell>
          <table:table-cell table:style-name="ce26" table:formula="of:=[.AP14]-[.R14]" office:value-type="float" office:value="0" calcext:value-type="float">
            <text:p>0</text:p>
          </table:table-cell>
          <table:table-cell table:style-name="ce26" table:formula="of:=[.AQ14]-[.S14]" office:value-type="float" office:value="0" calcext:value-type="float">
            <text:p>0</text:p>
          </table:table-cell>
          <table:table-cell table:style-name="ce26" table:formula="of:=[.AR14]-[.T14]" office:value-type="float" office:value="0" calcext:value-type="float">
            <text:p>0</text:p>
          </table:table-cell>
          <table:table-cell table:style-name="ce26" table:formula="of:=[.AS14]-[.U14]" office:value-type="float" office:value="0" calcext:value-type="float">
            <text:p>0</text:p>
          </table:table-cell>
          <table:table-cell table:style-name="ce26" table:formula="of:=[.AT14]-[.V14]" office:value-type="float" office:value="0" calcext:value-type="float">
            <text:p>0</text:p>
          </table:table-cell>
          <table:table-cell table:style-name="ce26" table:formula="of:=[.AU14]-[.W14]" office:value-type="float" office:value="0" calcext:value-type="float">
            <text:p>0</text:p>
          </table:table-cell>
          <table:table-cell table:style-name="ce39" table:formula="of:=[.AV14]-[.X14]" office:value-type="float" office:value="0" calcext:value-type="float">
            <text:p>0</text:p>
          </table:table-cell>
          <table:table-cell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Default"/>
          <table:table-cell table:style-name="ce5" table:number-columns-repeated="12"/>
          <table:table-cell table:style-name="ce30" table:formula="of:=MAX([.O18:.P27])" office:value-type="float" office:value="3025" calcext:value-type="float" table:number-columns-spanned="2" table:number-rows-spanned="1">
            <text:p>3,025</text:p>
          </table:table-cell>
          <table:covered-table-cell table:style-name="ce30"/>
          <table:table-cell table:style-name="ce32"/>
          <table:table-cell table:style-name="ce62" table:formula="of:=MAX([.R18:.S27])" office:value-type="float" office:value="3025" calcext:value-type="float" table:number-columns-spanned="2" table:number-rows-spanned="1">
            <text:p>3,025</text:p>
          </table:table-cell>
          <table:covered-table-cell table:style-name="ce32"/>
          <table:table-cell table:style-name="ce32"/>
          <table:table-cell table:number-columns-repeated="2"/>
          <table:table-cell table:style-name="Default" table:number-columns-repeated="3"/>
          <table:table-cell table:style-name="ce5"/>
          <table:table-cell table:number-columns-repeated="23"/>
          <table:table-cell table:style-name="ce40" table:number-columns-repeated="17"/>
          <table:table-cell table:number-columns-repeated="947"/>
          <table:table-cell table:style-name="ce17"/>
          <table:table-cell table:number-columns-repeated="10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4"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5"/>
          <table:table-cell table:style-name="ce40" table:number-columns-repeated="17"/>
          <table:table-cell table:number-columns-repeated="958"/>
        </table:table-row>
        <table:table-row table:style-name="ro2">
          <table:table-cell/>
          <table:table-cell table:style-name="ce5" table:number-columns-repeated="11"/>
          <table:table-cell table:style-name="ce1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0" table:number-columns-repeated="989"/>
          <table:table-cell table:number-columns-repeated="11"/>
        </table:table-row>
        <table:table-row table:style-name="ro2">
          <table:table-cell/>
          <table:table-cell table:style-name="ce5" table:number-columns-repeated="1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2">
          <table:table-cell/>
          <table:table-cell table:style-name="ce5" table:number-columns-repeated="11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 table:number-rows-repeated="7">
          <table:table-cell/>
          <table:table-cell table:style-name="ce5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scale-to="6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01cm" fo:margin-left="0cm" fo:margin-right="0cm" fo:margin-top="0.1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5:35:55.648599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6.2$Linux_X86_64 LibreOffice_project/410m0$Build-2</meta:generator>
    <dc:date>2014-07-29T05:41:03.972980742</dc:date>
    <dc:creator>Paula Dwan</dc:creator>
    <meta:editing-duration>PT8H2M36S</meta:editing-duration>
    <meta:editing-cycles>41</meta:editing-cycles>
    <meta:document-statistic meta:table-count="2" meta:cell-count="1762" meta:object-count="0"/>
  </office:meta>
</office:document-meta>
</file>